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officeooo:paragraph-rsid="00305d9e"/>
    </style:style>
    <style:style style:name="P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rsid="0079f50e" officeooo:paragraph-rsid="0079f50e"/>
    </style:style>
    <style:style style:name="P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1pt" fo:letter-spacing="normal" fo:font-style="normal" fo:font-weight="normal" style:font-size-asian="11pt" style:font-size-complex="11pt"/>
    </style:style>
    <style:style style:name="P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Handwriting" fo:font-size="11pt" fo:letter-spacing="normal" fo:language="en" fo:country="US" fo:font-style="normal"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Handwriting" fo:font-size="11pt" fo:letter-spacing="normal" fo:language="en" fo:country="US" fo:font-style="normal"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 style:family="paragraph" style:parent-style-name="Preformatted_20_Text">
      <style:paragraph-properties fo:margin-top="0in" fo:margin-bottom="0in" loext:contextual-spacing="false" fo:text-align="start" style:justify-single-word="false" fo:orphans="2" fo:widows="2" fo:padding="0in" fo:border="none"/>
      <style:text-properties fo:color="#000000" style:font-name="Handwriting" fo:font-weight="bold" officeooo:paragraph-rsid="0079f50e" style:font-weight-asian="bold"/>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style:font-name="Handwriting" fo:font-size="11pt" style:font-size-asian="11pt" style:font-size-complex="11pt"/>
    </style:style>
    <style:style style:name="P9" style:family="paragraph" style:parent-style-name="Standard">
      <style:text-properties fo:color="#000000" style:font-name="Handwriting"/>
    </style:style>
    <style:style style:name="P10" style:family="paragraph" style:parent-style-name="Standard">
      <style:text-properties fo:color="#000000" style:font-name="Handwriting" officeooo:paragraph-rsid="001ff6c5"/>
    </style:style>
    <style:style style:name="P11" style:family="paragraph" style:parent-style-name="Standard">
      <style:text-properties fo:color="#000000" style:font-name="Handwriting" fo:font-size="13pt" fo:font-style="italic" fo:font-weight="normal" officeooo:rsid="00198c9e" officeooo:paragraph-rsid="001ff6c5" style:font-size-asian="13pt" style:font-style-asian="italic" style:font-weight-asian="normal" style:font-style-complex="italic" style:font-weight-complex="normal"/>
    </style:style>
    <style:style style:name="P12" style:family="paragraph" style:parent-style-name="Standard">
      <style:text-properties fo:color="#000000" style:font-name="Handwriting" fo:font-size="13pt" fo:font-weight="bold" style:font-size-asian="13pt" style:font-weight-asian="bold"/>
    </style:style>
    <style:style style:name="P13" style:family="paragraph" style:parent-style-name="Standard">
      <style:text-properties fo:color="#000000" style:font-name="Handwriting" fo:font-size="13pt" fo:font-weight="bold" fo:background-color="#ffff00" style:font-size-asian="13pt" style:font-weight-asian="bold"/>
    </style:style>
    <style:style style:name="P14" style:family="paragraph" style:parent-style-name="Standard">
      <style:text-properties fo:color="#000000" style:font-name="Handwriting" fo:font-weight="bold" style:font-weight-asian="bold"/>
    </style:style>
    <style:style style:name="P15" style:family="paragraph" style:parent-style-name="Standard">
      <style:text-properties fo:color="#000000" style:font-name="Handwriting" fo:font-weight="bold" officeooo:paragraph-rsid="001ff6c5" style:font-weight-asian="bold"/>
    </style:style>
    <style:style style:name="P16" style:family="paragraph" style:parent-style-name="Standard">
      <style:text-properties fo:color="#000000" style:font-name="Handwriting" fo:font-weight="bold" officeooo:paragraph-rsid="00594f17" style:font-weight-asian="bold"/>
    </style:style>
    <style:style style:name="P17" style:family="paragraph" style:parent-style-name="Standard">
      <style:text-properties fo:color="#000000" style:font-name="Handwriting" fo:font-weight="bold" officeooo:paragraph-rsid="00295294" style:font-weight-asian="bold" style:font-weight-complex="normal"/>
    </style:style>
    <style:style style:name="P18" style:family="paragraph" style:parent-style-name="Standard">
      <style:text-properties fo:color="#000000" style:font-name="Handwriting" fo:font-weight="bold" officeooo:rsid="0033cb4b" officeooo:paragraph-rsid="0033a64f" style:font-weight-asian="bold"/>
    </style:style>
    <style:style style:name="P19" style:family="paragraph" style:parent-style-name="Standard">
      <style:text-properties fo:color="#000000" style:font-name="Handwriting" fo:font-weight="bold" officeooo:paragraph-rsid="000a261b" style:font-weight-asian="bold"/>
    </style:style>
    <style:style style:name="P20" style:family="paragraph" style:parent-style-name="Standard">
      <style:text-properties fo:color="#000000" style:font-name="Handwriting" fo:font-weight="bold" officeooo:paragraph-rsid="00183c94" style:font-weight-asian="bold"/>
    </style:style>
    <style:style style:name="P21" style:family="paragraph" style:parent-style-name="Standard">
      <style:text-properties fo:color="#000000" style:font-name="Handwriting" fo:font-weight="bold" officeooo:paragraph-rsid="001dad99" style:font-weight-asian="bold"/>
    </style:style>
    <style:style style:name="P22" style:family="paragraph" style:parent-style-name="Standard">
      <style:text-properties fo:color="#000000" style:font-name="Handwriting" fo:font-weight="bold" officeooo:paragraph-rsid="00be8008" style:font-weight-asian="bold"/>
    </style:style>
    <style:style style:name="P23" style:family="paragraph" style:parent-style-name="Standard">
      <style:text-properties fo:color="#000000" style:font-name="Handwriting" fo:font-weight="bold" officeooo:paragraph-rsid="00d4dceb" style:font-weight-asian="bold"/>
    </style:style>
    <style:style style:name="P24" style:family="paragraph" style:parent-style-name="Standard">
      <style:text-properties fo:color="#000000" style:font-name="Handwriting" fo:font-weight="bold" officeooo:paragraph-rsid="00ef7212" style:font-weight-asian="bold"/>
    </style:style>
    <style:style style:name="P25" style:family="paragraph" style:parent-style-name="Standard">
      <style:text-properties fo:color="#000000" style:font-name="Handwriting" fo:font-weight="bold" officeooo:paragraph-rsid="00fbd6a0" style:font-weight-asian="bold"/>
    </style:style>
    <style:style style:name="P26" style:family="paragraph" style:parent-style-name="Standard">
      <style:text-properties fo:color="#000000" style:font-name="Handwriting" fo:font-weight="bold" officeooo:paragraph-rsid="00c1af8f" style:font-weight-asian="bold"/>
    </style:style>
    <style:style style:name="P27" style:family="paragraph" style:parent-style-name="Standard">
      <style:text-properties fo:color="#000000" style:font-name="Handwriting" fo:font-weight="bold" officeooo:paragraph-rsid="010a99ab" style:font-weight-asian="bold"/>
    </style:style>
    <style:style style:name="P28" style:family="paragraph" style:parent-style-name="Standard">
      <style:text-properties fo:color="#000000" style:font-name="Handwriting" fo:font-weight="bold" officeooo:paragraph-rsid="010b5289" style:font-weight-asian="bold"/>
    </style:style>
    <style:style style:name="P29" style:family="paragraph" style:parent-style-name="Standard">
      <style:text-properties fo:color="#000000" style:font-name="Handwriting" fo:font-weight="bold" officeooo:paragraph-rsid="012477c6" style:font-weight-asian="bold"/>
    </style:style>
    <style:style style:name="P30" style:family="paragraph" style:parent-style-name="Standard">
      <style:text-properties fo:color="#000000" style:font-name="Handwriting" fo:font-weight="bold" officeooo:paragraph-rsid="018f2152" style:font-weight-asian="bold"/>
    </style:style>
    <style:style style:name="P31" style:family="paragraph" style:parent-style-name="Standard">
      <style:text-properties fo:color="#000000" style:font-name="Handwriting" fo:font-weight="bold" officeooo:paragraph-rsid="01932fc1" style:font-weight-asian="bold"/>
    </style:style>
    <style:style style:name="P32" style:family="paragraph" style:parent-style-name="Standard">
      <style:text-properties fo:color="#000000" style:font-name="Handwriting" fo:font-weight="bold" officeooo:paragraph-rsid="01a1b259" style:font-weight-asian="bold"/>
    </style:style>
    <style:style style:name="P33" style:family="paragraph" style:parent-style-name="Standard">
      <style:text-properties fo:color="#000000" style:font-name="Handwriting" fo:font-weight="bold" officeooo:paragraph-rsid="01b558ee" style:font-weight-asian="bold"/>
    </style:style>
    <style:style style:name="P34" style:family="paragraph" style:parent-style-name="Standard">
      <style:text-properties fo:color="#000000" style:font-name="Handwriting" fo:font-weight="bold" officeooo:paragraph-rsid="01be767e" style:font-weight-asian="bold"/>
    </style:style>
    <style:style style:name="P35" style:family="paragraph" style:parent-style-name="Standard">
      <style:text-properties fo:color="#000000" style:font-name="Handwriting" officeooo:paragraph-rsid="003ea1eb"/>
    </style:style>
    <style:style style:name="P36" style:family="paragraph" style:parent-style-name="Standard">
      <style:text-properties fo:color="#000000" style:font-name="Handwriting" officeooo:paragraph-rsid="004060ca"/>
    </style:style>
    <style:style style:name="P37" style:family="paragraph" style:parent-style-name="Standard">
      <style:text-properties fo:color="#000000" style:font-name="Handwriting" fo:font-weight="normal" style:font-weight-asian="normal" style:font-weight-complex="normal"/>
    </style:style>
    <style:style style:name="P38" style:family="paragraph" style:parent-style-name="Standard">
      <style:text-properties fo:color="#000000" style:font-name="Handwriting" fo:font-weight="normal" officeooo:rsid="001ff6c5" officeooo:paragraph-rsid="003c405f" style:font-weight-asian="normal" style:font-weight-complex="normal"/>
    </style:style>
    <style:style style:name="P39" style:family="paragraph" style:parent-style-name="Standard">
      <style:text-properties fo:color="#000000" style:font-name="Handwriting" fo:font-weight="normal" officeooo:rsid="006ece5c" officeooo:paragraph-rsid="006ece5c" style:font-weight-asian="normal" style:font-weight-complex="normal"/>
    </style:style>
    <style:style style:name="P40" style:family="paragraph" style:parent-style-name="Standard">
      <style:text-properties fo:color="#000000" style:font-name="Handwriting" fo:font-weight="normal" officeooo:rsid="00277135" officeooo:paragraph-rsid="00277135" style:font-weight-asian="normal" style:font-weight-complex="normal"/>
    </style:style>
    <style:style style:name="P41" style:family="paragraph" style:parent-style-name="Standard">
      <style:text-properties fo:color="#000000" style:font-name="Handwriting" fo:font-weight="normal" officeooo:paragraph-rsid="002c3e62" style:font-weight-asian="normal" style:font-weight-complex="normal"/>
    </style:style>
    <style:style style:name="P42" style:family="paragraph" style:parent-style-name="Standard">
      <style:text-properties fo:color="#000000" style:font-name="Handwriting" fo:font-weight="normal" officeooo:rsid="00305d9e" officeooo:paragraph-rsid="00305d9e" style:font-weight-asian="normal" style:font-weight-complex="normal"/>
    </style:style>
    <style:style style:name="P43" style:family="paragraph" style:parent-style-name="Standard">
      <style:text-properties fo:color="#000000" style:font-name="Handwriting" fo:font-weight="normal" officeooo:rsid="00305d9e" officeooo:paragraph-rsid="007b3d83" style:font-weight-asian="normal" style:font-weight-complex="normal"/>
    </style:style>
    <style:style style:name="P44" style:family="paragraph" style:parent-style-name="Standard">
      <style:text-properties fo:color="#000000" style:font-name="Handwriting" fo:font-weight="normal" officeooo:rsid="001aff36" officeooo:paragraph-rsid="001aff36" style:font-weight-asian="normal" style:font-weight-complex="normal"/>
    </style:style>
    <style:style style:name="P45" style:family="paragraph" style:parent-style-name="Standard">
      <style:text-properties fo:color="#000000" style:font-name="Handwriting" fo:font-weight="normal" officeooo:rsid="001dad99" officeooo:paragraph-rsid="001dad99" style:font-weight-asian="normal" style:font-weight-complex="normal"/>
    </style:style>
    <style:style style:name="P46" style:family="paragraph" style:parent-style-name="Standard">
      <style:text-properties fo:color="#000000" style:font-name="Handwriting" fo:font-weight="normal" officeooo:rsid="009dbc40" officeooo:paragraph-rsid="009dbc40" style:font-weight-asian="normal" style:font-weight-complex="normal"/>
    </style:style>
    <style:style style:name="P47" style:family="paragraph" style:parent-style-name="Standard">
      <style:text-properties fo:color="#000000" style:font-name="Handwriting" fo:font-weight="normal" officeooo:rsid="009afe85" style:font-weight-asian="normal" style:font-weight-complex="normal"/>
    </style:style>
    <style:style style:name="P48" style:family="paragraph" style:parent-style-name="Standard">
      <style:text-properties fo:color="#000000" style:font-name="Handwriting" fo:font-weight="normal" officeooo:rsid="00b4990e" officeooo:paragraph-rsid="00b4990e" style:font-weight-asian="normal" style:font-weight-complex="normal"/>
    </style:style>
    <style:style style:name="P49" style:family="paragraph" style:parent-style-name="Standard">
      <style:text-properties fo:color="#000000" style:font-name="Handwriting" fo:font-weight="normal" officeooo:rsid="00bb02a8" officeooo:paragraph-rsid="00bb02a8" style:font-weight-asian="normal" style:font-weight-complex="normal"/>
    </style:style>
    <style:style style:name="P50" style:family="paragraph" style:parent-style-name="Standard">
      <style:text-properties fo:color="#000000" style:font-name="Handwriting" fo:font-weight="normal" officeooo:rsid="00be8008" officeooo:paragraph-rsid="00be8008" style:font-weight-asian="normal" style:font-weight-complex="normal"/>
    </style:style>
    <style:style style:name="P51" style:family="paragraph" style:parent-style-name="Standard">
      <style:text-properties fo:color="#000000" style:font-name="Handwriting" fo:font-weight="normal" officeooo:rsid="00bf58c9" officeooo:paragraph-rsid="00bf58c9" style:font-weight-asian="normal" style:font-weight-complex="normal"/>
    </style:style>
    <style:style style:name="P52" style:family="paragraph" style:parent-style-name="Standard">
      <style:text-properties fo:color="#000000" style:font-name="Handwriting" fo:font-weight="normal" officeooo:rsid="00bf58c9" officeooo:paragraph-rsid="00c3febc" style:font-weight-asian="normal" style:font-weight-complex="normal"/>
    </style:style>
    <style:style style:name="P53" style:family="paragraph" style:parent-style-name="Standard">
      <style:text-properties fo:color="#000000" style:font-name="Handwriting" fo:font-weight="normal" officeooo:rsid="00c1af8f" officeooo:paragraph-rsid="00c1af8f" style:font-weight-asian="normal" style:font-weight-complex="normal"/>
    </style:style>
    <style:style style:name="P54" style:family="paragraph" style:parent-style-name="Standard">
      <style:text-properties fo:color="#000000" style:font-name="Handwriting" fo:font-weight="normal" officeooo:rsid="00c998ed" officeooo:paragraph-rsid="00c998ed" style:font-weight-asian="normal" style:font-weight-complex="normal"/>
    </style:style>
    <style:style style:name="P55" style:family="paragraph" style:parent-style-name="Standard">
      <style:text-properties fo:color="#000000" style:font-name="Handwriting" fo:font-weight="normal" officeooo:rsid="00c998ed" officeooo:paragraph-rsid="00e5c76d" style:font-weight-asian="normal" style:font-weight-complex="normal"/>
    </style:style>
    <style:style style:name="P56" style:family="paragraph" style:parent-style-name="Standard">
      <style:text-properties fo:color="#000000" style:font-name="Handwriting" fo:font-weight="normal" officeooo:rsid="00d4dceb" officeooo:paragraph-rsid="00d4dceb" style:font-weight-asian="normal" style:font-weight-complex="normal"/>
    </style:style>
    <style:style style:name="P57" style:family="paragraph" style:parent-style-name="Standard">
      <style:text-properties fo:color="#000000" style:font-name="Handwriting" fo:font-weight="normal" officeooo:rsid="00e5c76d" officeooo:paragraph-rsid="00e5c76d" style:font-weight-asian="normal" style:font-weight-complex="normal"/>
    </style:style>
    <style:style style:name="P58" style:family="paragraph" style:parent-style-name="Standard">
      <style:text-properties fo:color="#000000" style:font-name="Handwriting" fo:font-weight="normal" officeooo:rsid="00e7c818" officeooo:paragraph-rsid="00e7c818" style:font-weight-asian="normal" style:font-weight-complex="normal"/>
    </style:style>
    <style:style style:name="P59" style:family="paragraph" style:parent-style-name="Standard">
      <style:text-properties fo:color="#000000" style:font-name="Handwriting" fo:font-weight="normal" officeooo:rsid="00eb712e" officeooo:paragraph-rsid="00eb712e" style:font-weight-asian="normal" style:font-weight-complex="normal"/>
    </style:style>
    <style:style style:name="P60" style:family="paragraph" style:parent-style-name="Standard">
      <style:text-properties fo:color="#000000" style:font-name="Handwriting" fo:font-weight="normal" officeooo:rsid="00ef7212" officeooo:paragraph-rsid="00ef7212" style:font-weight-asian="normal" style:font-weight-complex="normal"/>
    </style:style>
    <style:style style:name="P61" style:family="paragraph" style:parent-style-name="Standard">
      <style:text-properties fo:color="#000000" style:font-name="Handwriting" fo:font-weight="normal" officeooo:rsid="00f13f11" officeooo:paragraph-rsid="00f13f11" style:font-weight-asian="normal" style:font-weight-complex="normal"/>
    </style:style>
    <style:style style:name="P62" style:family="paragraph" style:parent-style-name="Standard">
      <style:text-properties fo:color="#000000" style:font-name="Handwriting" fo:font-weight="normal" officeooo:paragraph-rsid="00f13f11" style:font-weight-asian="normal" style:font-weight-complex="normal"/>
    </style:style>
    <style:style style:name="P63" style:family="paragraph" style:parent-style-name="Standard">
      <style:text-properties fo:color="#000000" style:font-name="Handwriting" fo:font-weight="normal" officeooo:rsid="00f781f2" officeooo:paragraph-rsid="00f781f2" style:font-weight-asian="normal" style:font-weight-complex="normal"/>
    </style:style>
    <style:style style:name="P64" style:family="paragraph" style:parent-style-name="Standard">
      <style:text-properties fo:color="#000000" style:font-name="Handwriting" fo:font-weight="normal" officeooo:rsid="00fbd6a0" officeooo:paragraph-rsid="00fbd6a0" style:font-weight-asian="normal" style:font-weight-complex="normal"/>
    </style:style>
    <style:style style:name="P65" style:family="paragraph" style:parent-style-name="Standard">
      <style:text-properties fo:color="#000000" style:font-name="Handwriting" fo:font-weight="normal" officeooo:rsid="0101650c" officeooo:paragraph-rsid="0101650c" style:font-weight-asian="normal" style:font-weight-complex="normal"/>
    </style:style>
    <style:style style:name="P66" style:family="paragraph" style:parent-style-name="Standard">
      <style:text-properties fo:color="#000000" style:font-name="Handwriting" fo:font-weight="normal" officeooo:paragraph-rsid="00c58c07" style:font-weight-asian="normal" style:font-weight-complex="normal"/>
    </style:style>
    <style:style style:name="P67" style:family="paragraph" style:parent-style-name="Standard">
      <style:text-properties fo:color="#000000" style:font-name="Handwriting" fo:font-weight="normal" officeooo:rsid="00cbbd2b" style:font-weight-asian="normal" style:font-weight-complex="normal"/>
    </style:style>
    <style:style style:name="P68" style:family="paragraph" style:parent-style-name="Standard">
      <style:text-properties fo:color="#000000" style:font-name="Handwriting" fo:font-weight="normal" officeooo:rsid="01080555" officeooo:paragraph-rsid="01080555" style:font-weight-asian="normal" style:font-weight-complex="normal"/>
    </style:style>
    <style:style style:name="P69" style:family="paragraph" style:parent-style-name="Standard">
      <style:text-properties fo:color="#000000" style:font-name="Handwriting" fo:font-weight="normal" officeooo:rsid="010a99ab" officeooo:paragraph-rsid="010a99ab" style:font-weight-asian="normal" style:font-weight-complex="normal"/>
    </style:style>
    <style:style style:name="P70" style:family="paragraph" style:parent-style-name="Standard">
      <style:text-properties fo:color="#000000" style:font-name="Handwriting" fo:font-weight="normal" officeooo:rsid="010b5289" officeooo:paragraph-rsid="010b5289" style:font-weight-asian="normal" style:font-weight-complex="normal"/>
    </style:style>
    <style:style style:name="P71" style:family="paragraph" style:parent-style-name="Standard">
      <style:text-properties fo:color="#000000" style:font-name="Handwriting" fo:font-weight="normal" officeooo:rsid="011a2c96" officeooo:paragraph-rsid="011a2c96" style:font-weight-asian="normal" style:font-weight-complex="normal"/>
    </style:style>
    <style:style style:name="P72" style:family="paragraph" style:parent-style-name="Standard">
      <style:text-properties fo:color="#000000" style:font-name="Handwriting" fo:font-weight="normal" officeooo:rsid="011ac9ab" officeooo:paragraph-rsid="011ac9ab" style:font-weight-asian="normal" style:font-weight-complex="normal"/>
    </style:style>
    <style:style style:name="P73" style:family="paragraph" style:parent-style-name="Standard">
      <style:text-properties fo:color="#000000" style:font-name="Handwriting" fo:font-weight="normal" officeooo:rsid="012477c6" officeooo:paragraph-rsid="012477c6" style:font-weight-asian="normal" style:font-weight-complex="normal"/>
    </style:style>
    <style:style style:name="P74" style:family="paragraph" style:parent-style-name="Standard">
      <style:text-properties fo:color="#000000" style:font-name="Handwriting" fo:font-weight="normal" officeooo:rsid="01185720" style:font-weight-asian="normal" style:font-weight-complex="normal"/>
    </style:style>
    <style:style style:name="P75" style:family="paragraph" style:parent-style-name="Standard">
      <style:text-properties fo:color="#000000" style:font-name="Handwriting" fo:font-weight="normal" officeooo:rsid="01334ce7" style:font-weight-asian="normal" style:font-weight-complex="normal"/>
    </style:style>
    <style:style style:name="P76" style:family="paragraph" style:parent-style-name="Standard">
      <style:text-properties fo:color="#000000" style:font-name="Handwriting" fo:font-weight="normal" officeooo:rsid="0136af10" officeooo:paragraph-rsid="01380e40" style:font-weight-asian="normal" style:font-weight-complex="normal"/>
    </style:style>
    <style:style style:name="P77" style:family="paragraph" style:parent-style-name="Standard">
      <style:text-properties fo:color="#000000" style:font-name="Handwriting" fo:font-weight="normal" officeooo:rsid="013e0192" officeooo:paragraph-rsid="013e0192" style:font-weight-asian="normal" style:font-weight-complex="normal"/>
    </style:style>
    <style:style style:name="P78" style:family="paragraph" style:parent-style-name="Standard">
      <style:text-properties fo:color="#000000" style:font-name="Handwriting" fo:font-weight="normal" officeooo:paragraph-rsid="01380e40" style:font-weight-asian="normal" style:font-weight-complex="normal"/>
    </style:style>
    <style:style style:name="P79" style:family="paragraph" style:parent-style-name="Standard">
      <style:text-properties fo:color="#000000" style:font-name="Handwriting" fo:font-weight="normal" officeooo:rsid="0140a029" officeooo:paragraph-rsid="0140a029" style:font-weight-asian="normal" style:font-weight-complex="normal"/>
    </style:style>
    <style:style style:name="P80" style:family="paragraph" style:parent-style-name="Standard">
      <style:text-properties fo:color="#000000" style:font-name="Handwriting" fo:font-weight="normal" officeooo:paragraph-rsid="0149d377" style:font-weight-asian="normal" style:font-weight-complex="normal"/>
    </style:style>
    <style:style style:name="P81" style:family="paragraph" style:parent-style-name="Standard">
      <style:text-properties fo:color="#000000" style:font-name="Handwriting" fo:font-weight="normal" officeooo:rsid="014e13e6" officeooo:paragraph-rsid="014e13e6" style:font-weight-asian="normal" style:font-weight-complex="normal"/>
    </style:style>
    <style:style style:name="P82" style:family="paragraph" style:parent-style-name="Standard">
      <style:text-properties fo:color="#000000" style:font-name="Handwriting" fo:font-weight="normal" officeooo:rsid="014ee98f" officeooo:paragraph-rsid="014ee98f" style:font-weight-asian="normal" style:font-weight-complex="normal"/>
    </style:style>
    <style:style style:name="P83" style:family="paragraph" style:parent-style-name="Standard">
      <style:text-properties fo:color="#000000" style:font-name="Handwriting" fo:font-weight="normal" officeooo:rsid="014ee98f" officeooo:paragraph-rsid="01515b39" style:font-weight-asian="normal" style:font-weight-complex="normal"/>
    </style:style>
    <style:style style:name="P84" style:family="paragraph" style:parent-style-name="Standard">
      <style:text-properties fo:color="#000000" style:font-name="Handwriting" fo:font-weight="normal" officeooo:rsid="014ee98f" officeooo:paragraph-rsid="015bc5e2" style:font-weight-asian="normal" style:font-weight-complex="normal"/>
    </style:style>
    <style:style style:name="P85" style:family="paragraph" style:parent-style-name="Standard">
      <style:text-properties fo:color="#000000" style:font-name="Handwriting" fo:font-weight="normal" officeooo:rsid="01515b39" officeooo:paragraph-rsid="01515b39" style:font-weight-asian="normal" style:font-weight-complex="normal"/>
    </style:style>
    <style:style style:name="P86" style:family="paragraph" style:parent-style-name="Standard">
      <style:text-properties fo:color="#000000" style:font-name="Handwriting" fo:font-weight="normal" officeooo:rsid="01515b39" officeooo:paragraph-rsid="014e13e6" style:font-weight-asian="normal" style:font-weight-complex="normal"/>
    </style:style>
    <style:style style:name="P87" style:family="paragraph" style:parent-style-name="Standard">
      <style:text-properties fo:color="#000000" style:font-name="Handwriting" fo:font-weight="normal" officeooo:paragraph-rsid="0156e617" style:font-weight-asian="normal" style:font-weight-complex="normal"/>
    </style:style>
    <style:style style:name="P88" style:family="paragraph" style:parent-style-name="Standard">
      <style:text-properties fo:color="#000000" style:font-name="Handwriting" fo:font-weight="normal" officeooo:rsid="017591a3" officeooo:paragraph-rsid="001782de" style:font-weight-asian="normal" style:font-weight-complex="normal"/>
    </style:style>
    <style:style style:name="P89" style:family="paragraph" style:parent-style-name="Standard">
      <style:text-properties fo:color="#000000" style:font-name="Handwriting" fo:font-weight="normal" officeooo:rsid="018c15bd" officeooo:paragraph-rsid="018c15bd" style:font-weight-asian="normal" style:font-weight-complex="normal"/>
    </style:style>
    <style:style style:name="P90" style:family="paragraph" style:parent-style-name="Standard">
      <style:text-properties fo:color="#000000" style:font-name="Handwriting" fo:font-weight="normal" officeooo:paragraph-rsid="018f2152" style:font-weight-asian="normal" style:font-weight-complex="normal"/>
    </style:style>
    <style:style style:name="P91" style:family="paragraph" style:parent-style-name="Standard">
      <style:text-properties fo:color="#000000" style:font-name="Handwriting" fo:font-weight="normal" officeooo:paragraph-rsid="018fc42c" style:font-weight-asian="normal" style:font-weight-complex="normal"/>
    </style:style>
    <style:style style:name="P92" style:family="paragraph" style:parent-style-name="Standard">
      <style:text-properties fo:color="#000000" style:font-name="Handwriting" fo:font-weight="normal" officeooo:rsid="018fc42c" officeooo:paragraph-rsid="018fc42c" style:font-weight-asian="normal" style:font-weight-complex="normal"/>
    </style:style>
    <style:style style:name="P93" style:family="paragraph" style:parent-style-name="Standard">
      <style:text-properties fo:color="#000000" style:font-name="Handwriting" fo:font-weight="normal" officeooo:rsid="01835d69" officeooo:paragraph-rsid="0182d192" style:font-weight-asian="normal" style:font-weight-complex="normal"/>
    </style:style>
    <style:style style:name="P94" style:family="paragraph" style:parent-style-name="Standard">
      <style:text-properties fo:color="#000000" style:font-name="Handwriting" fo:font-weight="normal" officeooo:rsid="018f2152" officeooo:paragraph-rsid="018f2152" style:font-weight-asian="normal" style:font-weight-complex="normal"/>
    </style:style>
    <style:style style:name="P95" style:family="paragraph" style:parent-style-name="Standard">
      <style:text-properties fo:color="#000000" style:font-name="Handwriting" fo:font-weight="normal" officeooo:rsid="01932fc1" officeooo:paragraph-rsid="01932fc1" style:font-weight-asian="normal" style:font-weight-complex="normal"/>
    </style:style>
    <style:style style:name="P96" style:family="paragraph" style:parent-style-name="Standard">
      <style:text-properties fo:color="#000000" style:font-name="Handwriting" fo:font-weight="normal" officeooo:rsid="0191f180" style:font-weight-asian="normal" style:font-weight-complex="normal"/>
    </style:style>
    <style:style style:name="P97" style:family="paragraph" style:parent-style-name="Standard">
      <style:text-properties fo:color="#000000" style:font-name="Handwriting" fo:font-weight="normal" officeooo:paragraph-rsid="01996368" style:font-weight-asian="normal" style:font-weight-complex="normal"/>
    </style:style>
    <style:style style:name="P98" style:family="paragraph" style:parent-style-name="Standard">
      <style:text-properties fo:color="#000000" style:font-name="Handwriting" fo:font-weight="normal" officeooo:rsid="019bee22" officeooo:paragraph-rsid="019bee22" style:font-weight-asian="normal" style:font-weight-complex="normal"/>
    </style:style>
    <style:style style:name="P99" style:family="paragraph" style:parent-style-name="Standard">
      <style:text-properties fo:color="#000000" style:font-name="Handwriting" fo:font-weight="normal" officeooo:paragraph-rsid="019bee22" style:font-weight-asian="normal" style:font-weight-complex="normal"/>
    </style:style>
    <style:style style:name="P100" style:family="paragraph" style:parent-style-name="Standard">
      <style:text-properties fo:color="#000000" style:font-name="Handwriting" fo:font-weight="normal" officeooo:paragraph-rsid="01a1b259" style:font-weight-asian="normal" style:font-weight-complex="normal"/>
    </style:style>
    <style:style style:name="P101" style:family="paragraph" style:parent-style-name="Standard">
      <style:text-properties fo:color="#000000" style:font-name="Handwriting" fo:font-weight="normal" officeooo:rsid="01a1b259" officeooo:paragraph-rsid="01a1b259" style:font-weight-asian="normal" style:font-weight-complex="normal"/>
    </style:style>
    <style:style style:name="P102" style:family="paragraph" style:parent-style-name="Standard">
      <style:text-properties fo:color="#000000" style:font-name="Handwriting" fo:font-weight="normal" officeooo:paragraph-rsid="01a8e2db" style:font-weight-asian="normal" style:font-weight-complex="normal"/>
    </style:style>
    <style:style style:name="P103" style:family="paragraph" style:parent-style-name="Standard">
      <style:text-properties fo:color="#000000" style:font-name="Handwriting" fo:font-weight="normal" officeooo:rsid="01b13fa2" officeooo:paragraph-rsid="01b13fa2" style:font-weight-asian="normal" style:font-weight-complex="normal"/>
    </style:style>
    <style:style style:name="P104" style:family="paragraph" style:parent-style-name="Standard">
      <style:text-properties fo:color="#000000" style:font-name="Handwriting" fo:font-weight="normal" officeooo:rsid="01b70b1d" officeooo:paragraph-rsid="01b70b1d" style:font-weight-asian="normal" style:font-weight-complex="normal"/>
    </style:style>
    <style:style style:name="P105" style:family="paragraph" style:parent-style-name="Standard">
      <style:text-properties fo:color="#000000" style:font-name="Handwriting" fo:font-weight="normal" officeooo:paragraph-rsid="01b70b1d" style:font-weight-asian="normal" style:font-weight-complex="normal"/>
    </style:style>
    <style:style style:name="P106" style:family="paragraph" style:parent-style-name="Standard">
      <style:text-properties fo:color="#000000" style:font-name="Handwriting" fo:font-weight="normal" officeooo:rsid="01b71503" officeooo:paragraph-rsid="01b71503" style:font-weight-asian="normal" style:font-weight-complex="normal"/>
    </style:style>
    <style:style style:name="P107" style:family="paragraph" style:parent-style-name="Standard">
      <style:text-properties fo:color="#000000" style:font-name="Handwriting" fo:font-weight="normal" officeooo:rsid="01b9de27" officeooo:paragraph-rsid="01b9de27" style:font-weight-asian="normal" style:font-weight-complex="normal"/>
    </style:style>
    <style:style style:name="P108" style:family="paragraph" style:parent-style-name="Standard">
      <style:text-properties fo:color="#000000" style:font-name="Handwriting" fo:font-weight="normal" officeooo:rsid="01bac73f" officeooo:paragraph-rsid="01bac73f" style:font-weight-asian="normal" style:font-weight-complex="normal"/>
    </style:style>
    <style:style style:name="P109" style:family="paragraph" style:parent-style-name="Standard">
      <style:text-properties fo:color="#000000" style:font-name="Handwriting" fo:font-weight="normal" officeooo:rsid="01bb2ff9" officeooo:paragraph-rsid="01bb2ff9" style:font-weight-asian="normal" style:font-weight-complex="normal"/>
    </style:style>
    <style:style style:name="P110" style:family="paragraph" style:parent-style-name="Standard">
      <style:text-properties fo:color="#000000" style:font-name="Handwriting" fo:font-weight="normal" officeooo:rsid="01be767e" officeooo:paragraph-rsid="01be767e" style:font-weight-asian="normal" style:font-weight-complex="normal"/>
    </style:style>
    <style:style style:name="P111" style:family="paragraph" style:parent-style-name="Standard">
      <style:text-properties fo:color="#000000" style:font-name="Handwriting" fo:font-weight="normal" officeooo:rsid="01c1f92b" officeooo:paragraph-rsid="01c1f92b" style:font-weight-asian="normal" style:font-weight-complex="normal"/>
    </style:style>
    <style:style style:name="P112" style:family="paragraph" style:parent-style-name="Standard">
      <style:text-properties fo:color="#000000" style:font-name="Handwriting" fo:font-weight="normal" officeooo:rsid="01c23d02" officeooo:paragraph-rsid="01c23d02" style:font-weight-asian="normal" style:font-weight-complex="normal"/>
    </style:style>
    <style:style style:name="P113" style:family="paragraph" style:parent-style-name="Standard">
      <style:text-properties fo:color="#000000" style:font-name="Handwriting" fo:font-weight="normal" officeooo:rsid="01b02485" style:font-weight-asian="normal" style:font-weight-complex="normal"/>
    </style:style>
    <style:style style:name="P114" style:family="paragraph" style:parent-style-name="Standard">
      <style:text-properties fo:color="#000000" style:font-name="Handwriting" fo:font-weight="normal" officeooo:rsid="01d5895b" officeooo:paragraph-rsid="01d5895b" style:font-weight-asian="normal" style:font-weight-complex="normal"/>
    </style:style>
    <style:style style:name="P115" style:family="paragraph" style:parent-style-name="Standard">
      <style:text-properties fo:color="#000000" style:font-name="Handwriting" officeooo:paragraph-rsid="005271aa"/>
    </style:style>
    <style:style style:name="P116" style:family="paragraph" style:parent-style-name="Standard">
      <style:text-properties fo:color="#000000" style:font-name="Handwriting" officeooo:paragraph-rsid="00470f3a"/>
    </style:style>
    <style:style style:name="P117" style:family="paragraph" style:parent-style-name="Standard">
      <style:text-properties fo:color="#000000" style:font-name="Handwriting" officeooo:paragraph-rsid="003c102a"/>
    </style:style>
    <style:style style:name="P118" style:family="paragraph" style:parent-style-name="Standard">
      <style:text-properties fo:color="#000000" style:font-name="Handwriting" fo:font-size="11pt" fo:language="en" fo:country="US" fo:font-weight="normal" officeooo:rsid="000cdd3a" officeooo:paragraph-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9" style:family="paragraph" style:parent-style-name="Standard">
      <style:text-properties fo:color="#000000" style:font-name="Handwriting" fo:font-size="11pt" fo:language="en" fo:country="US"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0" style:family="paragraph" style:parent-style-name="Standard">
      <style:text-properties fo:color="#000000" style:font-name="Handwriting"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1" style:family="paragraph" style:parent-style-name="Standard">
      <style:text-properties fo:color="#000000" style:font-name="Handwriting" fo:font-size="11pt" fo:language="en" fo:country="US" fo:font-weight="normal" officeooo:rsid="00b84443" officeooo:paragraph-rsid="00b844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2" style:family="paragraph" style:parent-style-name="Standard">
      <style:text-properties fo:color="#000000" style:font-name="Handwriting" fo:font-size="11pt" fo:language="en" fo:country="US" fo:font-weight="normal" officeooo:rsid="00cd9973" officeooo:paragraph-rsid="00cd99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3" style:family="paragraph" style:parent-style-name="Standard">
      <style:text-properties fo:color="#000000" style:font-name="Handwriting"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4" style:family="paragraph" style:parent-style-name="Standard">
      <style:text-properties fo:color="#000000" style:font-name="Handwriting" fo:font-size="11pt" fo:language="en" fo:country="US" fo:font-weight="normal" officeooo:rsid="018018d7" officeooo:paragraph-rsid="018018d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5" style:family="paragraph" style:parent-style-name="Standard">
      <style:text-properties fo:color="#000000" style:font-name="Handwriting" fo:font-size="11pt" fo:language="en" fo:country="US" fo:font-weight="normal" officeooo:rsid="0180376f" officeooo:paragraph-rsid="018037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6" style:family="paragraph" style:parent-style-name="Standard">
      <style:text-properties fo:color="#000000" style:font-name="Handwriting" fo:font-size="11pt" fo:language="en" fo:country="US" fo:font-weight="normal" officeooo:rsid="01961994" officeooo:paragraph-rsid="0196199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7" style:family="paragraph" style:parent-style-name="Standard">
      <style:text-properties fo:color="#000000" style:font-name="Handwriting" fo:font-size="11pt" fo:language="en" fo:country="US" fo:font-weight="normal" officeooo:rsid="01981277" officeooo:paragraph-rsid="019812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8" style:family="paragraph" style:parent-style-name="Standard">
      <style:text-properties fo:color="#000000" style:font-name="Handwriting" fo:font-size="11pt" fo:language="en" fo:country="US" fo:font-weight="normal" officeooo:rsid="019ef514" officeooo:paragraph-rsid="019ef5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9" style:family="paragraph" style:parent-style-name="Standard">
      <style:text-properties fo:color="#000000" style:font-name="Handwriting" fo:font-size="11pt" fo:language="en" fo:country="US" fo:font-weight="normal" officeooo:rsid="01a1af34" officeooo:paragraph-rsid="01a1af3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0" style:family="paragraph" style:parent-style-name="Standard">
      <style:text-properties fo:color="#000000" style:font-name="Handwriting" fo:font-size="11pt" fo:language="en" fo:country="US" fo:font-weight="normal" officeooo:rsid="01b45f51" officeooo:paragraph-rsid="01b45f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1" style:family="paragraph" style:parent-style-name="Standard">
      <style:text-properties fo:color="#000000" style:font-name="Handwriting" fo:font-size="11pt" fo:language="en" fo:country="US" fo:font-weight="normal" officeooo:rsid="01bf2ec6" officeooo:paragraph-rsid="01bf2e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2" style:family="paragraph" style:parent-style-name="Standard">
      <style:text-properties fo:color="#000000" style:font-name="Handwriting" fo:font-size="11pt" fo:language="en" fo:country="US" fo:font-weight="normal" officeooo:rsid="01c0e5fe" officeooo:paragraph-rsid="01c0e5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3" style:family="paragraph" style:parent-style-name="Standard">
      <style:text-properties fo:color="#000000" style:font-name="Handwriting" fo:font-size="11pt" fo:language="en" fo:country="US" officeooo:rsid="018d3abf" officeooo:paragraph-rsid="018d3abf" style:letter-kerning="false" style:font-name-asian="Calibri1" style:font-size-asian="11pt" style:language-asian="en" style:country-asian="US" style:font-name-complex="DejaVu Sans" style:font-size-complex="11pt" style:language-complex="ar" style:country-complex="SA"/>
    </style:style>
    <style:style style:name="P134" style:family="paragraph" style:parent-style-name="Standard">
      <style:text-properties fo:color="#000000" style:font-name="Handwriting" officeooo:paragraph-rsid="00566fcc"/>
    </style:style>
    <style:style style:name="P135" style:family="paragraph" style:parent-style-name="Standard">
      <style:text-properties fo:color="#000000" style:font-name="Handwriting" officeooo:paragraph-rsid="00277135"/>
    </style:style>
    <style:style style:name="P136" style:family="paragraph" style:parent-style-name="Standard">
      <style:text-properties fo:color="#000000" style:font-name="Handwriting" officeooo:paragraph-rsid="00295294"/>
    </style:style>
    <style:style style:name="P137" style:family="paragraph" style:parent-style-name="Standard">
      <style:text-properties fo:color="#000000" style:font-name="Handwriting" officeooo:paragraph-rsid="0029ed94"/>
    </style:style>
    <style:style style:name="P138" style:family="paragraph" style:parent-style-name="Standard">
      <style:text-properties fo:color="#000000" style:font-name="Handwriting" officeooo:paragraph-rsid="002d9c8c"/>
    </style:style>
    <style:style style:name="P139" style:family="paragraph" style:parent-style-name="Standard">
      <style:text-properties fo:color="#000000" style:font-name="Handwriting" officeooo:paragraph-rsid="00183c94"/>
    </style:style>
    <style:style style:name="P140" style:family="paragraph" style:parent-style-name="Standard">
      <style:text-properties fo:color="#000000" style:font-name="Handwriting" officeooo:paragraph-rsid="008dabc2"/>
    </style:style>
    <style:style style:name="P141" style:family="paragraph" style:parent-style-name="Standard">
      <style:text-properties fo:color="#000000" style:font-name="Handwriting" officeooo:rsid="009bdd7e" officeooo:paragraph-rsid="009bdd7e"/>
    </style:style>
    <style:style style:name="P142" style:family="paragraph" style:parent-style-name="Standard">
      <style:text-properties fo:color="#000000" style:font-name="Handwriting" officeooo:rsid="00a00803" officeooo:paragraph-rsid="00a00803"/>
    </style:style>
    <style:style style:name="P143" style:family="paragraph" style:parent-style-name="Standard">
      <style:text-properties fo:color="#000000" style:font-name="Handwriting" officeooo:rsid="00bcc5ee" officeooo:paragraph-rsid="00bcc5ee"/>
    </style:style>
    <style:style style:name="P144" style:family="paragraph" style:parent-style-name="Standard">
      <style:text-properties fo:color="#000000" style:font-name="Handwriting" officeooo:paragraph-rsid="00bf58c9"/>
    </style:style>
    <style:style style:name="P145" style:family="paragraph" style:parent-style-name="Standard">
      <style:text-properties fo:color="#000000" style:font-name="Handwriting" officeooo:rsid="00c1af8f" officeooo:paragraph-rsid="00c1af8f"/>
    </style:style>
    <style:style style:name="P146" style:family="paragraph" style:parent-style-name="Standard">
      <style:text-properties fo:color="#000000" style:font-name="Handwriting" officeooo:paragraph-rsid="00c58c07"/>
    </style:style>
    <style:style style:name="P147" style:family="paragraph" style:parent-style-name="Standard">
      <style:text-properties fo:color="#000000" style:font-name="Handwriting" officeooo:rsid="00d32563" officeooo:paragraph-rsid="00d32563"/>
    </style:style>
    <style:style style:name="P148" style:family="paragraph" style:parent-style-name="Standard">
      <style:text-properties fo:color="#000000" style:font-name="Handwriting" officeooo:paragraph-rsid="00e10324"/>
    </style:style>
    <style:style style:name="P149" style:family="paragraph" style:parent-style-name="Standard">
      <style:text-properties fo:color="#000000" style:font-name="Handwriting" officeooo:paragraph-rsid="010b5289"/>
    </style:style>
    <style:style style:name="P150" style:family="paragraph" style:parent-style-name="Standard">
      <style:text-properties fo:color="#000000" style:font-name="Handwriting" officeooo:paragraph-rsid="011de155"/>
    </style:style>
    <style:style style:name="P151" style:family="paragraph" style:parent-style-name="Standard">
      <style:text-properties fo:color="#000000" style:font-name="Handwriting" officeooo:paragraph-rsid="011e15cc"/>
    </style:style>
    <style:style style:name="P152" style:family="paragraph" style:parent-style-name="Standard">
      <style:text-properties fo:color="#000000" style:font-name="Handwriting" officeooo:rsid="01363049" officeooo:paragraph-rsid="01380e40"/>
    </style:style>
    <style:style style:name="P153" style:family="paragraph" style:parent-style-name="Standard">
      <style:text-properties fo:color="#000000" style:font-name="Handwriting" officeooo:paragraph-rsid="0182d192"/>
    </style:style>
    <style:style style:name="P154" style:family="paragraph" style:parent-style-name="Standard">
      <style:text-properties fo:color="#000000" style:font-name="Handwriting" officeooo:rsid="0184575b" officeooo:paragraph-rsid="0184575b"/>
    </style:style>
    <style:style style:name="P155" style:family="paragraph" style:parent-style-name="Standard">
      <style:text-properties fo:color="#000000" style:font-name="Handwriting" officeooo:paragraph-rsid="018c68f3"/>
    </style:style>
    <style:style style:name="P156" style:family="paragraph" style:parent-style-name="Standard">
      <style:text-properties fo:color="#000000" style:font-name="Handwriting" officeooo:rsid="018e5b4c"/>
    </style:style>
    <style:style style:name="P157" style:family="paragraph" style:parent-style-name="Standard">
      <style:text-properties fo:color="#000000" style:font-name="Handwriting" officeooo:rsid="018e5b4c" officeooo:paragraph-rsid="018e5b4c"/>
    </style:style>
    <style:style style:name="P158" style:family="paragraph" style:parent-style-name="Standard">
      <style:text-properties fo:color="#000000" style:font-name="Handwriting" officeooo:paragraph-rsid="018f2152"/>
    </style:style>
    <style:style style:name="P159" style:family="paragraph" style:parent-style-name="Standard">
      <style:text-properties fo:color="#000000" style:font-name="Handwriting" officeooo:rsid="018d8e25"/>
    </style:style>
    <style:style style:name="P160" style:family="paragraph" style:parent-style-name="Standard">
      <style:text-properties fo:color="#000000" style:font-name="Handwriting" officeooo:rsid="019ef514" officeooo:paragraph-rsid="019ef514"/>
    </style:style>
    <style:style style:name="P161" style:family="paragraph" style:parent-style-name="Standard">
      <style:text-properties fo:color="#000000" style:font-name="Handwriting" officeooo:paragraph-rsid="01a8e2db"/>
    </style:style>
    <style:style style:name="P162" style:family="paragraph" style:parent-style-name="Standard">
      <style:text-properties fo:color="#000000" style:font-name="Handwriting" officeooo:rsid="01b71503" officeooo:paragraph-rsid="01b71503"/>
    </style:style>
    <style:style style:name="P163" style:family="paragraph" style:parent-style-name="Standard">
      <style:text-properties fo:color="#000000" style:font-name="Handwriting" officeooo:rsid="01b8bd8f" officeooo:paragraph-rsid="01b8bd8f"/>
    </style:style>
    <style:style style:name="P164" style:family="paragraph" style:parent-style-name="Standard">
      <style:text-properties fo:color="#000000" style:font-name="Handwriting" officeooo:rsid="0011d7fa"/>
    </style:style>
    <style:style style:name="P165" style:family="paragraph" style:parent-style-name="Standard">
      <style:text-properties fo:color="#000000" style:font-name="Handwriting" officeooo:rsid="0011d7fa" officeooo:paragraph-rsid="01cc3ec9"/>
    </style:style>
    <style:style style:name="P166" style:family="paragraph" style:parent-style-name="Standard">
      <style:text-properties fo:color="#000000" style:font-name="Handwriting" fo:font-size="10pt" fo:font-weight="normal" officeooo:rsid="01d3b9a6" officeooo:paragraph-rsid="01d3b9a6" style:font-size-asian="10pt" style:font-weight-asian="normal" style:font-size-complex="10pt" style:font-weight-complex="normal"/>
    </style:style>
    <style:style style:name="P167" style:family="paragraph" style:parent-style-name="Standard">
      <style:text-properties fo:color="#000000" style:font-name="Handwriting" fo:font-size="10pt" fo:font-weight="normal" officeooo:rsid="0262bc84" officeooo:paragraph-rsid="01d3b9a6" style:font-size-asian="10pt" style:font-weight-asian="normal" style:font-size-complex="10pt" style:font-weight-complex="normal"/>
    </style:style>
    <style:style style:name="P168" style:family="paragraph" style:parent-style-name="Standard">
      <style:text-properties fo:color="#000000" style:font-name="Georgia" officeooo:rsid="00247b2f" officeooo:paragraph-rsid="01cc3ec9"/>
    </style:style>
    <style:style style:name="P169" style:family="paragraph" style:parent-style-name="Standard">
      <style:text-properties fo:color="#000000" style:font-name="Georgia" officeooo:rsid="0011d7fa" officeooo:paragraph-rsid="01cc3ec9"/>
    </style:style>
    <style:style style:name="P170" style:family="paragraph" style:parent-style-name="Standard">
      <style:text-properties fo:color="#000000" style:font-name="Georgia" officeooo:paragraph-rsid="01cc3ec9"/>
    </style:style>
    <style:style style:name="P171" style:family="paragraph" style:parent-style-name="Standard">
      <style:text-properties fo:color="#c9211e" style:font-name="Handwriting" fo:font-weight="normal" officeooo:paragraph-rsid="001ff6c5" style:font-weight-asian="normal" style:font-weight-complex="normal"/>
    </style:style>
    <style:style style:name="P172" style:family="paragraph" style:parent-style-name="Standard">
      <style:text-properties style:font-name="Handwriting" officeooo:rsid="0032872e" officeooo:paragraph-rsid="007b3d83"/>
    </style:style>
    <style:style style:name="P173" style:family="paragraph" style:parent-style-name="Standard">
      <style:text-properties style:font-name="Handwriting" officeooo:paragraph-rsid="007b3d83"/>
    </style:style>
    <style:style style:name="P174" style:family="paragraph" style:parent-style-name="Standard">
      <style:text-properties style:font-name="Handwriting" officeooo:rsid="0079f50e" officeooo:paragraph-rsid="0092401b"/>
    </style:style>
    <style:style style:name="P17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Handwriting" fo:font-size="11pt" fo:letter-spacing="normal" fo:font-style="normal" fo:font-weight="normal" style:font-size-asian="11pt" style:font-size-complex="11pt"/>
    </style:style>
    <style:style style:name="P176"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officeooo:rsid="000acb01"/>
    </style:style>
    <style:style style:name="T2" style:family="text">
      <style:text-properties fo:color="#000000" fo:font-size="11pt" fo:language="en" fo:country="US"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 style:family="text">
      <style:text-properties fo:color="#000000" fo:font-size="11pt" fo:language="en" fo:country="US" officeooo:rsid="008131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 style:family="text">
      <style:text-properties fo:color="#000000" fo:font-size="11pt" fo:language="en" fo:country="US" officeooo:rsid="009775b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 style:family="text">
      <style:text-properties fo:color="#000000"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 style:family="text">
      <style:text-properties fo:color="#000000" fo:font-size="11pt" fo:language="en" fo:country="US" fo:font-weight="normal" officeooo:rsid="0061f9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 style:family="text">
      <style:text-properties fo:color="#000000" fo:font-size="11pt" fo:language="en" fo:country="US" fo:font-weight="normal" officeooo:rsid="00634b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 style:family="text">
      <style:text-properties fo:color="#000000" fo:font-size="11pt" fo:language="en" fo:country="US" fo:font-weight="normal" officeooo:rsid="0063bd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 style:family="text">
      <style:text-properties fo:color="#000000" fo:font-size="11pt" fo:language="en" fo:country="US"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fo:color="#000000"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1" style:family="text">
      <style:text-properties fo:color="#000000" fo:font-size="11pt" fo:language="en" fo:country="US" fo:font-weight="normal" officeooo:rsid="00869c5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2" style:family="text">
      <style:text-properties fo:color="#000000" fo:font-size="11pt" fo:language="en" fo:country="US" fo:font-weight="normal" officeooo:rsid="008853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 style:family="text">
      <style:text-properties fo:color="#000000" fo:font-size="11pt" fo:language="en" fo:country="US" fo:font-weight="normal" officeooo:rsid="008878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 style:family="text">
      <style:text-properties fo:color="#000000" fo:font-size="11pt" fo:language="en" fo:country="US" fo:font-weight="normal" officeooo:rsid="008f21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 style:family="text">
      <style:text-properties fo:color="#000000" fo:font-size="11pt" fo:language="en" fo:country="US" fo:font-weight="normal" officeooo:rsid="0090c68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6" style:family="text">
      <style:text-properties fo:color="#000000" fo:font-size="11pt" fo:language="en" fo:country="US" fo:font-weight="normal" officeooo:rsid="0092401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 style:family="text">
      <style:text-properties fo:color="#000000" fo:font-weight="normal" officeooo:rsid="00305d9e" style:font-weight-asian="normal" style:font-weight-complex="normal"/>
    </style:style>
    <style:style style:name="T18" style:family="text">
      <style:text-properties fo:color="#000000" fo:font-weight="normal" officeooo:rsid="0031e780" style:font-weight-asian="normal" style:font-weight-complex="normal"/>
    </style:style>
    <style:style style:name="T19" style:family="text">
      <style:text-properties fo:color="#000000" style:text-position="super 58%"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 style:family="text">
      <style:text-properties fo:color="#000000" style:font-name="Handwriting" fo:font-weight="bold" style:font-weight-asian="bold"/>
    </style:style>
    <style:style style:name="T21" style:family="text">
      <style:text-properties officeooo:rsid="00163b4f"/>
    </style:style>
    <style:style style:name="T22" style:family="text">
      <style:text-properties officeooo:rsid="001788d8"/>
    </style:style>
    <style:style style:name="T23" style:family="text">
      <style:text-properties officeooo:rsid="001824c2"/>
    </style:style>
    <style:style style:name="T24" style:family="text">
      <style:text-properties officeooo:rsid="002c3e62"/>
    </style:style>
    <style:style style:name="T25" style:family="text">
      <style:text-properties officeooo:rsid="002cfbc4"/>
    </style:style>
    <style:style style:name="T26" style:family="text">
      <style:text-properties fo:font-weight="normal" style:font-weight-asian="normal" style:font-weight-complex="normal"/>
    </style:style>
    <style:style style:name="T27" style:family="text">
      <style:text-properties fo:font-weight="normal" officeooo:rsid="00242cbc" style:font-weight-asian="normal" style:font-weight-complex="normal"/>
    </style:style>
    <style:style style:name="T28" style:family="text">
      <style:text-properties fo:font-weight="normal" officeooo:rsid="002588fa" style:font-weight-asian="normal" style:font-weight-complex="normal"/>
    </style:style>
    <style:style style:name="T29" style:family="text">
      <style:text-properties fo:font-weight="normal" officeooo:rsid="00098121" style:font-weight-asian="normal" style:font-weight-complex="normal"/>
    </style:style>
    <style:style style:name="T30" style:family="text">
      <style:text-properties fo:font-weight="normal" officeooo:rsid="001ff6c5" style:font-weight-asian="normal" style:font-weight-complex="normal"/>
    </style:style>
    <style:style style:name="T31" style:family="text">
      <style:text-properties fo:font-weight="normal" officeooo:rsid="003d8a2f" style:font-weight-asian="normal" style:font-weight-complex="normal"/>
    </style:style>
    <style:style style:name="T32" style:family="text">
      <style:text-properties fo:font-weight="normal" officeooo:rsid="003ea1eb" style:font-weight-asian="normal" style:font-weight-complex="normal"/>
    </style:style>
    <style:style style:name="T33" style:family="text">
      <style:text-properties fo:font-weight="normal" officeooo:rsid="006fb262" style:font-weight-asian="normal" style:font-weight-complex="normal"/>
    </style:style>
    <style:style style:name="T34" style:family="text">
      <style:text-properties fo:font-weight="normal" officeooo:rsid="004060ca" style:font-weight-asian="normal" style:font-weight-complex="normal"/>
    </style:style>
    <style:style style:name="T35" style:family="text">
      <style:text-properties fo:font-weight="normal" officeooo:rsid="00409c24" style:font-weight-asian="normal" style:font-weight-complex="normal"/>
    </style:style>
    <style:style style:name="T36" style:family="text">
      <style:text-properties fo:font-weight="normal" officeooo:rsid="0040e4f0" style:font-weight-asian="normal" style:font-weight-complex="normal"/>
    </style:style>
    <style:style style:name="T37" style:family="text">
      <style:text-properties fo:font-weight="normal" officeooo:rsid="0041ad35" style:font-weight-asian="normal" style:font-weight-complex="normal"/>
    </style:style>
    <style:style style:name="T38" style:family="text">
      <style:text-properties fo:font-weight="normal" officeooo:rsid="0064cbe8" style:font-weight-asian="normal" style:font-weight-complex="normal"/>
    </style:style>
    <style:style style:name="T39" style:family="text">
      <style:text-properties fo:font-weight="normal" officeooo:rsid="00431f6f" style:font-weight-asian="normal" style:font-weight-complex="normal"/>
    </style:style>
    <style:style style:name="T40" style:family="text">
      <style:text-properties fo:font-weight="normal" officeooo:rsid="00470f3a" style:font-weight-asian="normal" style:font-weight-complex="normal"/>
    </style:style>
    <style:style style:name="T41" style:family="text">
      <style:text-properties fo:font-weight="normal" officeooo:rsid="0043adf2" style:font-weight-asian="normal" style:font-weight-complex="normal"/>
    </style:style>
    <style:style style:name="T42" style:family="text">
      <style:text-properties fo:font-weight="normal" officeooo:rsid="0044d18a" style:font-weight-asian="normal" style:font-weight-complex="normal"/>
    </style:style>
    <style:style style:name="T43" style:family="text">
      <style:text-properties fo:font-weight="normal" officeooo:rsid="00451e50" style:font-weight-asian="normal" style:font-weight-complex="normal"/>
    </style:style>
    <style:style style:name="T44" style:family="text">
      <style:text-properties fo:font-weight="normal" officeooo:rsid="00685280" style:font-weight-asian="normal" style:font-weight-complex="normal"/>
    </style:style>
    <style:style style:name="T45" style:family="text">
      <style:text-properties fo:font-weight="normal" officeooo:rsid="000cdd3a" style:font-weight-asian="normal" style:font-weight-complex="normal"/>
    </style:style>
    <style:style style:name="T46" style:family="text">
      <style:text-properties fo:font-weight="normal" officeooo:rsid="000ee278" style:font-weight-asian="normal" style:font-weight-complex="normal"/>
    </style:style>
    <style:style style:name="T47" style:family="text">
      <style:text-properties fo:font-weight="normal" officeooo:rsid="00534e44" style:font-weight-asian="normal" style:font-weight-complex="normal"/>
    </style:style>
    <style:style style:name="T48" style:family="text">
      <style:text-properties fo:font-weight="normal" officeooo:rsid="0054ee7f" style:font-weight-asian="normal" style:font-weight-complex="normal"/>
    </style:style>
    <style:style style:name="T49" style:family="text">
      <style:text-properties fo:font-weight="normal" officeooo:rsid="005572a1" style:font-weight-asian="normal" style:font-weight-complex="normal"/>
    </style:style>
    <style:style style:name="T50" style:family="text">
      <style:text-properties fo:font-weight="normal" officeooo:rsid="00688d16" style:font-weight-asian="normal" style:font-weight-complex="normal"/>
    </style:style>
    <style:style style:name="T51" style:family="text">
      <style:text-properties fo:font-weight="normal" officeooo:rsid="00566fcc" style:font-weight-asian="normal" style:font-weight-complex="normal"/>
    </style:style>
    <style:style style:name="T52" style:family="text">
      <style:text-properties fo:font-weight="normal" officeooo:rsid="0011a262" style:font-weight-asian="normal" style:font-weight-complex="normal"/>
    </style:style>
    <style:style style:name="T53" style:family="text">
      <style:text-properties fo:font-weight="normal" officeooo:rsid="002229fc" style:font-weight-asian="normal" style:font-weight-complex="normal"/>
    </style:style>
    <style:style style:name="T54" style:family="text">
      <style:text-properties fo:font-weight="normal" officeooo:rsid="00577152" style:font-weight-asian="normal" style:font-weight-complex="normal"/>
    </style:style>
    <style:style style:name="T55" style:family="text">
      <style:text-properties fo:font-weight="normal" officeooo:rsid="007237e5" style:font-weight-asian="normal" style:font-weight-complex="normal"/>
    </style:style>
    <style:style style:name="T56" style:family="text">
      <style:text-properties fo:font-weight="normal" officeooo:rsid="006ece5c" style:font-weight-asian="normal" style:font-weight-complex="normal"/>
    </style:style>
    <style:style style:name="T57" style:family="text">
      <style:text-properties fo:font-weight="normal" officeooo:rsid="006ce798" style:font-weight-asian="normal" style:font-weight-complex="normal"/>
    </style:style>
    <style:style style:name="T58" style:family="text">
      <style:text-properties fo:font-weight="normal" officeooo:rsid="006da601" style:font-weight-asian="normal" style:font-weight-complex="normal"/>
    </style:style>
    <style:style style:name="T59" style:family="text">
      <style:text-properties fo:font-weight="normal" officeooo:rsid="00277135" style:font-weight-asian="normal" style:font-weight-complex="normal"/>
    </style:style>
    <style:style style:name="T60" style:family="text">
      <style:text-properties fo:font-weight="normal" officeooo:rsid="005a9d1a" style:font-weight-asian="normal" style:font-weight-complex="normal"/>
    </style:style>
    <style:style style:name="T61" style:family="text">
      <style:text-properties fo:font-weight="normal" officeooo:rsid="005b2266" style:font-weight-asian="normal" style:font-weight-complex="normal"/>
    </style:style>
    <style:style style:name="T62" style:family="text">
      <style:text-properties fo:font-weight="normal" officeooo:rsid="00286522" style:font-weight-asian="normal" style:font-weight-complex="normal"/>
    </style:style>
    <style:style style:name="T63" style:family="text">
      <style:text-properties fo:font-weight="normal" officeooo:rsid="00718e60" style:font-weight-asian="normal" style:font-weight-complex="normal"/>
    </style:style>
    <style:style style:name="T64" style:family="text">
      <style:text-properties fo:font-weight="normal" officeooo:rsid="00295294" style:font-weight-asian="normal" style:font-weight-complex="normal"/>
    </style:style>
    <style:style style:name="T65" style:family="text">
      <style:text-properties fo:font-weight="normal" officeooo:rsid="0071a74f" style:font-weight-asian="normal" style:font-weight-complex="normal"/>
    </style:style>
    <style:style style:name="T66" style:family="text">
      <style:text-properties fo:font-weight="normal" officeooo:rsid="0029ed94" style:font-weight-asian="normal" style:font-weight-complex="normal"/>
    </style:style>
    <style:style style:name="T67" style:family="text">
      <style:text-properties fo:font-weight="normal" officeooo:rsid="002acb53" style:font-weight-asian="normal" style:font-weight-complex="normal"/>
    </style:style>
    <style:style style:name="T68" style:family="text">
      <style:text-properties fo:font-weight="normal" officeooo:rsid="002d9c8c" style:font-weight-asian="normal" style:font-weight-complex="normal"/>
    </style:style>
    <style:style style:name="T69" style:family="text">
      <style:text-properties fo:font-weight="normal" officeooo:rsid="0060d2fe" style:font-weight-asian="normal" style:font-weight-complex="normal"/>
    </style:style>
    <style:style style:name="T70" style:family="text">
      <style:text-properties fo:font-weight="normal" officeooo:rsid="0074db43" style:font-weight-asian="normal" style:font-weight-complex="normal"/>
    </style:style>
    <style:style style:name="T71" style:family="text">
      <style:text-properties fo:font-weight="normal" officeooo:rsid="002edea4" style:font-weight-asian="normal" style:font-weight-complex="normal"/>
    </style:style>
    <style:style style:name="T72" style:family="text">
      <style:text-properties fo:font-weight="normal" officeooo:rsid="0061ac07" style:font-weight-asian="normal" style:font-weight-complex="normal"/>
    </style:style>
    <style:style style:name="T73" style:family="text">
      <style:text-properties fo:font-weight="normal" officeooo:rsid="0013d739" style:font-weight-asian="normal" style:font-weight-complex="normal"/>
    </style:style>
    <style:style style:name="T74" style:family="text">
      <style:text-properties fo:font-weight="normal" officeooo:rsid="001782de" style:font-weight-asian="normal" style:font-weight-complex="normal"/>
    </style:style>
    <style:style style:name="T75" style:family="text">
      <style:text-properties fo:font-weight="normal" officeooo:rsid="00190be3" style:font-weight-asian="normal" style:font-weight-complex="normal"/>
    </style:style>
    <style:style style:name="T76" style:family="text">
      <style:text-properties fo:font-weight="normal" officeooo:rsid="008dabc2" style:font-weight-asian="normal" style:font-weight-complex="normal"/>
    </style:style>
    <style:style style:name="T77" style:family="text">
      <style:text-properties fo:font-weight="normal" officeooo:rsid="009afe85" style:font-weight-asian="normal" style:font-weight-complex="normal"/>
    </style:style>
    <style:style style:name="T78" style:family="text">
      <style:text-properties fo:font-weight="normal" officeooo:rsid="009bfbe6" style:font-weight-asian="normal" style:font-weight-complex="normal"/>
    </style:style>
    <style:style style:name="T79" style:family="text">
      <style:text-properties fo:font-weight="normal" officeooo:rsid="00a13582" style:font-weight-asian="normal" style:font-weight-complex="normal"/>
    </style:style>
    <style:style style:name="T80" style:family="text">
      <style:text-properties fo:font-weight="normal" officeooo:rsid="00bf58c9" style:font-weight-asian="normal" style:font-weight-complex="normal"/>
    </style:style>
    <style:style style:name="T81" style:family="text">
      <style:text-properties fo:font-weight="normal" officeooo:rsid="00c58c07" style:font-weight-asian="normal" style:font-weight-complex="normal"/>
    </style:style>
    <style:style style:name="T82" style:family="text">
      <style:text-properties fo:font-weight="normal" officeooo:rsid="00c8d297" style:font-weight-asian="normal" style:font-weight-complex="normal"/>
    </style:style>
    <style:style style:name="T83" style:family="text">
      <style:text-properties fo:font-weight="normal" officeooo:rsid="00d82e64" style:font-weight-asian="normal" style:font-weight-complex="normal"/>
    </style:style>
    <style:style style:name="T84" style:family="text">
      <style:text-properties fo:font-weight="normal" officeooo:rsid="00db4887" style:font-weight-asian="normal" style:font-weight-complex="normal"/>
    </style:style>
    <style:style style:name="T85" style:family="text">
      <style:text-properties fo:font-weight="normal" officeooo:rsid="00e0da2f" style:font-weight-asian="normal" style:font-weight-complex="normal"/>
    </style:style>
    <style:style style:name="T86" style:family="text">
      <style:text-properties fo:font-weight="normal" officeooo:rsid="00e10324" style:font-weight-asian="normal" style:font-weight-complex="normal"/>
    </style:style>
    <style:style style:name="T87" style:family="text">
      <style:text-properties fo:font-weight="normal" officeooo:rsid="00e2871f" style:font-weight-asian="normal" style:font-weight-complex="normal"/>
    </style:style>
    <style:style style:name="T88" style:family="text">
      <style:text-properties fo:font-weight="normal" officeooo:rsid="0101650c" style:font-weight-asian="normal" style:font-weight-complex="normal"/>
    </style:style>
    <style:style style:name="T89" style:family="text">
      <style:text-properties fo:font-weight="normal" officeooo:rsid="0106f711" style:font-weight-asian="normal" style:font-weight-complex="normal"/>
    </style:style>
    <style:style style:name="T90" style:family="text">
      <style:text-properties fo:font-weight="normal" officeooo:rsid="01092743" style:font-weight-asian="normal" style:font-weight-complex="normal"/>
    </style:style>
    <style:style style:name="T91" style:family="text">
      <style:text-properties fo:font-weight="normal" officeooo:rsid="0109879f" style:font-weight-asian="normal" style:font-weight-complex="normal"/>
    </style:style>
    <style:style style:name="T92" style:family="text">
      <style:text-properties fo:font-weight="normal" officeooo:rsid="010da6eb" style:font-weight-asian="normal" style:font-weight-complex="normal"/>
    </style:style>
    <style:style style:name="T93" style:family="text">
      <style:text-properties fo:font-weight="normal" officeooo:rsid="010e7979" style:font-weight-asian="normal" style:font-weight-complex="normal"/>
    </style:style>
    <style:style style:name="T94" style:family="text">
      <style:text-properties fo:font-weight="normal" officeooo:rsid="0111fae5" style:font-weight-asian="normal" style:font-weight-complex="normal"/>
    </style:style>
    <style:style style:name="T95" style:family="text">
      <style:text-properties fo:font-weight="normal" officeooo:rsid="011388cb" style:font-weight-asian="normal" style:font-weight-complex="normal"/>
    </style:style>
    <style:style style:name="T96" style:family="text">
      <style:text-properties fo:font-weight="normal" officeooo:rsid="011c0fdd" style:font-weight-asian="normal" style:font-weight-complex="normal"/>
    </style:style>
    <style:style style:name="T97" style:family="text">
      <style:text-properties fo:font-weight="normal" officeooo:rsid="011de155" style:font-weight-asian="normal" style:font-weight-complex="normal"/>
    </style:style>
    <style:style style:name="T98" style:family="text">
      <style:text-properties fo:font-weight="normal" officeooo:rsid="011e15cc" style:font-weight-asian="normal" style:font-weight-complex="normal"/>
    </style:style>
    <style:style style:name="T99" style:family="text">
      <style:text-properties fo:font-weight="normal" officeooo:rsid="011f4a92" style:font-weight-asian="normal" style:font-weight-complex="normal"/>
    </style:style>
    <style:style style:name="T100" style:family="text">
      <style:text-properties fo:font-weight="normal" officeooo:rsid="0120eb3e" style:font-weight-asian="normal" style:font-weight-complex="normal"/>
    </style:style>
    <style:style style:name="T101" style:family="text">
      <style:text-properties fo:font-weight="normal" officeooo:rsid="0122a628" style:font-weight-asian="normal" style:font-weight-complex="normal"/>
    </style:style>
    <style:style style:name="T102" style:family="text">
      <style:text-properties fo:font-weight="normal" officeooo:rsid="012bb030" style:font-weight-asian="normal" style:font-weight-complex="normal"/>
    </style:style>
    <style:style style:name="T103" style:family="text">
      <style:text-properties fo:font-weight="normal" officeooo:rsid="012da89e" style:font-weight-asian="normal" style:font-weight-complex="normal"/>
    </style:style>
    <style:style style:name="T104" style:family="text">
      <style:text-properties fo:font-weight="normal" officeooo:rsid="0130a373" style:font-weight-asian="normal" style:font-weight-complex="normal"/>
    </style:style>
    <style:style style:name="T105" style:family="text">
      <style:text-properties fo:font-weight="normal" officeooo:rsid="013220fe" style:font-weight-asian="normal" style:font-weight-complex="normal"/>
    </style:style>
    <style:style style:name="T106" style:family="text">
      <style:text-properties fo:font-weight="normal" officeooo:rsid="01334ce7" style:font-weight-asian="normal" style:font-weight-complex="normal"/>
    </style:style>
    <style:style style:name="T107" style:family="text">
      <style:text-properties fo:font-weight="normal" officeooo:rsid="0136af10" style:font-weight-asian="normal" style:font-weight-complex="normal"/>
    </style:style>
    <style:style style:name="T108" style:family="text">
      <style:text-properties fo:font-weight="normal" officeooo:rsid="01380e40" style:font-weight-asian="normal" style:font-weight-complex="normal"/>
    </style:style>
    <style:style style:name="T109" style:family="text">
      <style:text-properties fo:font-weight="normal" officeooo:rsid="0138bcbd" style:font-weight-asian="normal" style:font-weight-complex="normal"/>
    </style:style>
    <style:style style:name="T110" style:family="text">
      <style:text-properties fo:font-weight="normal" officeooo:rsid="0139b04d" style:font-weight-asian="normal" style:font-weight-complex="normal"/>
    </style:style>
    <style:style style:name="T111" style:family="text">
      <style:text-properties fo:font-weight="normal" officeooo:rsid="013cba69" style:font-weight-asian="normal" style:font-weight-complex="normal"/>
    </style:style>
    <style:style style:name="T112" style:family="text">
      <style:text-properties fo:font-weight="normal" officeooo:rsid="013f2cb1" style:font-weight-asian="normal" style:font-weight-complex="normal"/>
    </style:style>
    <style:style style:name="T113" style:family="text">
      <style:text-properties fo:font-weight="normal" officeooo:rsid="014ee98f" style:font-weight-asian="normal" style:font-weight-complex="normal"/>
    </style:style>
    <style:style style:name="T114" style:family="text">
      <style:text-properties fo:font-weight="normal" officeooo:rsid="017a45ee" style:font-weight-asian="normal" style:font-weight-complex="normal"/>
    </style:style>
    <style:style style:name="T115" style:family="text">
      <style:text-properties fo:font-weight="normal" officeooo:rsid="017c1de1" style:font-weight-asian="normal" style:font-weight-complex="normal"/>
    </style:style>
    <style:style style:name="T116" style:family="text">
      <style:text-properties fo:font-weight="normal" officeooo:rsid="01817b57" style:font-weight-asian="normal" style:font-weight-complex="normal"/>
    </style:style>
    <style:style style:name="T117" style:family="text">
      <style:text-properties fo:font-weight="normal" officeooo:rsid="0182d192" style:font-weight-asian="normal" style:font-weight-complex="normal"/>
    </style:style>
    <style:style style:name="T118" style:family="text">
      <style:text-properties fo:font-weight="normal" officeooo:rsid="01835d69" style:font-weight-asian="normal" style:font-weight-complex="normal"/>
    </style:style>
    <style:style style:name="T119" style:family="text">
      <style:text-properties fo:font-weight="normal" officeooo:rsid="018457a1" style:font-weight-asian="normal" style:font-weight-complex="normal"/>
    </style:style>
    <style:style style:name="T120" style:family="text">
      <style:text-properties fo:font-weight="normal" officeooo:rsid="0187afac" style:font-weight-asian="normal" style:font-weight-complex="normal"/>
    </style:style>
    <style:style style:name="T121" style:family="text">
      <style:text-properties fo:font-weight="normal" officeooo:rsid="0188e380" style:font-weight-asian="normal" style:font-weight-complex="normal"/>
    </style:style>
    <style:style style:name="T122" style:family="text">
      <style:text-properties fo:font-weight="normal" officeooo:rsid="0188eb89" style:font-weight-asian="normal" style:font-weight-complex="normal"/>
    </style:style>
    <style:style style:name="T123" style:family="text">
      <style:text-properties fo:font-weight="normal" officeooo:rsid="018c68f3" style:font-weight-asian="normal" style:font-weight-complex="normal"/>
    </style:style>
    <style:style style:name="T124" style:family="text">
      <style:text-properties fo:font-weight="normal" officeooo:rsid="018d3abf" style:font-weight-asian="normal" style:font-weight-complex="normal"/>
    </style:style>
    <style:style style:name="T125" style:family="text">
      <style:text-properties fo:font-weight="normal" officeooo:rsid="018f2152" style:font-weight-asian="normal" style:font-weight-complex="normal"/>
    </style:style>
    <style:style style:name="T126" style:family="text">
      <style:text-properties fo:font-weight="normal" officeooo:rsid="019fef78" style:font-weight-asian="normal" style:font-weight-complex="normal"/>
    </style:style>
    <style:style style:name="T127" style:family="text">
      <style:text-properties fo:font-weight="normal" officeooo:rsid="01a1b259" style:font-weight-asian="normal" style:font-weight-complex="normal"/>
    </style:style>
    <style:style style:name="T128" style:family="text">
      <style:text-properties fo:font-weight="normal" officeooo:rsid="01a1fc9f" style:font-weight-asian="normal" style:font-weight-complex="normal"/>
    </style:style>
    <style:style style:name="T129" style:family="text">
      <style:text-properties fo:font-weight="normal" officeooo:rsid="01a58b38" style:font-weight-asian="normal" style:font-weight-complex="normal"/>
    </style:style>
    <style:style style:name="T130" style:family="text">
      <style:text-properties fo:font-weight="normal" officeooo:rsid="01a5ff21" style:font-weight-asian="normal" style:font-weight-complex="normal"/>
    </style:style>
    <style:style style:name="T131" style:family="text">
      <style:text-properties fo:font-weight="normal" officeooo:rsid="01a7a6d5" style:font-weight-asian="normal" style:font-weight-complex="normal"/>
    </style:style>
    <style:style style:name="T132" style:family="text">
      <style:text-properties fo:font-weight="normal" officeooo:rsid="01a8e2db" style:font-weight-asian="normal" style:font-weight-complex="normal"/>
    </style:style>
    <style:style style:name="T133" style:family="text">
      <style:text-properties fo:font-weight="normal" officeooo:rsid="01a90d9c" style:font-weight-asian="normal" style:font-weight-complex="normal"/>
    </style:style>
    <style:style style:name="T134" style:family="text">
      <style:text-properties fo:font-weight="normal" officeooo:rsid="01ac45d7" style:font-weight-asian="normal" style:font-weight-complex="normal"/>
    </style:style>
    <style:style style:name="T135" style:family="text">
      <style:text-properties fo:font-weight="normal" officeooo:rsid="01b558ee" style:font-weight-asian="normal" style:font-weight-complex="normal"/>
    </style:style>
    <style:style style:name="T136" style:family="text">
      <style:text-properties style:text-position="super 58%" fo:font-weight="normal" officeooo:rsid="003d8a2f" style:font-weight-asian="normal" style:font-weight-complex="normal"/>
    </style:style>
    <style:style style:name="T137" style:family="text">
      <style:text-properties style:text-position="super 58%"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8" style:family="text">
      <style:text-properties officeooo:rsid="00594519"/>
    </style:style>
    <style:style style:name="T139"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40" style:family="text">
      <style:text-properties fo:font-size="11pt" fo:language="en" fo:country="US" officeooo:rsid="00594519" style:letter-kerning="false" style:font-name-asian="Calibri1" style:font-size-asian="11pt" style:language-asian="en" style:country-asian="US" style:font-name-complex="DejaVu Sans" style:font-size-complex="11pt" style:language-complex="ar" style:country-complex="SA"/>
    </style:style>
    <style:style style:name="T141" style:family="text">
      <style:text-properties fo:font-size="11pt" fo:language="en" fo:country="US" officeooo:rsid="007349d5" style:letter-kerning="false" style:font-name-asian="Calibri1" style:font-size-asian="11pt" style:language-asian="en" style:country-asian="US" style:font-name-complex="DejaVu Sans" style:font-size-complex="11pt" style:language-complex="ar" style:country-complex="SA"/>
    </style:style>
    <style:style style:name="T142" style:family="text">
      <style:text-properties fo:font-size="11pt" fo:language="en" fo:country="US" officeooo:rsid="00778124" style:letter-kerning="false" style:font-name-asian="Calibri1" style:font-size-asian="11pt" style:language-asian="en" style:country-asian="US" style:font-name-complex="DejaVu Sans" style:font-size-complex="11pt" style:language-complex="ar" style:country-complex="SA"/>
    </style:style>
    <style:style style:name="T143" style:family="text">
      <style:text-properties fo:font-size="11pt" fo:language="en" fo:country="US" officeooo:rsid="00b091de" style:letter-kerning="false" style:font-name-asian="Calibri1" style:font-size-asian="11pt" style:language-asian="en" style:country-asian="US" style:font-name-complex="DejaVu Sans" style:font-size-complex="11pt" style:language-complex="ar" style:country-complex="SA"/>
    </style:style>
    <style:style style:name="T144" style:family="text">
      <style:text-properties fo:font-size="11pt" fo:language="en" fo:country="US" officeooo:rsid="00b1f3dd" style:letter-kerning="false" style:font-name-asian="Calibri1" style:font-size-asian="11pt" style:language-asian="en" style:country-asian="US" style:font-name-complex="DejaVu Sans" style:font-size-complex="11pt" style:language-complex="ar" style:country-complex="SA"/>
    </style:style>
    <style:style style:name="T145" style:family="text">
      <style:text-properties fo:font-size="11pt" fo:language="en" fo:country="US" officeooo:rsid="00d616b8" style:letter-kerning="false" style:font-name-asian="Calibri1" style:font-size-asian="11pt" style:language-asian="en" style:country-asian="US" style:font-name-complex="DejaVu Sans" style:font-size-complex="11pt" style:language-complex="ar" style:country-complex="SA"/>
    </style:style>
    <style:style style:name="T146" style:family="text">
      <style:text-properties fo:font-size="11pt" fo:language="en" fo:country="US" officeooo:rsid="00fd9e96" style:letter-kerning="false" style:font-name-asian="Calibri1" style:font-size-asian="11pt" style:language-asian="en" style:country-asian="US" style:font-name-complex="DejaVu Sans" style:font-size-complex="11pt" style:language-complex="ar" style:country-complex="SA"/>
    </style:style>
    <style:style style:name="T147" style:family="text">
      <style:text-properties fo:font-size="11pt" fo:language="en" fo:country="US" officeooo:rsid="0101650c" style:letter-kerning="false" style:font-name-asian="Calibri1" style:font-size-asian="11pt" style:language-asian="en" style:country-asian="US" style:font-name-complex="DejaVu Sans" style:font-size-complex="11pt" style:language-complex="ar" style:country-complex="SA"/>
    </style:style>
    <style:style style:name="T148" style:family="text">
      <style:text-properties fo:font-size="11pt" fo:language="en" fo:country="US" officeooo:rsid="010654ff" style:letter-kerning="false" style:font-name-asian="Calibri1" style:font-size-asian="11pt" style:language-asian="en" style:country-asian="US" style:font-name-complex="DejaVu Sans" style:font-size-complex="11pt" style:language-complex="ar" style:country-complex="SA"/>
    </style:style>
    <style:style style:name="T149"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50" style:family="text">
      <style:text-properties fo:font-size="11pt" fo:language="en" fo:country="US" officeooo:rsid="012942e8" style:letter-kerning="false" style:font-name-asian="Calibri1" style:font-size-asian="11pt" style:language-asian="en" style:country-asian="US" style:font-name-complex="DejaVu Sans" style:font-size-complex="11pt" style:language-complex="ar" style:country-complex="SA"/>
    </style:style>
    <style:style style:name="T151" style:family="text">
      <style:text-properties fo:font-size="11pt" fo:language="en" fo:country="US" officeooo:rsid="013f2cb1" style:letter-kerning="false" style:font-name-asian="Calibri1" style:font-size-asian="11pt" style:language-asian="en" style:country-asian="US" style:font-name-complex="DejaVu Sans" style:font-size-complex="11pt" style:language-complex="ar" style:country-complex="SA"/>
    </style:style>
    <style:style style:name="T152" style:family="text">
      <style:text-properties fo:font-size="11pt" fo:language="en" fo:country="US" officeooo:rsid="0140a029" style:letter-kerning="false" style:font-name-asian="Calibri1" style:font-size-asian="11pt" style:language-asian="en" style:country-asian="US" style:font-name-complex="DejaVu Sans" style:font-size-complex="11pt" style:language-complex="ar" style:country-complex="SA"/>
    </style:style>
    <style:style style:name="T153" style:family="text">
      <style:text-properties fo:font-size="11pt" fo:language="en" fo:country="US" officeooo:rsid="01419a8a" style:letter-kerning="false" style:font-name-asian="Calibri1" style:font-size-asian="11pt" style:language-asian="en" style:country-asian="US" style:font-name-complex="DejaVu Sans" style:font-size-complex="11pt" style:language-complex="ar" style:country-complex="SA"/>
    </style:style>
    <style:style style:name="T154" style:family="text">
      <style:text-properties fo:font-size="11pt" fo:language="en" fo:country="US" officeooo:rsid="014323a2" style:letter-kerning="false" style:font-name-asian="Calibri1" style:font-size-asian="11pt" style:language-asian="en" style:country-asian="US" style:font-name-complex="DejaVu Sans" style:font-size-complex="11pt" style:language-complex="ar" style:country-complex="SA"/>
    </style:style>
    <style:style style:name="T155" style:family="text">
      <style:text-properties fo:font-size="11pt" fo:language="en" fo:country="US" officeooo:rsid="0144a239" style:letter-kerning="false" style:font-name-asian="Calibri1" style:font-size-asian="11pt" style:language-asian="en" style:country-asian="US" style:font-name-complex="DejaVu Sans" style:font-size-complex="11pt" style:language-complex="ar" style:country-complex="SA"/>
    </style:style>
    <style:style style:name="T156" style:family="text">
      <style:text-properties fo:font-size="11pt" fo:language="en" fo:country="US" officeooo:rsid="0144acbc" style:letter-kerning="false" style:font-name-asian="Calibri1" style:font-size-asian="11pt" style:language-asian="en" style:country-asian="US" style:font-name-complex="DejaVu Sans" style:font-size-complex="11pt" style:language-complex="ar" style:country-complex="SA"/>
    </style:style>
    <style:style style:name="T157" style:family="text">
      <style:text-properties fo:font-size="11pt" fo:language="en" fo:country="US" officeooo:rsid="014733f9" style:letter-kerning="false" style:font-name-asian="Calibri1" style:font-size-asian="11pt" style:language-asian="en" style:country-asian="US" style:font-name-complex="DejaVu Sans" style:font-size-complex="11pt" style:language-complex="ar" style:country-complex="SA"/>
    </style:style>
    <style:style style:name="T158" style:family="text">
      <style:text-properties fo:font-size="11pt" fo:language="en" fo:country="US" officeooo:rsid="0149d377" style:letter-kerning="false" style:font-name-asian="Calibri1" style:font-size-asian="11pt" style:language-asian="en" style:country-asian="US" style:font-name-complex="DejaVu Sans" style:font-size-complex="11pt" style:language-complex="ar" style:country-complex="SA"/>
    </style:style>
    <style:style style:name="T159" style:family="text">
      <style:text-properties fo:font-size="11pt" fo:language="en" fo:country="US" officeooo:rsid="01659681" style:letter-kerning="false" style:font-name-asian="Calibri1" style:font-size-asian="11pt" style:language-asian="en" style:country-asian="US" style:font-name-complex="DejaVu Sans" style:font-size-complex="11pt" style:language-complex="ar" style:country-complex="SA"/>
    </style:style>
    <style:style style:name="T160" style:family="text">
      <style:text-properties fo:font-size="11pt" fo:language="en" fo:country="US" officeooo:rsid="016ba1bc" style:letter-kerning="false" style:font-name-asian="Calibri1" style:font-size-asian="11pt" style:language-asian="en" style:country-asian="US" style:font-name-complex="DejaVu Sans" style:font-size-complex="11pt" style:language-complex="ar" style:country-complex="SA"/>
    </style:style>
    <style:style style:name="T161" style:family="text">
      <style:text-properties fo:font-size="11pt" fo:language="en" fo:country="US" officeooo:rsid="01789911" style:letter-kerning="false" style:font-name-asian="Calibri1" style:font-size-asian="11pt" style:language-asian="en" style:country-asian="US" style:font-name-complex="DejaVu Sans" style:font-size-complex="11pt" style:language-complex="ar" style:country-complex="SA"/>
    </style:style>
    <style:style style:name="T162" style:family="text">
      <style:text-properties fo:font-size="11pt" fo:language="en" fo:country="US" officeooo:rsid="018d3abf" style:letter-kerning="false" style:font-name-asian="Calibri1" style:font-size-asian="11pt" style:language-asian="en" style:country-asian="US" style:font-name-complex="DejaVu Sans" style:font-size-complex="11pt" style:language-complex="ar" style:country-complex="SA"/>
    </style:style>
    <style:style style:name="T163" style:family="text">
      <style:text-properties fo:font-size="11pt" fo:language="en" fo:country="US" officeooo:rsid="018fc42c" style:letter-kerning="false" style:font-name-asian="Calibri1" style:font-size-asian="11pt" style:language-asian="en" style:country-asian="US" style:font-name-complex="DejaVu Sans" style:font-size-complex="11pt" style:language-complex="ar" style:country-complex="SA"/>
    </style:style>
    <style:style style:name="T164" style:family="text">
      <style:text-properties fo:font-size="11pt" fo:language="en" fo:country="US" officeooo:rsid="0190185d" style:letter-kerning="false" style:font-name-asian="Calibri1" style:font-size-asian="11pt" style:language-asian="en" style:country-asian="US" style:font-name-complex="DejaVu Sans" style:font-size-complex="11pt" style:language-complex="ar" style:country-complex="SA"/>
    </style:style>
    <style:style style:name="T165" style:family="text">
      <style:text-properties fo:font-size="11pt" fo:language="en" fo:country="US" officeooo:rsid="019ef514" style:letter-kerning="false" style:font-name-asian="Calibri1" style:font-size-asian="11pt" style:language-asian="en" style:country-asian="US" style:font-name-complex="DejaVu Sans" style:font-size-complex="11pt" style:language-complex="ar" style:country-complex="SA"/>
    </style:style>
    <style:style style:name="T166" style:family="text">
      <style:text-properties fo:font-size="11pt" fo:language="en" fo:country="US" officeooo:rsid="01a1b259" style:letter-kerning="false" style:font-name-asian="Calibri1" style:font-size-asian="11pt" style:language-asian="en" style:country-asian="US" style:font-name-complex="DejaVu Sans" style:font-size-complex="11pt" style:language-complex="ar" style:country-complex="SA"/>
    </style:style>
    <style:style style:name="T167" style:family="text">
      <style:text-properties fo:font-size="11pt" fo:language="en" fo:country="US" officeooo:rsid="01a8e2db" style:letter-kerning="false" style:font-name-asian="Calibri1" style:font-size-asian="11pt" style:language-asian="en" style:country-asian="US" style:font-name-complex="DejaVu Sans" style:font-size-complex="11pt" style:language-complex="ar" style:country-complex="SA"/>
    </style:style>
    <style:style style:name="T168" style:family="text">
      <style:text-properties fo:font-size="11pt" fo:language="en" fo:country="US" officeooo:rsid="01ae35cb" style:letter-kerning="false" style:font-name-asian="Calibri1" style:font-size-asian="11pt" style:language-asian="en" style:country-asian="US" style:font-name-complex="DejaVu Sans" style:font-size-complex="11pt" style:language-complex="ar" style:country-complex="SA"/>
    </style:style>
    <style:style style:name="T169" style:family="text">
      <style:text-properties fo:font-size="11pt" fo:language="en" fo:country="US" officeooo:rsid="01bac73f" style:letter-kerning="false" style:font-name-asian="Calibri1" style:font-size-asian="11pt" style:language-asian="en" style:country-asian="US" style:font-name-complex="DejaVu Sans" style:font-size-complex="11pt" style:language-complex="ar" style:country-complex="SA"/>
    </style:style>
    <style:style style:name="T170" style:family="text">
      <style:text-properties fo:font-size="11pt" fo:language="en" fo:country="US" officeooo:rsid="01bc9961" style:letter-kerning="false" style:font-name-asian="Calibri1" style:font-size-asian="11pt" style:language-asian="en" style:country-asian="US" style:font-name-complex="DejaVu Sans" style:font-size-complex="11pt" style:language-complex="ar" style:country-complex="SA"/>
    </style:style>
    <style:style style:name="T171" style:family="text">
      <style:text-properties fo:font-size="11pt" fo:language="en" fo:country="US" officeooo:rsid="01be8d28" style:letter-kerning="false" style:font-name-asian="Calibri1" style:font-size-asian="11pt" style:language-asian="en" style:country-asian="US" style:font-name-complex="DejaVu Sans" style:font-size-complex="11pt" style:language-complex="ar" style:country-complex="SA"/>
    </style:style>
    <style:style style:name="T172" style:family="text">
      <style:text-properties fo:font-size="11pt" fo:language="en" fo:country="US" officeooo:rsid="01bf2ec6" style:letter-kerning="false" style:font-name-asian="Calibri1" style:font-size-asian="11pt" style:language-asian="en" style:country-asian="US" style:font-name-complex="DejaVu Sans" style:font-size-complex="11pt" style:language-complex="ar" style:country-complex="SA"/>
    </style:style>
    <style:style style:name="T173" style:family="text">
      <style:text-properties fo:font-size="11pt" fo:language="en" fo:country="US" officeooo:rsid="01c1f92b" style:letter-kerning="false" style:font-name-asian="Calibri1" style:font-size-asian="11pt" style:language-asian="en" style:country-asian="US" style:font-name-complex="DejaVu Sans" style:font-size-complex="11pt" style:language-complex="ar" style:country-complex="SA"/>
    </style:style>
    <style:style style:name="T174" style:family="text">
      <style:text-properties fo:font-size="11pt" fo:language="en" fo:country="US" officeooo:rsid="01cc3ec9" style:letter-kerning="false" style:font-name-asian="Calibri1" style:font-size-asian="11pt" style:language-asian="en" style:country-asian="US" style:font-name-complex="DejaVu Sans" style:font-size-complex="11pt" style:language-complex="ar" style:country-complex="SA"/>
    </style:style>
    <style:style style:name="T175" style:family="text">
      <style:text-properties fo:font-size="11pt" fo:language="en" fo:country="US" officeooo:rsid="01d0cf08" style:letter-kerning="false" style:font-name-asian="Calibri1" style:font-size-asian="11pt" style:language-asian="en" style:country-asian="US" style:font-name-complex="DejaVu Sans" style:font-size-complex="11pt" style:language-complex="ar" style:country-complex="SA"/>
    </style:style>
    <style:style style:name="T176"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7" style:family="text">
      <style:text-properties fo:font-size="11pt" fo:language="en" fo:country="US" fo:font-weight="normal" officeooo:rsid="000a48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8"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9" style:family="text">
      <style:text-properties fo:font-size="11pt" fo:language="en" fo:country="US" fo:font-weight="normal" officeooo:rsid="003ea1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0" style:family="text">
      <style:text-properties fo:font-size="11pt" fo:language="en" fo:country="US" fo:font-weight="normal" officeooo:rsid="004060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1"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2" style:family="text">
      <style:text-properties fo:font-size="11pt" fo:language="en" fo:country="US" fo:font-weight="normal" officeooo:rsid="00470f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3" style:family="text">
      <style:text-properties fo:font-size="11pt" fo:language="en" fo:country="US" fo:font-weight="normal" officeooo:rsid="006852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4" style:family="text">
      <style:text-properties fo:font-size="11pt" fo:language="en" fo:country="US" fo:font-weight="normal" officeooo:rsid="006a7b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5"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6" style:family="text">
      <style:text-properties fo:font-size="11pt" fo:language="en" fo:country="US" fo:font-weight="normal" officeooo:rsid="0048dc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7" style:family="text">
      <style:text-properties fo:font-size="11pt" fo:language="en" fo:country="US" fo:font-weight="normal" officeooo:rsid="004b0b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8" style:family="text">
      <style:text-properties fo:font-size="11pt" fo:language="en" fo:country="US" fo:font-weight="normal" officeooo:rsid="005055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9" style:family="text">
      <style:text-properties fo:font-size="11pt" fo:language="en" fo:country="US" fo:font-weight="normal" officeooo:rsid="004c7bd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0" style:family="text">
      <style:text-properties fo:font-size="11pt" fo:language="en" fo:country="US" fo:font-weight="normal" officeooo:rsid="00566f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1" style:family="text">
      <style:text-properties fo:font-size="11pt" fo:language="en" fo:country="US" fo:font-weight="normal" officeooo:rsid="007237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2" style:family="text">
      <style:text-properties fo:font-size="11pt" fo:language="en" fo:country="US" fo:font-weight="normal" officeooo:rsid="005a9d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3" style:family="text">
      <style:text-properties fo:font-size="11pt" fo:language="en" fo:country="US" fo:font-weight="normal" officeooo:rsid="0071a74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4" style:family="text">
      <style:text-properties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5" style:family="text">
      <style:text-properties fo:font-size="11pt" fo:language="en" fo:country="US" fo:font-weight="normal" officeooo:rsid="0074db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fo:font-size="11pt" fo:language="en" fo:country="US" fo:font-weight="normal" officeooo:rsid="0077812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7" style:family="text">
      <style:text-properties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8"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9" style:family="text">
      <style:text-properties fo:font-size="11pt" fo:language="en" fo:country="US" fo:font-weight="normal" officeooo:rsid="009dbc4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0" style:family="text">
      <style:text-properties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1" style:family="text">
      <style:text-properties fo:font-size="11pt" fo:language="en" fo:country="US" fo:font-weight="normal" officeooo:rsid="00a1358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2"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3" style:family="text">
      <style:text-properties fo:font-size="11pt" fo:language="en" fo:country="US" fo:font-weight="normal" officeooo:rsid="00d8be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4" style:family="text">
      <style:text-properties fo:font-size="11pt" fo:language="en" fo:country="US" fo:font-weight="normal" officeooo:rsid="00daaac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5" style:family="text">
      <style:text-properties fo:font-size="11pt" fo:language="en" fo:country="US" fo:font-weight="normal" officeooo:rsid="0101650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6" style:family="text">
      <style:text-properties fo:font-size="11pt" fo:language="en" fo:country="US" fo:font-weight="normal" officeooo:rsid="0106f71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7" style:family="text">
      <style:text-properties fo:font-size="11pt" fo:language="en" fo:country="US" fo:font-weight="normal" officeooo:rsid="0107f3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8" style:family="text">
      <style:text-properties fo:font-size="11pt" fo:language="en" fo:country="US" fo:font-weight="normal" officeooo:rsid="010cac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9" style:family="text">
      <style:text-properties fo:font-size="11pt" fo:language="en" fo:country="US" fo:font-weight="normal" officeooo:rsid="010da6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0" style:family="text">
      <style:text-properties fo:font-size="11pt" fo:language="en" fo:country="US" fo:font-weight="normal" officeooo:rsid="010e44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1" style:family="text">
      <style:text-properties fo:font-size="11pt" fo:language="en" fo:country="US" fo:font-weight="normal" officeooo:rsid="0111fa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2" style:family="text">
      <style:text-properties fo:font-size="11pt" fo:language="en" fo:country="US" fo:font-weight="normal" officeooo:rsid="0113372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3" style:family="text">
      <style:text-properties fo:font-size="11pt" fo:language="en" fo:country="US" fo:font-weight="normal" officeooo:rsid="011388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4" style:family="text">
      <style:text-properties fo:font-size="11pt" fo:language="en" fo:country="US" fo:font-weight="normal" officeooo:rsid="011c0fd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fo:font-size="11pt" fo:language="en" fo:country="US" fo:font-weight="normal" officeooo:rsid="011f4a9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fo:font-size="11pt" fo:language="en" fo:country="US" fo:font-weight="normal" officeooo:rsid="0120eb3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fo:font-size="11pt" fo:language="en" fo:country="US" fo:font-weight="normal" officeooo:rsid="012942e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8" style:family="text">
      <style:text-properties fo:font-size="11pt" fo:language="en" fo:country="US" fo:font-weight="normal" officeooo:rsid="012a84e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9" style:family="text">
      <style:text-properties fo:font-size="11pt" fo:language="en" fo:country="US" fo:font-weight="normal" officeooo:rsid="0138bcb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0" style:family="text">
      <style:text-properties fo:font-size="11pt" fo:language="en" fo:country="US" fo:font-weight="normal" officeooo:rsid="0139b0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1" style:family="text">
      <style:text-properties fo:font-size="11pt" fo:language="en" fo:country="US" fo:font-weight="normal" officeooo:rsid="013cba6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2" style:family="text">
      <style:text-properties fo:font-size="11pt" fo:language="en" fo:country="US" fo:font-weight="normal" officeooo:rsid="014ee9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3" style:family="text">
      <style:text-properties fo:font-size="11pt" fo:language="en" fo:country="US" fo:font-weight="normal" officeooo:rsid="0176a7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5" style:family="text">
      <style:text-properties fo:font-size="11pt" fo:language="en" fo:country="US" fo:font-weight="normal" officeooo:rsid="018457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6" style:family="text">
      <style:text-properties fo:font-size="11pt" fo:language="en" fo:country="US" fo:font-weight="normal" officeooo:rsid="018458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7" style:family="text">
      <style:text-properties fo:font-size="11pt" fo:language="en" fo:country="US" fo:font-weight="normal" officeooo:rsid="0185c69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8" style:family="text">
      <style:text-properties fo:font-size="11pt" fo:language="en" fo:country="US" fo:font-weight="normal" officeooo:rsid="0188e3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9" style:family="text">
      <style:text-properties fo:font-size="11pt" fo:language="en" fo:country="US" fo:font-weight="normal" officeooo:rsid="018d3ab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0" style:family="text">
      <style:text-properties fo:font-size="11pt" fo:language="en" fo:country="US" fo:font-weight="normal" officeooo:rsid="018f215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1" style:family="text">
      <style:text-properties fo:font-size="11pt" fo:language="en" fo:country="US" fo:font-weight="normal" officeooo:rsid="01a1fc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2" style:family="text">
      <style:text-properties fo:font-size="11pt" fo:language="en" fo:country="US" fo:font-weight="normal" officeooo:rsid="01a90d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3" style:family="text">
      <style:text-properties fo:font-size="11pt" fo:language="en" fo:country="US" fo:font-weight="normal" officeooo:rsid="01aad2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4" style:family="text">
      <style:text-properties fo:font-size="11pt" fo:language="en" fo:country="US" fo:font-weight="normal" officeooo:rsid="01d454a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5" style:family="text">
      <style:text-properties fo:font-size="11pt" fo:language="en" fo:country="US" fo:font-weight="bold" officeooo:rsid="003ea1eb"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6" style:family="text">
      <style:text-properties fo:font-size="11pt" fo:language="en" fo:country="US" fo:font-weight="bold" officeooo:rsid="00409c24"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7" style:family="text">
      <style:text-properties officeooo:rsid="005f1742"/>
    </style:style>
    <style:style style:name="T238" style:family="text">
      <style:text-properties officeooo:rsid="0061ac07"/>
    </style:style>
    <style:style style:name="T239" style:family="text">
      <style:text-properties officeooo:rsid="0061f915"/>
    </style:style>
    <style:style style:name="T240" style:family="text">
      <style:text-properties fo:font-weight="bold" style:font-weight-asian="bold"/>
    </style:style>
    <style:style style:name="T241" style:family="text">
      <style:text-properties fo:font-weight="bold" officeooo:rsid="003ea1eb" style:font-weight-asian="bold" style:font-weight-complex="bold"/>
    </style:style>
    <style:style style:name="T242" style:family="text">
      <style:text-properties fo:font-weight="bold" officeooo:rsid="006fb262" style:font-weight-asian="bold" style:font-weight-complex="bold"/>
    </style:style>
    <style:style style:name="T243" style:family="text">
      <style:text-properties fo:font-weight="bold" officeooo:rsid="004060ca" style:font-weight-asian="bold" style:font-weight-complex="bold"/>
    </style:style>
    <style:style style:name="T244" style:family="text">
      <style:text-properties fo:font-weight="bold" officeooo:rsid="00409c24" style:font-weight-asian="bold" style:font-weight-complex="bold"/>
    </style:style>
    <style:style style:name="T245" style:family="text">
      <style:text-properties officeooo:rsid="00778124"/>
    </style:style>
    <style:style style:name="T246" style:family="text">
      <style:text-properties officeooo:rsid="00793810"/>
    </style:style>
    <style:style style:name="T247" style:family="text">
      <style:text-properties fo:font-variant="normal" fo:text-transform="none" fo:color="#000000" fo:font-size="11pt" fo:letter-spacing="normal" fo:language="en" fo:country="US" fo:font-style="normal" fo:font-weight="normal" officeooo:rsid="025489e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8" style:family="text">
      <style:text-properties fo:font-variant="normal" fo:text-transform="none" fo:color="#000000" style:font-name="Handwriting" fo:font-size="11pt" fo:letter-spacing="normal" fo:font-style="normal" fo:font-weight="normal" style:font-weight-asian="normal" style:font-weight-complex="normal"/>
    </style:style>
    <style:style style:name="T249" style:family="text">
      <style:text-properties fo:font-variant="normal" fo:text-transform="none" fo:color="#000000" style:font-name="Handwriting" fo:font-size="11pt" fo:letter-spacing="normal" fo:font-style="normal" fo:font-weight="normal" officeooo:rsid="00a14c8c" style:font-weight-asian="normal" style:font-weight-complex="normal"/>
    </style:style>
    <style:style style:name="T250" style:family="text">
      <style:text-properties fo:font-variant="normal" fo:text-transform="none" fo:color="#000000" style:font-name="Handwriting" fo:font-size="11pt" fo:letter-spacing="normal" fo:font-style="normal" fo:font-weight="normal" officeooo:rsid="01031a0d" style:font-weight-asian="normal" style:font-weight-complex="normal"/>
    </style:style>
    <style:style style:name="T251" style:family="text">
      <style:text-properties fo:font-variant="normal" fo:text-transform="none" fo:color="#000000" style:font-name="Handwriting" fo:font-size="11pt" fo:letter-spacing="normal" fo:language="en" fo:country="US" fo:font-style="normal" fo:font-weight="normal" officeooo:rsid="00a14c8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2" style:family="text">
      <style:text-properties fo:font-variant="normal" fo:text-transform="none" fo:color="#000000" style:font-name="Handwriting" fo:font-size="11pt" fo:letter-spacing="normal" fo:language="en" fo:country="US" fo:font-style="normal" fo:font-weight="normal" officeooo:rsid="00a2d7f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3" style:family="text">
      <style:text-properties fo:font-variant="normal" fo:text-transform="none" fo:color="#000000" style:font-name="Handwriting" fo:font-size="11pt" fo:letter-spacing="normal" fo:language="en" fo:country="US" fo:font-style="normal" fo:font-weight="normal" officeooo:rsid="00a3a4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4" style:family="text">
      <style:text-properties fo:font-size="13pt" fo:language="en" fo:country="US" fo:font-weight="bold" officeooo:rsid="0039a0a9" style:letter-kerning="false" style:font-name-asian="Calibri1" style:font-size-asian="13pt" style:language-asian="en" style:country-asian="US" style:font-weight-asian="bold" style:font-name-complex="DejaVu Sans" style:font-size-complex="11pt" style:language-complex="ar" style:country-complex="SA"/>
    </style:style>
    <style:style style:name="T255" style:family="text">
      <style:text-properties fo:font-size="13pt" fo:language="en" fo:country="US" fo:font-weight="bold" officeooo:rsid="00198c9e" style:letter-kerning="false" style:font-name-asian="Calibri1" style:font-size-asian="13pt" style:language-asian="en" style:country-asian="US" style:font-weight-asian="bold" style:font-name-complex="DejaVu Sans" style:font-size-complex="11pt" style:language-complex="ar" style:country-complex="SA"/>
    </style:style>
    <style:style style:name="T256" style:family="text">
      <style:text-properties fo:font-size="13pt" fo:language="en" fo:country="US" fo:font-weight="bold" officeooo:rsid="00361d63" style:letter-kerning="false" style:font-name-asian="Calibri1" style:font-size-asian="13pt" style:language-asian="en" style:country-asian="US" style:font-weight-asian="bold" style:font-name-complex="DejaVu Sans" style:font-size-complex="11pt" style:language-complex="ar" style:country-complex="SA"/>
    </style:style>
    <style:style style:name="T257" style:family="text">
      <style:text-properties fo:font-size="13pt" fo:font-weight="bold" style:font-size-asian="13pt" style:font-weight-asian="bold"/>
    </style:style>
    <style:style style:name="T258" style:family="text">
      <style:text-properties fo:font-size="13pt" fo:font-weight="bold" officeooo:rsid="00056e69" style:font-size-asian="13pt" style:font-weight-asian="bold"/>
    </style:style>
    <style:style style:name="T259" style:family="text">
      <style:text-properties fo:font-size="13pt" fo:font-weight="bold" officeooo:rsid="000cdd3a" style:font-size-asian="13pt" style:font-weight-asian="bold"/>
    </style:style>
    <style:style style:name="T260" style:family="text">
      <style:text-properties fo:font-size="13pt" fo:font-weight="bold" fo:background-color="#ffff00" loext:char-shading-value="0" style:font-size-asian="13pt" style:font-weight-asian="bold"/>
    </style:style>
    <style:style style:name="T261" style:family="text">
      <style:text-properties officeooo:rsid="009385d9"/>
    </style:style>
    <style:style style:name="T262" style:family="text">
      <style:text-properties officeooo:rsid="0095427a"/>
    </style:style>
    <style:style style:name="T263" style:family="text">
      <style:text-properties officeooo:rsid="009775b8"/>
    </style:style>
    <style:style style:name="T264" style:family="text">
      <style:text-properties officeooo:rsid="00995824"/>
    </style:style>
    <style:style style:name="T265" style:family="text">
      <style:text-properties officeooo:rsid="009a8cb8"/>
    </style:style>
    <style:style style:name="T266" style:family="text">
      <style:text-properties style:font-name="Handwriting" fo:font-weight="normal" style:font-weight-asian="normal" style:font-weight-complex="normal"/>
    </style:style>
    <style:style style:name="T267" style:family="text">
      <style:text-properties officeooo:rsid="00a4e2b9"/>
    </style:style>
    <style:style style:name="T268" style:family="text">
      <style:text-properties officeooo:rsid="00a6af24"/>
    </style:style>
    <style:style style:name="T269" style:family="text">
      <style:text-properties style:use-window-font-color="true" fo:language="en" fo:country="US" officeooo:rsid="00a7829a" style:letter-kerning="false" style:font-name-asian="Noto Sans Mono CJK SC" style:language-asian="en" style:country-asian="US" style:font-name-complex="Liberation Mono1" style:language-complex="ar" style:country-complex="SA"/>
    </style:style>
    <style:style style:name="T270" style:family="text">
      <style:text-properties officeooo:rsid="00a8fb2d"/>
    </style:style>
    <style:style style:name="T271" style:family="text">
      <style:text-properties officeooo:rsid="00aa4827"/>
    </style:style>
    <style:style style:name="T272" style:family="text">
      <style:text-properties officeooo:rsid="00ad0986"/>
    </style:style>
    <style:style style:name="T273" style:family="text">
      <style:text-properties officeooo:rsid="00ade70d"/>
    </style:style>
    <style:style style:name="T274" style:family="text">
      <style:text-properties officeooo:rsid="00b091de"/>
    </style:style>
    <style:style style:name="T275" style:family="text">
      <style:text-properties officeooo:rsid="00b1f3dd"/>
    </style:style>
    <style:style style:name="T276" style:family="text">
      <style:text-properties officeooo:rsid="00b35bd2"/>
    </style:style>
    <style:style style:name="T277" style:family="text">
      <style:text-properties officeooo:rsid="00b48c5f"/>
    </style:style>
    <style:style style:name="T278" style:family="text">
      <style:text-properties officeooo:rsid="00b5db0a"/>
    </style:style>
    <style:style style:name="T279" style:family="text">
      <style:text-properties officeooo:rsid="00b7cdb7"/>
    </style:style>
    <style:style style:name="T280" style:family="text">
      <style:text-properties officeooo:rsid="00b91b5c"/>
    </style:style>
    <style:style style:name="T281" style:family="text">
      <style:text-properties officeooo:rsid="00bb3820"/>
    </style:style>
    <style:style style:name="T282" style:family="text">
      <style:text-properties officeooo:rsid="00bb4177"/>
    </style:style>
    <style:style style:name="T283" style:family="text">
      <style:text-properties officeooo:rsid="00c42aa1"/>
    </style:style>
    <style:style style:name="T284" style:family="text">
      <style:text-properties officeooo:rsid="00cf8c6b"/>
    </style:style>
    <style:style style:name="T285" style:family="text">
      <style:text-properties officeooo:rsid="00dc1ab8"/>
    </style:style>
    <style:style style:name="T286" style:family="text">
      <style:text-properties officeooo:rsid="00e6a09e"/>
    </style:style>
    <style:style style:name="T287" style:family="text">
      <style:text-properties officeooo:rsid="00e6ebd8"/>
    </style:style>
    <style:style style:name="T288" style:family="text">
      <style:text-properties officeooo:rsid="00e7c818"/>
    </style:style>
    <style:style style:name="T289" style:family="text">
      <style:text-properties officeooo:rsid="00e8a644"/>
    </style:style>
    <style:style style:name="T290" style:family="text">
      <style:text-properties officeooo:rsid="00eaa78a"/>
    </style:style>
    <style:style style:name="T291" style:family="text">
      <style:text-properties officeooo:rsid="00ec69d6"/>
    </style:style>
    <style:style style:name="T292" style:family="text">
      <style:text-properties officeooo:rsid="00edfcb0"/>
    </style:style>
    <style:style style:name="T293" style:family="text">
      <style:text-properties officeooo:rsid="00f13f11"/>
    </style:style>
    <style:style style:name="T294" style:family="text">
      <style:text-properties officeooo:rsid="00f14556"/>
    </style:style>
    <style:style style:name="T295" style:family="text">
      <style:text-properties officeooo:rsid="00f57bf9"/>
    </style:style>
    <style:style style:name="T296" style:family="text">
      <style:text-properties officeooo:rsid="00f80220"/>
    </style:style>
    <style:style style:name="T297" style:family="text">
      <style:text-properties officeooo:rsid="00f9f2c2"/>
    </style:style>
    <style:style style:name="T298" style:family="text">
      <style:text-properties officeooo:rsid="00fd9e96"/>
    </style:style>
    <style:style style:name="T299" style:family="text">
      <style:text-properties officeooo:rsid="00fe2c9b"/>
    </style:style>
    <style:style style:name="T300" style:family="text">
      <style:text-properties officeooo:rsid="00fea063"/>
    </style:style>
    <style:style style:name="T301" style:family="text">
      <style:text-properties officeooo:rsid="00ff1c79"/>
    </style:style>
    <style:style style:name="T302" style:family="text">
      <style:text-properties officeooo:rsid="0101650c"/>
    </style:style>
    <style:style style:name="T303" style:family="text">
      <style:text-properties officeooo:rsid="010654ff"/>
    </style:style>
    <style:style style:name="T304" style:family="text">
      <style:text-properties officeooo:rsid="0106f711"/>
    </style:style>
    <style:style style:name="T305" style:family="text">
      <style:text-properties officeooo:rsid="01080555"/>
    </style:style>
    <style:style style:name="T306" style:family="text">
      <style:text-properties officeooo:rsid="0109879f"/>
    </style:style>
    <style:style style:name="T307" style:family="text">
      <style:text-properties officeooo:rsid="0109ac43"/>
    </style:style>
    <style:style style:name="T308" style:family="text">
      <style:text-properties officeooo:rsid="010a34a2"/>
    </style:style>
    <style:style style:name="T309" style:family="text">
      <style:text-properties officeooo:rsid="011de155"/>
    </style:style>
    <style:style style:name="T310" style:family="text">
      <style:text-properties officeooo:rsid="013f2cb1"/>
    </style:style>
    <style:style style:name="T311" style:family="text">
      <style:text-properties officeooo:rsid="0140a029"/>
    </style:style>
    <style:style style:name="T312" style:family="text">
      <style:text-properties officeooo:rsid="01419a8a"/>
    </style:style>
    <style:style style:name="T313" style:family="text">
      <style:text-properties officeooo:rsid="014323a2"/>
    </style:style>
    <style:style style:name="T314" style:family="text">
      <style:text-properties officeooo:rsid="0144a239"/>
    </style:style>
    <style:style style:name="T315" style:family="text">
      <style:text-properties officeooo:rsid="0144acbc"/>
    </style:style>
    <style:style style:name="T316" style:family="text">
      <style:text-properties officeooo:rsid="0145a5ce"/>
    </style:style>
    <style:style style:name="T317" style:family="text">
      <style:text-properties officeooo:rsid="014733f9"/>
    </style:style>
    <style:style style:name="T318" style:family="text">
      <style:text-properties officeooo:rsid="0147e8b4"/>
    </style:style>
    <style:style style:name="T319" style:family="text">
      <style:text-properties officeooo:rsid="0149d377"/>
    </style:style>
    <style:style style:name="T320" style:family="text">
      <style:text-properties officeooo:rsid="014a6a5e"/>
    </style:style>
    <style:style style:name="T321" style:family="text">
      <style:text-properties officeooo:rsid="014b9a37"/>
    </style:style>
    <style:style style:name="T322" style:family="text">
      <style:text-properties officeooo:rsid="014e13e6"/>
    </style:style>
    <style:style style:name="T323" style:family="text">
      <style:text-properties officeooo:rsid="01515b39"/>
    </style:style>
    <style:style style:name="T324" style:family="text">
      <style:text-properties officeooo:rsid="01522b7a"/>
    </style:style>
    <style:style style:name="T325" style:family="text">
      <style:text-properties officeooo:rsid="0153e61f"/>
    </style:style>
    <style:style style:name="T326" style:family="text">
      <style:text-properties officeooo:rsid="01557f9d"/>
    </style:style>
    <style:style style:name="T327" style:family="text">
      <style:text-properties officeooo:rsid="0156e617"/>
    </style:style>
    <style:style style:name="T328" style:family="text">
      <style:text-properties officeooo:rsid="0158d10b"/>
    </style:style>
    <style:style style:name="T329" style:family="text">
      <style:text-properties officeooo:rsid="0159de95"/>
    </style:style>
    <style:style style:name="T330" style:family="text">
      <style:text-properties officeooo:rsid="015aeda5"/>
    </style:style>
    <style:style style:name="T331" style:family="text">
      <style:text-properties officeooo:rsid="015bc5e2"/>
    </style:style>
    <style:style style:name="T332" style:family="text">
      <style:text-properties officeooo:rsid="015e0b44"/>
    </style:style>
    <style:style style:name="T333" style:family="text">
      <style:text-properties officeooo:rsid="015fb7ca"/>
    </style:style>
    <style:style style:name="T334" style:family="text">
      <style:text-properties officeooo:rsid="015fb92a"/>
    </style:style>
    <style:style style:name="T335" style:family="text">
      <style:text-properties officeooo:rsid="01605fae"/>
    </style:style>
    <style:style style:name="T336" style:family="text">
      <style:text-properties officeooo:rsid="0163353d"/>
    </style:style>
    <style:style style:name="T337" style:family="text">
      <style:text-properties officeooo:rsid="016488c1"/>
    </style:style>
    <style:style style:name="T338" style:family="text">
      <style:text-properties officeooo:rsid="01659681"/>
    </style:style>
    <style:style style:name="T339" style:family="text">
      <style:text-properties officeooo:rsid="016695bd"/>
    </style:style>
    <style:style style:name="T340" style:family="text">
      <style:text-properties officeooo:rsid="01678cf7"/>
    </style:style>
    <style:style style:name="T341" style:family="text">
      <style:text-properties officeooo:rsid="0168bafe"/>
    </style:style>
    <style:style style:name="T342" style:family="text">
      <style:text-properties officeooo:rsid="016960ef"/>
    </style:style>
    <style:style style:name="T343" style:family="text">
      <style:text-properties officeooo:rsid="016ba1bc"/>
    </style:style>
    <style:style style:name="T344" style:family="text">
      <style:text-properties officeooo:rsid="016cd1db"/>
    </style:style>
    <style:style style:name="T345" style:family="text">
      <style:text-properties officeooo:rsid="016e1151"/>
    </style:style>
    <style:style style:name="T346" style:family="text">
      <style:text-properties officeooo:rsid="016e9231"/>
    </style:style>
    <style:style style:name="T347" style:family="text">
      <style:text-properties officeooo:rsid="016f56a3"/>
    </style:style>
    <style:style style:name="T348" style:family="text">
      <style:text-properties officeooo:rsid="016fe50b"/>
    </style:style>
    <style:style style:name="T349" style:family="text">
      <style:text-properties officeooo:rsid="016ff009"/>
    </style:style>
    <style:style style:name="T350" style:family="text">
      <style:text-properties officeooo:rsid="0170b210"/>
    </style:style>
    <style:style style:name="T351" style:family="text">
      <style:text-properties officeooo:rsid="01712df2"/>
    </style:style>
    <style:style style:name="T352" style:family="text">
      <style:text-properties officeooo:rsid="0171d114"/>
    </style:style>
    <style:style style:name="T353" style:family="text">
      <style:text-properties officeooo:rsid="0172f4fb"/>
    </style:style>
    <style:style style:name="T354" style:family="text">
      <style:text-properties officeooo:rsid="017447e0"/>
    </style:style>
    <style:style style:name="T355" style:family="text">
      <style:text-properties officeooo:rsid="01756855"/>
    </style:style>
    <style:style style:name="T356" style:family="text">
      <style:text-properties officeooo:rsid="0177dee6"/>
    </style:style>
    <style:style style:name="T357" style:family="text">
      <style:text-properties officeooo:rsid="01789911"/>
    </style:style>
    <style:style style:name="T358" style:family="text">
      <style:text-properties officeooo:rsid="01792256"/>
    </style:style>
    <style:style style:name="T359" style:family="text">
      <style:text-properties officeooo:rsid="017f1782"/>
    </style:style>
    <style:style style:name="T360" style:family="text">
      <style:text-properties officeooo:rsid="0186b44c"/>
    </style:style>
    <style:style style:name="T361" style:family="text">
      <style:text-properties officeooo:rsid="018d3abf"/>
    </style:style>
    <style:style style:name="T362" style:family="text">
      <style:text-properties officeooo:rsid="018f2152"/>
    </style:style>
    <style:style style:name="T363" style:family="text">
      <style:text-properties officeooo:rsid="018fc42c"/>
    </style:style>
    <style:style style:name="T364" style:family="text">
      <style:text-properties officeooo:rsid="0190185d"/>
    </style:style>
    <style:style style:name="T365" style:family="text">
      <style:text-properties officeooo:rsid="01932fc1"/>
    </style:style>
    <style:style style:name="T366" style:family="text">
      <style:text-properties officeooo:rsid="0193e774"/>
    </style:style>
    <style:style style:name="T367" style:family="text">
      <style:text-properties officeooo:rsid="01995370"/>
    </style:style>
    <style:style style:name="T368" style:family="text">
      <style:text-properties officeooo:rsid="01996368"/>
    </style:style>
    <style:style style:name="T369" style:family="text">
      <style:text-properties officeooo:rsid="019a51a9"/>
    </style:style>
    <style:style style:name="T370" style:family="text">
      <style:text-properties officeooo:rsid="019bee22"/>
    </style:style>
    <style:style style:name="T371" style:family="text">
      <style:text-properties officeooo:rsid="019c4db2"/>
    </style:style>
    <style:style style:name="T372" style:family="text">
      <style:text-properties officeooo:rsid="019e1625"/>
    </style:style>
    <style:style style:name="T373" style:family="text">
      <style:text-properties officeooo:rsid="019fef78"/>
    </style:style>
    <style:style style:name="T374" style:family="text">
      <style:text-properties officeooo:rsid="01a1af34"/>
    </style:style>
    <style:style style:name="T375" style:family="text">
      <style:text-properties officeooo:rsid="01a1b259"/>
    </style:style>
    <style:style style:name="T376" style:family="text">
      <style:text-properties officeooo:rsid="01a2f61d"/>
    </style:style>
    <style:style style:name="T377" style:family="text">
      <style:text-properties officeooo:rsid="01a42e56"/>
    </style:style>
    <style:style style:name="T378" style:family="text">
      <style:text-properties officeooo:rsid="01a8e2db"/>
    </style:style>
    <style:style style:name="T379" style:family="text">
      <style:text-properties officeooo:rsid="01aad29c"/>
    </style:style>
    <style:style style:name="T380" style:family="text">
      <style:text-properties officeooo:rsid="01ae35cb"/>
    </style:style>
    <style:style style:name="T381" style:family="text">
      <style:text-properties officeooo:rsid="01b02485"/>
    </style:style>
    <style:style style:name="T382" style:family="text">
      <style:text-properties officeooo:rsid="01b745d2"/>
    </style:style>
    <style:style style:name="T383" style:family="text">
      <style:text-properties officeooo:rsid="01bac73f"/>
    </style:style>
    <style:style style:name="T384" style:family="text">
      <style:text-properties officeooo:rsid="01c09ec7"/>
    </style:style>
    <style:style style:name="T385" style:family="text">
      <style:text-properties officeooo:rsid="01c0e5fe"/>
    </style:style>
    <style:style style:name="T386" style:family="text">
      <style:text-properties officeooo:rsid="01c382bf"/>
    </style:style>
    <style:style style:name="T387" style:family="text">
      <style:text-properties officeooo:rsid="01c52b06"/>
    </style:style>
    <style:style style:name="T388" style:family="text">
      <style:text-properties officeooo:rsid="00247b2f"/>
    </style:style>
    <style:style style:name="T389" style:family="text">
      <style:text-properties officeooo:rsid="01cc3ec9"/>
    </style:style>
    <style:style style:name="T390" style:family="text">
      <style:text-properties officeooo:rsid="01ceb5c5"/>
    </style:style>
    <style:style style:name="T391" style:family="text">
      <style:text-properties officeooo:rsid="01d3b9a6"/>
    </style:style>
    <style:style style:name="T39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93" style:family="text">
      <style:text-properties officeooo:rsid="01d5e0b5"/>
    </style:style>
    <style:style style:name="T394" style:family="text">
      <style:text-properties officeooo:rsid="01d7d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Ethnography</text:p>
      <text:p text:style-name="P10"><text:span text:style-name="T254">Tellinese</text:span><text:span text:style-name="T255"> Astar</text:span><text:span text:style-name="T257"> of </text:span><text:span text:style-name="T258">western Nomenes</text:span><text:span text:style-name="T257">; 5</text:span><text:span text:style-name="T258">4,4</text:span><text:span text:style-name="T255">79</text:span><text:span text:style-name="T258"> – </text:span><text:span text:style-name="T255">45,</text:span><text:span text:style-name="T256">1</text:span><text:span text:style-name="T255">00</text:span><text:span text:style-name="T259"> BBT</text:span></text:p>
      <text:p text:style-name="P11">After Apythia’s ritual constricted the magic of ages passed and created the network of astar connected to Toran, a cultural shift passed through Tellin which would become the foundation for astar civilization throughout Nomenes.</text:p>
      <text:p text:style-name="P12"/>
      <text:p text:style-name="P166">Summary:</text:p>
      <text:p text:style-name="P167">-Early Bronze-Age culture of the <text:span text:style-name="T392">central</text:span> Weswesum. Small city-states loosely controlled by <text:span text:style-name="T391">matriarchal </text:span>theocratic elite (supernatural sevakath caste).</text:p>
      <text:p text:style-name="P167">-<text:span text:style-name="T391">Polytheistic religion with a heavy focus on blood, astar sacrifice, and the afterlife.</text:span></text:p>
      <text:p text:style-name="P167">-<text:span text:style-name="T391">Emerging individualism, with city-wide identities controlling inter-societal politics.</text:span></text:p>
      <text:p text:style-name="P167">-<text:span text:style-name="T391">Heavy focus on divine ritual, astronomy, large architecture, anti-magic.</text:span></text:p>
      <text:p text:style-name="P167">-Multi-ethnic, mixed ancestry of Tellinese and <text:span text:style-name="T392">Jangatet</text:span>.</text:p>
      <text:p text:style-name="P12"/>
      <text:p text:style-name="P13"><text:bookmark-start text:name="1"/>Questions of Place.<text:bookmark-end text:name="1"/></text:p>
      <text:p text:style-name="P15">Geography</text:p>
      <text:p text:style-name="P35"><text:span text:style-name="T240">Describe the geography of where your society calls home.<text:line-break/></text:span><text:span text:style-name="T29">The Astar that returned with Vanemer to Nomenes in the Atanosta found themselves welcomed by a place quite unlike their previous home of Amarth. These Astar </text:span><text:span text:style-name="T177">arrived</text:span><text:span text:style-name="T29"> in the western mountains of Nomenes, around the lake Dinaelin, the source of the Rhu Bel. </text:span><text:span text:style-name="T30">The area around this mountain lake </text:span><text:span text:style-name="T178">was</text:span><text:span text:style-name="T30"> Tellin in their tongue, and the mountains </text:span><text:span text:style-name="T31">are</text:span><text:span text:style-name="T30"> the Weswesum.</text:span></text:p>
      <text:p text:style-name="P36"><text:span text:style-name="T30"><text:tab/></text:span><text:span text:style-name="T31">The Weswesum stretch from the 25</text:span><text:span text:style-name="T136">th</text:span><text:span text:style-name="T31"> parallel south to the 50</text:span><text:span text:style-name="T136">th</text:span><text:span text:style-name="T31"> parallel south, beyond the extent of Tellinese culture. </text:span><text:span text:style-name="T32">In the north, the mountains rise from tropical lowlands (</text:span><text:span text:style-name="T241">A</text:span><text:span text:style-name="T235">w</text:span><text:span text:style-name="T32">) to cooler, temperate regimes (</text:span><text:span text:style-name="T241">Cwa,b</text:span><text:span text:style-name="T32">). Stretching along the spine of the mountains southward, these temperate regimes give way to higher elevations and cooler mountain lakes (</text:span><text:span text:style-name="T241">Dwa,b,c</text:span><text:span text:style-name="T32">). </text:span><text:span text:style-name="T33">Farther to the south, the summer monsoon precipitation weakens and the winter cyclone precipitation strengthens (</text:span><text:span text:style-name="T242">Dsa,b,c</text:span><text:span text:style-name="T33">). This climate band is relatively thin, pressured by increasingly prominent coastal rains feeding a more humid, cool climate throughout the southern Weswesum (</text:span><text:span text:style-name="T242">Dfa,b,c</text:span><text:span text:style-name="T33">).</text:span></text:p>
      <text:p text:style-name="P36"><text:span text:style-name="T179"><text:tab/></text:span><text:span text:style-name="T180">Beyond</text:span><text:span text:style-name="T31"> the northern end of the range, the region extends into a tropical, monsoon-influenced forested shrubland </text:span><text:span text:style-name="T34">(</text:span><text:span text:style-name="T243">Am</text:span><text:span text:style-name="T34">)</text:span><text:span text:style-name="T31">. West of the Weswesum’</text:span><text:span text:style-name="T34">s northern</text:span><text:span text:style-name="T31"> termination, the </text:span><text:span text:style-name="T34">lower tropical shrublands end in cliffs falling off into the sea.</text:span><text:span text:style-name="T31"> </text:span><text:span text:style-name="T32">Following south along the west coast, these tropical groves transition into humid, temperate forested hills </text:span><text:span text:style-name="T34">(</text:span><text:span text:style-name="T243">Cfa</text:span><text:span text:style-name="T34">)</text:span><text:span text:style-name="T32">. </text:span><text:span text:style-name="T33">These forests continue south, though the steadily decreasing temperatures and wildly fluctuating seasons give way to coniferous continental forests (</text:span><text:span text:style-name="T242">Dfa</text:span><text:span text:style-name="T33">). </text:span><text:span text:style-name="T35">East of the Weswesum’s northern termination, the tropical shrublands of the north quickly give way to hot, semi-arid savannas (</text:span><text:span text:style-name="T244">B</text:span><text:span text:style-name="T236">s</text:span><text:span text:style-name="T244">h</text:span><text:span text:style-name="T35">) and hotter, dry deserts (</text:span><text:span text:style-name="T244">B</text:span><text:span text:style-name="T236">w</text:span><text:span text:style-name="T244">h</text:span><text:span text:style-name="T35">) that cool as they climb in elevation towards the eastern bank of the mountains (</text:span><text:span text:style-name="T244">Bsk, Bwk</text:span><text:span text:style-name="T35">). Further east, beyond </text:span><text:soft-page-break/><text:span text:style-name="T35">these arid deserts, lies the central sea and its complex coastal ecosystems. The arid deserts extend south for thousands of kilometers, and are called Palanim by the Tellinese.</text:span></text:p>
      <text:p text:style-name="P38"/>
      <text:p text:style-name="P115"><text:span text:style-name="T181"><text:tab/>The Weswesum range is highly volcanic and rife with geothermal activity. This is most extreme in its northern reaches.</text:span><text:span text:style-name="T36"> This entire area—walled by the Weswesum to the west; the central sea to the east; the northern region of the Palanim, where the dry deserts transition to savannas and then to tropical monsoon-lands, to the south; and the ocean to the north—sits over a mantle plume pressured by the subduction of the Nos Mori plate. Giant </text:span><text:span text:style-name="T181">g</text:span><text:span text:style-name="T36">eothermal springs</text:span><text:span text:style-name="T181"> and</text:span><text:span text:style-name="T36"> fumaroles cover the arid region, growing within—and around—themselves huge cinnabar crystals. These blood-red crystals of mercury(II) sulfide are towering features of the savanna, so dense in some places that they seem to create red crystal forests.</text:span></text:p>
      <text:p text:style-name="P115"><text:span text:style-name="T36"><text:tab/></text:span><text:span text:style-name="T37">Over millennia, these crystals—naturally somewhat brittle—are broken and ground away as they grow too tall. The cinnabar dust coats the ground and is blown away by descending equatorial </text:span><text:span text:style-name="T38">(blowing the dust north and west)</text:span><text:span text:style-name="T37"> and mid-latitude winds </text:span><text:span text:style-name="T38">(blowing the dust far south and east)</text:span><text:span text:style-name="T37">. The poisonous mercury compound has become a defining feature of th</text:span><text:span text:style-name="T38">is huge</text:span><text:span text:style-name="T37"> region. To survive the dust, plants </text:span><text:span text:style-name="T38">adapted</text:span><text:span text:style-name="T37"> to the injection of cinnabar. Through an ingenious set of evolutionary steps, many species of trees, bamboo, </text:span><text:span text:style-name="T39">grasses and ferns, </text:span><text:span text:style-name="T37">and particularly fungi, adapted to use the cinnabar dust in chemical reactions to help fuel protein production. </text:span><text:span text:style-name="T39">These plants, much like the dust, are </text:span><text:span text:style-name="T38">often </text:span><text:span text:style-name="T39">red in hue </text:span><text:span text:style-name="T40">and spread throughout the contaminated region </text:span><text:span text:style-name="T38">of central Nomenes</text:span><text:span text:style-name="T40">.</text:span><text:span text:style-name="T39"> Some of them, in their use of the cinnabar dust, produce raw mercury as a side product. The silvery liquid seeps from their stems or trunks, eventually </text:span><text:span text:style-name="T41">feeding into the ecosystems, </text:span><text:span text:style-name="T42">into bugs and small animals and into the larger predators, all adapted in the region to </text:span><text:span text:style-name="T43">survive</text:span><text:span text:style-name="T42"> the mercury </text:span><text:span text:style-name="T38">far longer than creatures on other continents</text:span><text:span text:style-name="T42">.</text:span></text:p>
      <text:p text:style-name="P116"><text:span text:style-name="T42"><text:tab/></text:span><text:span text:style-name="T30">T</text:span><text:span text:style-name="T31">he Tellinese culture </text:span><text:span text:style-name="T182">is</text:span><text:span text:style-name="T31"> unique to the Weswesum and surrounding hills, stretching from </text:span><text:span text:style-name="T44">slightly north of the Tellin basin</text:span><text:span text:style-name="T31">, at the </text:span><text:span text:style-name="T183">3</text:span><text:span text:style-name="T184">0</text:span><text:span text:style-name="T136">th</text:span><text:span text:style-name="T31"> parallel south, to </text:span><text:span text:style-name="T44">the lower reaches of the Weswesum</text:span><text:span text:style-name="T31">, near the </text:span><text:span text:style-name="T183">4</text:span><text:span text:style-name="T31">5</text:span><text:span text:style-name="T136">th</text:span><text:span text:style-name="T31"> parallel south.</text:span><text:span text:style-name="T26"><text:line-break/></text:span></text:p>
      <text:p text:style-name="P117"><text:span text:style-name="T240">Describe the climate your society deals with. How severe are their seasons?<text:line-break/></text:span><text:span text:style-name="T45">During the Usada, the Astar had little experience with seasons. Their world was cold and perpetually frozen. With the Usada ended, the Astar in Nomenes </text:span><text:span text:style-name="T185">found a changed world with mild, beautiful seasons. </text:span><text:span text:style-name="T178">The obliquity was mild, though increasing to its peak over the nine-thousand years following the Usada. The precession is mild, and switches from south to north over time this as well.</text:span></text:p>
      <text:p text:style-name="P118"/>
      <text:p text:style-name="P117"><text:span text:style-name="T178">By the time the early Nomenes cultures were well developed, the increasing obliquity had caused a shift in the timing of the dry and wet seasons of the region. Monsoon rains reached farther south, </text:span><text:span text:style-name="T182">causing a ubiquitous dry winter in the mountains. The higher, colder elevations held some glacial ice which fed </text:span><text:span text:style-name="T186">lake Dinaelin</text:span><text:span text:style-name="T182"> and the Rhu Bel, </text:span><text:span text:style-name="T186">among other rivers</text:span><text:span text:style-name="T182">. </text:span><text:span text:style-name="T186">The seasons became </text:span><text:span text:style-name="T187">more and more </text:span><text:span text:style-name="T186">intense, </text:span><text:span text:style-name="T188">the increasingly northern precession </text:span><text:soft-page-break/><text:span text:style-name="T188">saved Nomenes from the worst extremes.</text:span><text:span text:style-name="T186"> The wet summers </text:span><text:span text:style-name="T189">brought</text:span><text:span text:style-name="T186"> massive amounts of rain, but the winters </text:span><text:span text:style-name="T189">were</text:span><text:span text:style-name="T186"> </text:span><text:span text:style-name="T189">very </text:span><text:span text:style-name="T186">dry. </text:span><text:span text:style-name="T198">In summary, despite much of the Tellinese culture being enclosed in subtropical regions, the seasonal extremes are more reminiscent of continental climates of lower obliquity.</text:span></text:p>
      <text:p text:style-name="P15"/>
      <text:p text:style-name="P140"><text:span text:style-name="T240">What kinds of natural di</text:span><text:bookmark text:name="_GoBack"/><text:span text:style-name="T240">sasters has this society gotten used to?<text:line-break/></text:span><text:span text:style-name="T46">Much like the </text:span><text:span text:style-name="T47">astar</text:span><text:span text:style-name="T46"> were used to in Amarth, the western region of Nomenes is frequented by earthquakes. </text:span><text:span text:style-name="T47">The coastal mountains around the entirety of Nos Mori are volcanic as well, with eruptions often set off by earthquakes. </text:span><text:span text:style-name="T76">The region around the Nos Mori sea is one of the most volcanically active places on the planet. </text:span></text:p>
      <text:p text:style-name="P140"><text:span text:style-name="T76"><text:tab/></text:span><text:span text:style-name="T48">The west coast of Nomenes is frequented by sweeping floods during this time. The most devastating of these floods </text:span><text:span text:style-name="T49">occasionally</text:span><text:span text:style-name="T48"> pressure</text:span><text:span text:style-name="T49">d</text:span><text:span text:style-name="T48"> the coastal Jangatet </text:span><text:span text:style-name="T50">ethnic group</text:span><text:span text:style-name="T48"> to raid east into the mountains.</text:span></text:p>
      <text:p text:style-name="P134"><text:span text:style-name="T48"><text:tab/>S</text:span><text:span text:style-name="T51">ummer rains in the mountains </text:span><text:span text:style-name="T190">bring</text:span><text:span text:style-name="T51"> mudslides and flash flooding of valleys and mountain rivers.</text:span></text:p>
      <text:p text:style-name="P15"/>
      <text:p text:style-name="P10"><text:span text:style-name="T240">What is this place's most abundant resource?<text:line-break/></text:span><text:span text:style-name="T52">The trees and mountain valleys are rich in wildlife, providing furs, bones, and milk. </text:span><text:span text:style-name="T53">The </text:span><text:span text:style-name="T54">region’s</text:span><text:span text:style-name="T53"> climate between the wet coasts and the dry savanna is perfect for flax, </text:span><text:span text:style-name="T54">often cultivated </text:span><text:span text:style-name="T191">in small quantities on</text:span><text:span text:style-name="T54"> smooth mountain slopes and river valleys and</text:span><text:span text:style-name="T53"> used for the earliest linens. </text:span><text:span text:style-name="T54">Sheep also provide wool for spinning, </text:span><text:span text:style-name="T55">which is the primary material for the clothing worn by the Tellinese</text:span><text:span text:style-name="T54">.</text:span><text:span text:style-name="T52"> The mountains hold plentiful copper and other metals, </text:span><text:span text:style-name="T55">like gold.</text:span><text:span text:style-name="T52"> </text:span><text:span text:style-name="T54">Tellin’s eastern regimes, near the mouth of the Rhu Bel, is abundant in limestone, which is easily mined and shaped. Stone from the quarries </text:span><text:span text:style-name="T56">of Anatelea, and later of Kankanapal,</text:span><text:span text:style-name="T54"> is traded throughout the nearby </text:span><text:span text:style-name="T57">towns </text:span><text:span text:style-name="T58">and even makes its way outside the Tellin basin. Large river barges make use of the low winter rivers to carefully float limestone blocks down the mountains to the west into the ethnic Jangatet lands</text:span><text:span text:style-name="T54">.</text:span></text:p>
      <text:p text:style-name="P10"/>
      <text:p text:style-name="P15">What is its most valuable resource?</text:p>
      <text:p text:style-name="P39"><text:span text:style-name="T140">T</text:span><text:span text:style-name="T139">he limestone of the Rhu Bel allows the Tellinese to construct impressive temples and stone-based buildings. The copper of the mines also gives the Tellinese a distinct advantage in the quality of their tools and the abundance of metal trinkets. </text:span><text:span text:style-name="T141">Of all their metals, though, the gold panned from the rivers is most treasured.</text:span></text:p>
      <text:p text:style-name="P171"><text:span text:style-name="T140">Unusually strong </text:span><text:span text:style-name="T138">volcanic obsidian, tainted a dark red by the cinnabar of the region, forms exclusively around the volcanoes and magma floes of the northern parts of Tellinese cultural extent, inhabited by the ethnic Ruksal. The astar were already adept at shaping ice and stone, and the Ruksal were known for their red-obsidian weapons and tools. The Ruksal also refined the cinnabar dust into a strong red dye, vermilion.</text:span></text:p>
      <text:p text:style-name="P16"><text:line-break/>What resource is it most lacking?</text:p>
      <text:p text:style-name="P16"><text:soft-page-break/><text:span text:style-name="T27">Unlike the astar tribes of Amarth, salt is difficult to come by in the mountains of Weswesum. </text:span><text:span text:style-name="T28">Whereas the coasts of Amarth were rich in the mineral, the mountains of Nomenes have only rare salt deposits in the earth.</text:span></text:p>
      <text:p text:style-name="P9"/>
      <text:p text:style-name="P14">Food</text:p>
      <text:p text:style-name="P135"><text:span text:style-name="T240">What are the most commonly grown foods and most commonly eaten meats?<text:line-break/></text:span><text:span text:style-name="T59">Agriculture is abundant, with </text:span><text:span text:style-name="T192">maize</text:span><text:span text:style-name="T59"> being the most commonly domesticated food. The mountain valleys capture rainfall and can be somewhat terraced to provide areas to grow the </text:span><text:span text:style-name="T192">maize and corn</text:span><text:span text:style-name="T59"> and other plants, such as barley, </text:span><text:span text:style-name="T60">sorghum, </text:span><text:span text:style-name="T61">and rice</text:span><text:span text:style-name="T62">. </text:span><text:span text:style-name="T63">The wide forests that stretch along the coastal eastern side of the Weswesum provide better spaces to grow these plants than the mountains.</text:span></text:p>
      <text:p text:style-name="P40"/>
      <text:p text:style-name="P135"><text:span text:style-name="T59">The mountains are rich in animal life. Deer, </text:span><text:span text:style-name="T64">sheep, foxes,</text:span><text:span text:style-name="T59"> </text:span><text:span text:style-name="T64">and </text:span><text:span text:style-name="T59">mid-sized dinosaurs are plentiful; large predatory creatures typically do not venture into the region. </text:span><text:span text:style-name="T64">The lake Dinaelin has some fish, though the population is small. </text:span><text:span text:style-name="T61">The </text:span><text:span text:style-name="T193">Jangatet</text:span><text:span text:style-name="T61"> region</text:span><text:span text:style-name="T65">s</text:span><text:span text:style-name="T61"> border the sea, and coastal village</text:span><text:span text:style-name="T65">s</text:span><text:span text:style-name="T61"> catch many varieties o</text:span><text:span text:style-name="T65">f subtropical </text:span><text:span text:style-name="T61">fish and crabs.</text:span></text:p>
      <text:p text:style-name="P14"/>
      <text:p text:style-name="P136"><text:span text:style-name="T240">What foods are considered exotic or expensive?<text:line-break/></text:span><text:span text:style-name="T64">The large birds of the region are often considered trophy animals, and are prized meals for the wealthy.</text:span></text:p>
      <text:p text:style-name="P17"/>
      <text:p text:style-name="P137"><text:span text:style-name="T66">Rare apex predators, like the tyrannosaurus, made monstrous meals fit for the table of the high-priest. </text:span><text:span text:style-name="T67">These creatures were rarely engaged except for the defense of villages or for consumption at important rituals.</text:span></text:p>
      <text:p text:style-name="P14"/>
      <text:p text:style-name="P14">What forms of alcohol are common?</text:p>
      <text:p text:style-name="P41"><text:span text:style-name="T24">Saki-like distilled </text:span><text:span text:style-name="T237">corn, sorghum, or </text:span><text:span text:style-name="T24">rice alcohol came to replace the beet-based alcohol of Amarth. </text:span><text:span text:style-name="T25">The presence of barley in the mountains also led to the first development of beer.</text:span></text:p>
      <text:p text:style-name="P138"><text:span text:style-name="T240"><text:line-break/>Is there usually enough food and water for the population?<text:line-break/></text:span><text:span text:style-name="T68">In stark contrast to the scarcity of Amarth, Nomenes is plentiful in food and water. The population of the region grew significantly after the Atanosta, and the surplus of agriculture helped speed up the development of cities and social hierarchies.</text:span></text:p>
      <text:p text:style-name="P14"/>
      <text:p text:style-name="P14">Civilization</text:p>
      <text:p text:style-name="P37">Tellinese</text:p>
      <text:p text:style-name="P37">Region: 5.708e5 sq km</text:p>
      <text:p text:style-name="P37">pop rho ~24 /sq mile</text:p>
      <text:p text:style-name="P37">pop: 5.29 million</text:p>
      <text:p text:style-name="P14"/>
      <text:p text:style-name="P138"><text:soft-page-break/><text:span text:style-name="T240">What are the borders of society like?<text:line-break/></text:span><text:span text:style-name="T194">The Tellinese culture primarily spans from </text:span><text:span text:style-name="T195">the southern fork of the Weswesum mountains to just north of the </text:span><text:span text:style-name="T194">Tellin </text:span><text:span text:style-name="T195">basin</text:span><text:span text:style-name="T194"> at the 25</text:span><text:span text:style-name="T137">th</text:span><text:span text:style-name="T194"> parallel south</text:span><text:span text:style-name="T68">. </text:span><text:span text:style-name="T69">Lake Dinaelin in Tellin has an abundance of early cities and towns and a myriad of villages. </text:span><text:span text:style-name="T195">To the west and stretching south</text:span><text:span text:style-name="T69">, the civilization thins, though the </text:span><text:span text:style-name="T195">Jangatet</text:span><text:span text:style-name="T69"> population is still significant.</text:span><text:span text:style-name="T68"> The early cities of the region typically have dirt, wooden, or </text:span><text:span text:style-name="T69">rough </text:span><text:span text:style-name="T70">lime</text:span><text:span text:style-name="T68">stone defenses. Nemora is the first city to boast low, thick stone walls.</text:span></text:p>
      <text:p text:style-name="P14"/>
      <text:p text:style-name="P9"><text:span text:style-name="T240">How many people live here?<text:line-break/></text:span><text:span text:style-name="T71">The Tellin culture </text:span><text:span text:style-name="T72">encompasses</text:span><text:span text:style-name="T71"> about </text:span><text:span text:style-name="T196">5.29</text:span><text:span text:style-name="T71"> million astar </text:span><text:span text:style-name="T83">of the Jangatet and Ukshate ethnic groups.</text:span></text:p>
      <text:p text:style-name="P14"/>
      <text:p text:style-name="P14">Where do they congregate?</text:p>
      <text:p text:style-name="P42">There are many villages and tribal centers through<text:span text:style-name="T245">out</text:span> <text:span text:style-name="T142">the region</text:span><text:span text:style-name="T238">. </text:span><text:span text:style-name="T246">This period of Tellinese development has seen the rise and fall of numerous cities, and at the closing of this period seven towns stand above all others.</text:span></text:p>
      <text:p text:style-name="P42"/>
      <text:p text:style-name="P1">Population of the largest city: <text:s/>11500.0</text:p>
      <text:p text:style-name="P2">Population of the second largest city: <text:s/>6900.0</text:p>
      <text:p text:style-name="P2">Array of notable cities and towns: <text:s/>[11500.0, 6900.0, 5175.0, 4140.0, 2898.0, 2174.0, 1304.0, 1174.0]</text:p>
      <text:p text:style-name="P2">Number of towns: <text:s/>7</text:p>
      <text:p text:style-name="P2">Total population of towns: <text:s/>23765.0</text:p>
      <text:p text:style-name="P2">Total urban population: <text:s/>35265.0</text:p>
      <text:p text:style-name="P2">Total rural population: <text:s/>5254735.0</text:p>
      <text:p text:style-name="P2">Estimate of the number of small villages: <text:s/>35032.0</text:p>
      <text:p text:style-name="P2">Number of square km per town: <text:s/>81553.8</text:p>
      <text:p text:style-name="P5"/>
      <text:p text:style-name="P174"><text:span text:style-name="T5">Okos, </text:span><text:span text:style-name="T14">city of the Rajana sevakath. Set at</text:span><text:span text:style-name="T13"> the</text:span><text:span text:style-name="T11"> Thandana river </text:span><text:span text:style-name="T14">delta</text:span><text:span text:style-name="T12">, </text:span><text:span text:style-name="T14">the city of Okos is rich in agriculture and land. The fertile glacial silts flowing from Tellin fertilize the area, and the wide slopes give ample room for a large hinterland of small villages. </text:span><text:span text:style-name="T15">The Rajana sevakath of Okos began to expand their power more permanently over the hinterland of their city more than any other sevakath bloodline ever had. They forced tithes, taxes, and sacrifices with the promise of divine protection and balance. </text:span><text:span text:style-name="T247">With this connecting theme, Okos was able to grow in population and riches quickly in the last millennia of this period.</text:span></text:p>
      <text:p text:style-name="P119"><text:tab/>Population ~11500</text:p>
      <text:p text:style-name="P119"/>
      <text:p text:style-name="P172"><text:span text:style-name="T5">Nemora, a settlement </text:span><text:span text:style-name="T6">that grew under the Esarend sevakath bloodline, </text:span><text:span text:style-name="T10">but, by the 9</text:span><text:span text:style-name="T19">th</text:span><text:span text:style-name="T10"> millennium YH, was ruled by the Aumn clan,</text:span><text:span text:style-name="T6"> </text:span><text:span text:style-name="T7">sits near the center of Tellin, and once sat on the coast of Dinaelin before floods forced its civilians to move closer to the Tellin walls.</text:span><text:span text:style-name="T8"> </text:span><text:span text:style-name="T16">The city is the cite of the ancient Atmakolis temple in the mountains.</text:span></text:p>
      <text:p text:style-name="P172"><text:span text:style-name="T8"><text:tab/></text:span><text:span text:style-name="T9">Population ~ 6900</text:span></text:p>
      <text:p text:style-name="P119"/>
      <text:p text:style-name="P119"><text:soft-page-break/>Kankanapal, “Yellow Stone”. <text:span text:style-name="T261">Kankanapal was founded by refugees fleeing the lowland of Anatelea as the temperatures rose and lake floods became more common. </text:span><text:span text:style-name="T262">Kankanapal is the sister city to the older Anatelea, sitting opposite it at the mouth of the Rhu Bel.</text:span></text:p>
      <text:p text:style-name="P119"><text:tab/>Population ~5175</text:p>
      <text:p text:style-name="P119"/>
      <text:p text:style-name="P43">Anatelea, the first major settlement of Nomenes by the astar. <text:span text:style-name="T263">Anatelea was the seat of astar power for centuries, but as other towns developed and wars were waged the ancient home of the Mear and Nixia sevakath lines weakened. The city still holds partially abandoned stone temples created by magic, and the limestone quarries still churn out stone that the workers trade throughout Tellin and beyond.</text:span> <text:span text:style-name="T239">Anatelea sits at the mouth of the Rhu Bel and overlooks the sloping hills leading to Palanim.</text:span></text:p>
      <text:p text:style-name="P173"><text:span text:style-name="T17"><text:tab/></text:span><text:span text:style-name="T18">Population ~ </text:span><text:span text:style-name="T9">4140</text:span></text:p>
      <text:p text:style-name="P119"/>
      <text:p text:style-name="P3"><text:span text:style-name="T3">Tapu</text:span><text:span text:style-name="T2">stanum, “</text:span><text:span text:style-name="T3">Warm</text:span><text:span text:style-name="T2"> Place”. </text:span><text:span text:style-name="T4">Tapustanum is the largest settlement in the long southwestern stretch of Tellinese culture. Tapustanum is almost entirely ethnically Jangatet, and supports a lively and innovative fishing community. Despite its name, Tapustanum is, on average, much cooler than more equatorial cities like Okos.</text:span></text:p>
      <text:p text:style-name="P6"><text:tab/>Population ~2898</text:p>
      <text:p text:style-name="P6"/>
      <text:p text:style-name="P6">Chagapurah, “City of the Sheep”. <text:span text:style-name="T263">Chagapurah sits mid-way between Tapustanum and Okos, and is nestled high on the western Weswesum slopes. There, the cooler temperatures create wide open plains perfect for grazing sheep. Astar settlers were drawn to this place by the unending herds of wild sheep which the current Tellinese residents use to produce a large amount of wool to trade.</text:span></text:p>
      <text:p text:style-name="P6"><text:tab/>Population ~2174</text:p>
      <text:p text:style-name="P6"/>
      <text:p text:style-name="P6">Excepurah, “City on High”. <text:span text:style-name="T264">A new and quickly growing village in the mountains south of Tellin, Excepurah sits in a region once covered by Usada glaciers. The glaciers have slimmed and melted into Dinaelin over the last nine millennia, clearing mountain lakes even higher than Dinaelin. One of these lakes was discovered by a nomadic band of mountain travelers who saw the shallow lake bottom glittering with gold. Excepurah is one of many high mountain lakes rich in glacial gold, the shaping of which help push the Tellinese towards a wider use of metalworking.</text:span></text:p>
      <text:p text:style-name="P6"><text:tab/>Population ~1304</text:p>
      <text:p text:style-name="P6"/>
      <text:p text:style-name="P6">Tanibelubuh, “City with much grain”. <text:span text:style-name="T265">A large town outside of Okos, Tanibelubuh is one of the main vassal towns paying homage to the powerful Rajana. Tanibelubuh sits on a eastward tributary of the Thandana.</text:span></text:p>
      <text:p text:style-name="P6"><text:tab/>Population ~1174</text:p>
      <text:p text:style-name="P7"/>
      <text:p text:style-name="P9"><text:soft-page-break/><text:span text:style-name="T240">What part of this place do they avoid? Why?<text:line-break/></text:span><text:span text:style-name="T77">The northern reaches are shunned by the Tellinese. The red north is home to exiles, evil spirits, and, worst of all, those that meddle with the magic of these spirits. The Tellinese are natural enemies of the Ruksal and the Lateuta peoples on their northern borders.</text:span></text:p>
      <text:p text:style-name="P47"/>
      <text:p text:style-name="P141"><text:span text:style-name="T77">W</text:span><text:span text:style-name="T26">ithin the region of Tellinese culture, the deep forests of the peninsula around Okos are dangerous and isolating. The villages here clump together for protection, and open plains are valuable territory. The forests are home to mega fauna predators like tyrannosaurs. </text:span><text:span text:style-name="T78">The plains are common grazing grounds for more docile mega fauna, such as triceratops.</text:span></text:p>
      <text:p text:style-name="P14"/>
      <text:p text:style-name="P14">How do people feel about local landscapes being altered or used for a purpose other than what is traditional?</text:p>
      <text:p text:style-name="P46">Stemming from ancient animistic beliefs and the resurgence of spirituality in the first millennia after the Atanosta, the astar here hold the natural world in a sort of reverence, even though the old animistic beliefs have since evolved. The Tellinese are very connected to the natural world and it ties heavily into their religion.</text:p>
      <text:p text:style-name="P14"/>
      <text:p text:style-name="P14">Plants and Animals</text:p>
      <text:p text:style-name="P9"><text:span text:style-name="T240">What are the most common domesticated animals here? And what are they domesticated for?<text:line-break/></text:span><text:span text:style-name="T199">The Tellinese domesticate many creatures, though few are used quite as unanimously as the mountain sheep. </text:span><text:span text:style-name="T200">The sheep provide wool for clothes, which is a valuable trade good in these early towns.</text:span></text:p>
      <text:p text:style-name="P120"/>
      <text:p text:style-name="P142"><text:span text:style-name="T200">T</text:span><text:span text:style-name="T176">he lowland Jangatet people around Okos and Tanibelubuh have domesticated triceratops to act as large beasts of burden. Their feathers are common clothing decorations and ritual items, and their horns are carved into weapons after they are cut from the beast during domestication. These peoples have also trained the small raptors native to the region as hunting beasts, much like dogs.</text:span></text:p>
      <text:p text:style-name="P14"/>
      <text:p text:style-name="P9"><text:span text:style-name="T240">What are the most common wild animals? How are wild animals treated?<text:line-break/></text:span><text:span text:style-name="T201">The mountains are home to bears that are more adapted for the highland temperature extremes than dinosaurs. </text:span><text:span text:style-name="T203">The large bears </text:span><text:span text:style-name="T204">are the apex predators of the mountain terrains, though the skies are dominated by huge raptors. </text:span><text:span text:style-name="T201">There are many types of owls in the southern forests, and large, colorful flying dinosaurs in the north of the Tellinese region. Where in Amarth a</text:span><text:span text:style-name="T26">nimals </text:span><text:span text:style-name="T201">were</text:span><text:span text:style-name="T26"> treated according to their usefulness, </text:span><text:span text:style-name="T79">the prosperity of Nomenes has eased the minds of the astar. Many creatures hold spiritual significance tied to various deities or are revered because of their colors</text:span><text:span text:style-name="T26">. </text:span><text:span text:style-name="T79">Despite this change, any animal killed will be harvested for all they are worth.</text:span></text:p>
      <text:p text:style-name="P14"/>
      <text:p text:style-name="P9"><text:soft-page-break/><text:span text:style-name="T240">Which animals are likely to be pets?<text:line-break/></text:span><text:span text:style-name="T79">Small </text:span><text:span text:style-name="T84">land</text:span><text:span text:style-name="T79"> raptors make good hunting animals, though they are rarely as warm as the forest cats. Ocelots roam the trees of the subtropical forests around Okos, fishing in the rivers and flooded swamps during the wet season. Some Tellinese also kept certain snakes close or in their homes, though these were mostly for pest control.</text:span></text:p>
      <text:p text:style-name="P14"/>
      <text:p text:style-name="Standard"><text:span text:style-name="T20">What are the most common wild plants here? What are they used for?<text:line-break/></text:span><text:span text:style-name="T248">The </text:span><text:span text:style-name="T252">Goddess Flower</text:span><text:span text:style-name="T248"> is a rare, huge plant found only in </text:span><text:span text:style-name="T251">the</text:span><text:span text:style-name="T248"> highlands </text:span><text:span text:style-name="T249">of western Weswesum</text:span><text:span text:style-name="T248">. It blooms twice a year, for 2 months. </text:span><text:span text:style-name="T250">The first bloom is in the spring, when it blooms blue. The second is the fall, when it blooms gold.</text:span><text:span text:style-name="T266"><text:line-break/></text:span><text:span text:style-name="T248">It has large, heart shaped leaves which are usually yellow-green. It also grows large flowers, which can be gold and light blue.</text:span><text:span text:style-name="T266"><text:line-break/><text:line-break/></text:span><text:span text:style-name="T248">These plants grow in tiny groups, </text:span><text:span text:style-name="T251">and</text:span><text:span text:style-name="T248"> it's hard to control </text:span><text:span text:style-name="T251">or</text:span><text:span text:style-name="T248"> maintain their growth. </text:span><text:span text:style-name="T249">The flowers of these plants are highly sought after by the Tellinese, and a dried powder made from their flowers is traded as a luxury or given as a holy offering to village temples due to its hallucinogenic nature.</text:span><text:span text:style-name="T266"><text:line-break/><text:line-break/></text:span><text:span text:style-name="T248">As a defense mechanism, the </text:span><text:span text:style-name="T253">Goddess Flower</text:span><text:span text:style-name="T248"> can collapse its flowers </text:span><text:span text:style-name="T249">into hard shells </text:span><text:span text:style-name="T248">when it detects </text:span><text:span text:style-name="T249">large </text:span><text:span text:style-name="T248">vibrations. </text:span><text:span text:style-name="T249">The plant has adapted thus to prevent large herbivores from eating it or trampling it—relying on flying insects to pollinate it. Once pollinated, they grow large, delicious nuts with a soft meat often eaten in festivals and rituals.</text:span></text:p>
      <text:p text:style-name="P14"/>
      <text:p text:style-name="P13"><text:bookmark-start text:name="14"/>Questions of Technology.<text:bookmark-end text:name="14"/></text:p>
      <text:p text:style-name="P14">Describe the technological level of the society.</text:p>
      <text:p text:style-name="P175">Surface mining 219760 – <text:span text:style-name="T267">limestone mines provide good stone for temples and the foundations of wealthy Tellinese.</text:span></text:p>
      <text:p text:style-name="P4">Non-sailing boats 206440 – <text:span text:style-name="T267">mostly canoes</text:span></text:p>
      <text:p text:style-name="P4">Shaft mining 197440</text:p>
      <text:p text:style-name="P4">Pottery 108640 – <text:span text:style-name="T267">the pottery of the Tellinese is colorful and decorative. The artistry often depicts legends or religious stories.</text:span></text:p>
      <text:p text:style-name="P4">Neolithic period 73000</text:p>
      <text:p text:style-name="P4">Settlement size: 100 73000</text:p>
      <text:p text:style-name="P4">Agriculture 73000</text:p>
      <text:p text:style-name="P4">Animal Husbandry 73000</text:p>
      <text:p text:style-name="P4">Archery 73000 – <text:span text:style-name="T267">The Tellinese are skilled archers—especially the Jangatet peoples of the forest.</text:span></text:p>
      <text:p text:style-name="P4">Timekeeping 73000 – <text:span text:style-name="T267">timekeeping and early astronomy are integral to the Tellinese religion after the Atanosta. Many Tellinese temples are constructed such that the sunlight and moonlight shines upon specific carvings on days of astronomical significance, like solstices and equinoxes.</text:span></text:p>
      <text:p text:style-name="P4"><text:soft-page-break/>Granaries appear 70840</text:p>
      <text:p text:style-name="P4">Non-burial spiritual architecture 68560</text:p>
      <text:p text:style-name="P4">Proto-writing 59680 – <text:span text:style-name="T267">The proto-writing of the astar was developed with their contact with the waith, though it was mostly used as an art form and to record music. Over the last nine millennia, the proto-writing has significantly developed. The astar do not yet have a full alphabet, but scribes use complex glyphs to represent specific people, items, places, or ideas.</text:span></text:p>
      <text:p text:style-name="P4">Settlement size: 800 59680</text:p>
      <text:p text:style-name="P8"/>
      <text:p text:style-name="P4">Charcolithic period 55240</text:p>
      <text:p text:style-name="P4">Copper working 55240 – <text:span text:style-name="T267">Metalworking in astar society has been mostly centered around trinkets and simple tools. However in the most recent millennia, with the discovery of the glacial gold at Excepurah, metalworking has been growing in uses and commonality.</text:span></text:p>
      <text:p text:style-name="P4">Early textiles 55240 – <text:span text:style-name="T267">A modest amount of flax grows around the Tellin basin, and this flax is woven into linen often worn by the wealthy or powerful. In general, the Tellinese common people </text:span><text:span text:style-name="T269">wear</text:span><text:span text:style-name="T267"> woven wool clothin</text:span><text:span text:style-name="T268">g</text:span><text:span text:style-name="T267">.</text:span></text:p>
      <text:p text:style-name="P4">Settlement size: 4000 55240</text:p>
      <text:p text:style-name="P4">Early Proto-Indo-European Millennium 53080</text:p>
      <text:p text:style-name="P4">Trapping 53080 – <text:span text:style-name="T270">The Tellinese people have a variety of trapping methods. Smaller creatures are the specialty of the Jangatet, but larger mega fauna posed a difficult problem for many millennia. Trade of information with the Ghahakan people to the east, however, gave the Tellinese new trapping methods more adapted to capture or kill larger creatures.</text:span></text:p>
      <text:p text:style-name="P4">Carpentry 53080</text:p>
      <text:p text:style-name="P4">Founding of Eridu 52600</text:p>
      <text:p text:style-name="P4">Founding of Uruk 48640</text:p>
      <text:p text:style-name="P4">Late Proto-Indo-European Millennium 46360</text:p>
      <text:p text:style-name="P4">Significant Masonry 46360 – <text:span text:style-name="T271">In the final millennia of this period the Tellinese began building larger and larger constructions. The temples of Okos were the largest of the region, and utilized limestone rafted down the Thandana river from Kankanapal and Anatelea.</text:span></text:p>
      <text:p text:style-name="P14"/>
      <text:p text:style-name="P14">What devices and technologies are commonly available for people? What devices are rare?</text:p>
      <text:p text:style-name="P37">Tools are <text:span text:style-name="T272">mostly still made of </text:span>natural <text:span text:style-name="T272">materials</text:span>: stone, bone, wood, <text:span text:style-name="T272">and obsidian</text:span>. <text:span text:style-name="T272">The most luxurious tools are copper.</text:span></text:p>
      <text:p text:style-name="P14"/>
      <text:p text:style-name="P14">What are the common weapons like? Do they use weapons?</text:p>
      <text:p text:style-name="P37">Spears, axes, knives, bows, and arrows are commonly used for warfare, hunting, and rituals. <text:span text:style-name="T273">Swords have not yet come about.</text:span></text:p>
      <text:p text:style-name="P14"/>
      <text:p text:style-name="P14">Are philosophy and science unified, or do they exist as separate and independent disciplines?</text:p>
      <text:p text:style-name="P37">There is no real concept of either philosophy or science.</text:p>
      <text:p text:style-name="P9"><text:soft-page-break/></text:p>
      <text:p text:style-name="P14">How is technology treated by the society? Is it appreciated? If so, how?</text:p>
      <text:p text:style-name="P37">Technology is embraced, though its advancement is not actively sought.</text:p>
      <text:p text:style-name="P14"><text:line-break/>Architecture<text:line-break/>What major architectural styles are present? How does this vary over time and between places in the region?</text:p>
      <text:p text:style-name="P37">Open-air tribes typically ha<text:span text:style-name="T143">ve</text:span> huts and tents of hides supported by wood, bone, or <text:span text:style-name="T274">stone</text:span>. <text:span text:style-name="T274">Unlike in Amarth, the Tellinese village</text:span><text:span text:style-name="T285">s</text:span><text:span text:style-name="T274"> are slightly more sprawling, owing that they do not have to huddle together for safety or warmth—though isolated and small villages in the predatory lowlands often resort to huddled huts. The huts</text:span> are simple <text:span text:style-name="T274">and small, but they are freestanding, and some have significant architectural innovations. Many of the lakeside villages of Dinaelin or the coastal villages along the Nos Mori have huts raised on low stilts to protect from the significant seasonal flooding</text:span>.</text:p>
      <text:p text:style-name="P14"><text:line-break/>What are houses like inside and out?</text:p>
      <text:p text:style-name="P37">Within a typical fur hut, one might find a large open space centered around a fire pit <text:span text:style-name="T275">which would be used for cooking in isolated homes. Homes in denser villages usually didn’t have these fire pits, instead the Tellinese villagers would cook at a communal fire kept burning by villages specifically tasked for the job.</text:span> <text:span text:style-name="T275">The floors of Tellinese huts would be laid with leaves, and furs would serve as sleeping rugs or blankets.</text:span> <text:span text:style-name="T276">The walls of a modest hut were often made of stacked wooden beams insulated with furs or leaves, and the roof might be supported</text:span> by the ribs of large beasts (in the case of important tribes people) or wooden <text:span text:style-name="T144">beams or stakes</text:span>.</text:p>
      <text:p text:style-name="P14"><text:line-break/>What are palaces and castles like?</text:p>
      <text:p text:style-name="P37">Though they are not palaces, the <text:span text:style-name="T144">priests</text:span> and wealthy within the <text:span text:style-name="T144">settlements</text:span> had larger huts <text:span text:style-name="T275">or stone homes</text:span>. They typically owned more skins and trophy bones given to them as offerings, <text:span text:style-name="T275">which adorned their walls and floors. The stone homes were often mined limestone if the settlement was near Tellin. The carved stone blocks would be set as a foundation and built into walls, though the roofs of these luxurious houses were thatched branches, leaves, or furs. </text:span><text:span text:style-name="T277">The largest complexes belonged to the sevakath or the priestly class. These could have multiple rooms and even underground tunnels.</text:span></text:p>
      <text:p text:style-name="P14"><text:line-break/>How tall is the tallest building? How big is the biggest building?</text:p>
      <text:p text:style-name="P48">The central temple of Okos is the mightiest construction of the Tellinese of this era, <text:span text:style-name="T278">though the temple at Atmakolis rises higher. </text:span><text:span text:style-name="T279">The large temples of Okos are open-air plazas and were the fashionable construction of the later millennia of this time. Atmakolis is a more ancient construction, and its influence takes more from the the Tem Keml tower in Amarth.</text:span></text:p>
      <text:p text:style-name="P14"><text:line-break/>What materials are used in typical construction? Do any materials have to be imported?</text:p>
      <text:p text:style-name="P121"><text:soft-page-break/>Large constructions, like the open-air temples of the Tellinese, used significant amounts of limestone mined from the part of the Tellin basin near the mouth of the Rhu Bel. This limestone was sent down the lake and rivers by means of giant rafts.</text:p>
      <text:p text:style-name="P14"><text:line-break/>How are buildings constructed? Are there machines or is work done by hand?</text:p>
      <text:p text:style-name="P37">Buildings are entirely constructed by hand. <text:span text:style-name="T280">Large work beasts like triceratops are only just being domesticated and are not yet used to aid in the construction of large buildings.</text:span></text:p>
      <text:p text:style-name="P14"><text:line-break/>What are some famous landmarks in the region? Why are they famous? Are they famous internationally?</text:p>
      <text:p text:style-name="P14"/>
      <text:p text:style-name="P13"><text:bookmark-start text:name="2"/>Questions of Time.<text:bookmark-end text:name="2"/></text:p>
      <text:p text:style-name="P14">History</text:p>
      <text:p text:style-name="P14">How was this society founded? Who founded it and under what circumstances?</text:p>
      <text:p text:style-name="P49">The Tellinese began developing after the Atanosta, the mystical return of many astar from the land of their collective spirit through the power of Mallorn and Arangil. <text:span text:style-name="T281">The Atanosta is a momentous event in the history of all astar of Nomenes, especially the Tellinese who remain in the region of their first arrival. </text:span><text:span text:style-name="T282">The astar who returned where many of those slain in the strife with the Waith Akh at the end of the Usada.</text:span></text:p>
      <text:p text:style-name="P14"/>
      <text:p text:style-name="P14">What were the chief powers in the time when this society was founded?</text:p>
      <text:p text:style-name="P9"><text:span text:style-name="T240">How far back does this society’s written history go?<text:line-break/></text:span><text:span text:style-name="T202">There is no written history with these astar before the Atanosta, nor was any significant history written during the early millennia of this time period. The proto-writing of the </text:span><text:span text:style-name="T224">Tellinese</text:span><text:span text:style-name="T202"> was, </text:span><text:span text:style-name="T224">towards the later parts of this era, used in temples to record relevant religious myths and legends</text:span><text:span text:style-name="T202">.</text:span></text:p>
      <text:p text:style-name="P123"/>
      <text:p text:style-name="P143"><text:span text:style-name="T202">A</text:span><text:span text:style-name="T176">t the time of the Atanosta, many of the astar looked to their old returned leaders, like Mear, Tirwen, Apythia, and Faranwe.</text:span></text:p>
      <text:p text:style-name="P14"/>
      <text:p text:style-name="P22">What is the worst disaster they believe they've faced?</text:p>
      <text:p text:style-name="P50">The disaster of the Usada is still ingrained in the culture of the astar. They tell of a time when fire and ash filled the sky and the world was dark and cold.</text:p>
      <text:p text:style-name="P22"><text:line-break/>What was the best thing that ever happened to them?</text:p>
      <text:p text:style-name="P51">The Atanosta and their return to life was certainly the greatest event in their history.</text:p>
      <text:p text:style-name="P14"/>
      <text:p text:style-name="P144"><text:span text:style-name="T240">What in their past makes them feel ashamed?<text:line-break/></text:span><text:span text:style-name="T80">The Tellinese are still shamed by the ancient events that led to Apythia’s ritual. They were, in their minds, corrupted by evil spirits to pursue and hold magic and the power of the spirits in their own hands. This infuriated the spirits and the astar were nearly destroyed, </text:span><text:soft-page-break/><text:span text:style-name="T80">their spirit crushed by the others around them. Apythia was their savior—the one astar that saved the spirit of all by removing the corruption of magic.</text:span></text:p>
      <text:p text:style-name="P51"/>
      <text:p text:style-name="P52">Even to the end of this period, the Tellinese are afraid of magic.</text:p>
      <text:p text:style-name="P51"/>
      <text:p text:style-name="P145"><text:span text:style-name="T80">L</text:span><text:span text:style-name="T26">ater in her life, Apythia was questioned once more, this time by Eliadis. Eliadis attempted to kill the first sevakath, those first astar believed to be bound to the spirit of the people. Apythia cursed Eliadis and helped usher in the new period of growth under the sevakath.</text:span></text:p>
      <text:p text:style-name="P14"/>
      <text:p text:style-name="P26">What in their past makes them proud?</text:p>
      <text:p text:style-name="P53">Their strength to remain loyal to their <text:span text:style-name="T283">traditions and beliefs rather than the corruption of magic.</text:span></text:p>
      <text:p text:style-name="P146"><text:span text:style-name="T240"><text:line-break/>What are they afraid of happening again?<text:line-break/></text:span><text:span text:style-name="T81">The return of the Waith Akh, </text:span><text:span text:style-name="T112">whom the Tellinese call the “Akhtuzzi” in their legends,</text:span><text:span text:style-name="T81"> or the return of the Usada.</text:span></text:p>
      <text:p text:style-name="P66">The fall of their people, as the Waith fell before them.</text:p>
      <text:p text:style-name="P14"/>
      <text:p text:style-name="P148"><text:span text:style-name="T240">What are they hoping will happen? Do they think it likely?<text:line-break/>How strongly are people attached or connected to their heritage?<text:line-break/></text:span><text:span text:style-name="T82">The Tellinese </text:span><text:span text:style-name="T85">beliefs in heritage and lineage have diverged slightly from the ancient belief in a common astar heritage. The Tellinese at the end of this period had a different kind of common lineage: that of the city. Beginning with the </text:span><text:span text:style-name="T86">upset of the matriarchal tradition of the tribal shamans and the institution of the hereditary sevakath clans, the emphasis on heritage was introduced. The Tellinese still weren’t record keepers, and the common peoples had no way of tracing their personal lineages—they had to anchor themselves to the sevakath of their temple. As more and more temples were founded and more sevakath lines came to distinction in larger towns or more local villages, this gave communities a sense of identity. Those who identified with one sevakath bloodline may be vilified by those who follow a different bloodline, and those sevakath lines that were friendly had friendly devotees. </text:span><text:span text:style-name="T87">This also put pressure on the sevakath themselves—should the priests or their families shame themselves, the entire following would be disgraced.</text:span></text:p>
      <text:p text:style-name="P14"/>
      <text:p text:style-name="P18">How do people view time? What is their calendar like?</text:p>
      <text:p text:style-name="P54">The Tellinese view of time changed significantly from their history in Amarth. In Amarth, the astar had little view of time. There were no major astronomical markers, few sunrises or sunsets to track. Now, under the open sky, the astar concepts of time have blossomed.</text:p>
      <text:p text:style-name="P54"/>
      <text:p text:style-name="P57">The Tellinese have identified many astronomical cycles by which they have built a rudimentary calendar. The first and most important cycle is that of the moon—the roughly 30 days between lunar cycles cemented itself in the Tellinese numeral system. The <text:soft-page-break/>Tellinese found the number 30 to be convenient for hand counting—they could count each finger in three segments, each thumb in two, and each palm as one, adding up to 30.</text:p>
      <text:p text:style-name="P57"/>
      <text:p text:style-name="P57">Larger than the lunar cycle is the seasonal cycle. This period <text:span text:style-name="T286">is one of high obliquity, which leads to highly pronounced seasons despite the Tellinese proximity to the tropics. </text:span><text:span text:style-name="T287">The four pronounced seasons feature prominently in Tellinese ritual and fit into the base 30 numeral system nicely, with each season lasting approximately 3 moons. The Tellinese year is 30 moons, </text:span><text:span text:style-name="T288">or ten</text:span><text:span text:style-name="T287"> full seasons, starting in </text:span><text:span text:style-name="T288">either </text:span><text:span text:style-name="T287">the spring </text:span><text:span text:style-name="T288">or the fall</text:span><text:span text:style-name="T287">. Because the cycle is ten full seasons, the new year al</text:span><text:span text:style-name="T288">ternates between a spring start and a fall start. The Tellinese call these “Blue Flower years” and “Gold Flower years”, as the Goddess flower blooms blue in the spring and gold in the fall.</text:span></text:p>
      <text:p text:style-name="P55"/>
      <text:p text:style-name="P58">Towards the end of this period, the Tellinese also began tracking and noting equinoxes and solstices. These days found roots in the architecture of the temples, with sunlight or moonlight shining artistically on certain daises and seals on those days <text:span text:style-name="T289">and beginning special rituals.</text:span></text:p>
      <text:p text:style-name="P18"/>
      <text:p text:style-name="P14">What do they assume the future will hold?<text:line-break/>What are the most popular stories about the past?</text:p>
      <text:p text:style-name="P67">The stories of the heroism of the astar at the end of the Usada are common. There are stories of the villainous Waith Akh, <text:span text:style-name="T310">the evil Akhtuzzi,</text:span> and the kind Waith Rhun, <text:span text:style-name="T310">the kind Akhtuzzi</text:span>. Primarily, though, the Tellinese tell of the Atanosta and their journey back into the world.</text:p>
      <text:p text:style-name="P19"><text:line-break/>Who in the past is the greatest hero? The worst villain?</text:p>
      <text:p text:style-name="P122">Apythia is the greatest hero of recent times, though far surpassing her is the power and grandeur of Vanemer.</text:p>
      <text:p text:style-name="P122"/>
      <text:p text:style-name="P122">On the opposite side, the vile <text:span text:style-name="T310">Akhtuzzi</text:span> are twisted into horrible monsters in the stories of the Tellinese. <text:span text:style-name="T284">The Tellinese also see the evil spirits of magic as a major villain in their stories, corrupting the astar and causing great strife.</text:span></text:p>
      <text:p text:style-name="P19"><text:line-break/>Do people think the present better or worse than the past?<text:line-break/>Do people believe the future will be better or worse than the present or past?<text:line-break/></text:p>
      <text:p text:style-name="P13"><text:bookmark-start text:name="3"/>Questions of Race and Ethnicity.<text:bookmark-end text:name="3"/></text:p>
      <text:p text:style-name="P14">What are the chief races in the region?</text:p>
      <text:p text:style-name="P147"><text:span text:style-name="T73">T</text:span><text:span text:style-name="T26">he astar are the only sentient race of this part of Nomenes.</text:span></text:p>
      <text:p text:style-name="P14"/>
      <text:p text:style-name="P23">What are the chief ethnic groups of each race in the region? How are they distributed in place?</text:p>
      <text:p text:style-name="P56"><text:soft-page-break/>Within the Tellinese culture there are two main ethnic groups: the Jangatet and the people of the Tellin basi<text:span text:style-name="T290">n, where the culture name originates from,</text:span> called <text:span text:style-name="T145">the Ukshate</text:span>.</text:p>
      <text:p text:style-name="P23"><text:line-break/>How do they differ by language, appearance or ancestry?</text:p>
      <text:p text:style-name="P59">The Jangatet and Ukshate are close enough geographically that they are similar in phenotype and language. The Jangatet spread from the Tellin basin early in the history of the astar in Nomenes, giving them time to build a unique geographical identity. The name Jangatet stems from the Tellinese for “Forest People,” in contrast to the mountain-dwelling Ukshate.</text:p>
      <text:p text:style-name="P59"/>
      <text:p text:style-name="P59">The Ukshate <text:span text:style-name="T291">only expanded from the Tellin basin later, after internal strife and wars between sevakath lines forced some Ukshate from the mountain paradise. </text:span><text:span text:style-name="T292">The Ukshate brought with them their traditions and their language.</text:span></text:p>
      <text:p text:style-name="P23"/>
      <text:p text:style-name="P2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p>
      <text:p text:style-name="P60">The Jangatet were a very different people before the expansion of the Ukshate ethnos. They were much more tribal and similar to the cultural astar of Amarth. Many were hunter gatherers, only settling into villages with the coming of sevakath.</text:p>
      <text:p text:style-name="P24"/>
      <text:p text:style-name="P13"><text:bookmark-start text:name="4"/>Questions of Family.<text:bookmark-end text:name="4"/></text:p>
      <text:p text:style-name="P14">Marriage</text:p>
      <text:p text:style-name="P14">How is a marriage defined? How is a marriage contracted?</text:p>
      <text:p text:style-name="P61">The abundance and prosperity of resources in Nomenes and the decrease in average mortality of the astar people allowed the Tellinese to find more value and take more discretion in their mating habits.</text:p>
      <text:p text:style-name="P61"/>
      <text:p text:style-name="P62"><text:span text:style-name="T293">While there is no defined concept of legal or ceremonial marriage in Tellinese culture, the bonding of men and women is certainly a cultural trait. The Tellinese practice a form of binding polyandry owing back to the astar tradition of matriarchy. </text:span><text:span text:style-name="T294">One astar woman can take two or men into her home, but it is never found the other way around. These mates are usually permanent—or at least long lasting. If a woman dismisses one of her men or if a man leaves a bonded woman it is usually the talk of the village and quite scandalous.</text:span></text:p>
      <text:p text:style-name="P14"><text:line-break/>Who decides on a marriage?</text:p>
      <text:p text:style-name="P37">Mates are chosen by the females—and typically they entice some form of competition between suitors if there are multiple.</text:p>
      <text:p text:style-name="P14"/>
      <text:p text:style-name="P14"><text:soft-page-break/>What is the term of a marriage contract?<text:line-break/>How are marriages celebrated?</text:p>
      <text:p text:style-name="P37"><text:span text:style-name="T295">A woman’s choosing of mates is rarely celebrated. Instead, t</text:span>he birth of children and rites of passage are celebrated.</text:p>
      <text:p text:style-name="P14"><text:line-break/>What is considered too great a difference in age for a couple?</text:p>
      <text:p text:style-name="P37">There is no age restrictions. Women of any age can choose mates of any age.</text:p>
      <text:p text:style-name="P9"><text:span text:style-name="T240"><text:line-break/>Do relationships allow multiple partners?<text:line-break/></text:span><text:span text:style-name="T26">Yes. At some points, if a woman cannot decide on a single mate, she may choose multiple.</text:span></text:p>
      <text:p text:style-name="P14"/>
      <text:p text:style-name="P14">How can a marriage be terminated?</text:p>
      <text:p text:style-name="P63">If a woman and a male counterpart agree to separate they may do so with little repercussions—though without consent from both parties, a separation is typically looked down upon <text:span text:style-name="T296">for both partie</text:span><text:span text:style-name="T297">s.</text:span></text:p>
      <text:p text:style-name="P14"/>
      <text:p text:style-name="P25">Who usually takes custody of children if a marriage ends for some reason?</text:p>
      <text:p text:style-name="P64">The children always stay in the woman’s household, though she does not always take full care of them. That job is shared throughout the household.</text:p>
      <text:p text:style-name="P25"><text:line-break/>Does this society connect the ideas of marriage with love?</text:p>
      <text:p text:style-name="P14"/>
      <text:p text:style-name="P14">Family</text:p>
      <text:p text:style-name="P14">How are families named?</text:p>
      <text:p text:style-name="P37">Families are not named in <text:span text:style-name="T146">Tellinese</text:span> society, <text:span text:style-name="T298">with the exception of the sevakath lines</text:span>. <text:span text:style-name="T298">Stemming from the shamanistic tradition of a shared matriarchal name, the sevakath lines at the end of this period choose their names freely based on those in their family bloodline that they believe to be the most important or heroic.</text:span></text:p>
      <text:p text:style-name="P14"><text:line-break/>How big are families, typically?</text:p>
      <text:p text:style-name="P37">Women, on average, raise <text:span text:style-name="T299">two or three</text:span> children during their lifetimes. Children are typically self-sufficient by age sixteen, but they can live within the household much longer.</text:p>
      <text:p text:style-name="P14"/>
      <text:p text:style-name="P14">What constitutes a household? How many people live in one household? How many generations?</text:p>
      <text:p text:style-name="P37"><text:span text:style-name="T300">Households are more individual than in Amarth, and they typically only hold one or two families, though they might hold six generations of those families. </text:span><text:span text:style-name="T301">The cultural identification of a household is loose, though with the rise of sevakath bloodline devotion the more personal identification of family lines and familial households is growing.</text:span></text:p>
      <text:p text:style-name="P14"><text:line-break/>How are boy and girl children treated differently?</text:p>
      <text:p text:style-name="P37">Girls, in general, are treated with more deference.</text:p>
      <text:p text:style-name="P9"><text:soft-page-break/><text:span text:style-name="T240"><text:line-break/>What happens to orphans?<text:line-break/></text:span><text:span text:style-name="T26">Children are often cared for by the mothers—but not always. In the case that a child is not claimed, any other willing mother will take the child as their own. The responsibility of all is taken by all.</text:span></text:p>
      <text:p text:style-name="P14"/>
      <text:p text:style-name="P13"><text:bookmark-start text:name="5"/>Questions of Customs and Social Life.<text:bookmark-end text:name="5"/></text:p>
      <text:p text:style-name="P9"><text:span text:style-name="T240">What colors are associated with power? With virtue? With death?<text:line-break/></text:span><text:span text:style-name="T26">Power, fear, </text:span><text:span text:style-name="T205">danger</text:span><text:span text:style-name="T26">: Red, as the </text:span><text:span text:style-name="T88">cinnabar dust of the Palanim and the northern mountains.</text:span></text:p>
      <text:p text:style-name="P37">Virtue: <text:span text:style-name="T302">Blue, gold, and </text:span><text:span text:style-name="T147">t</text:span>he color of one’s eyes is the color of one’s <text:span text:style-name="T302">personal </text:span>virtue</text:p>
      <text:p text:style-name="P65">Mysticism: Silver, from the mercury ingested by the Ghahakas. The mercury is more poisonous to the Tellinese, and thus they view it with mystical fear as the Ghahakas ingest it</text:p>
      <text:p text:style-name="P37">Death: Black, as the dark of the night, <text:span text:style-name="T302">the memory of the Usada ash,</text:span> and the fur of the most ferocious animals.</text:p>
      <text:p text:style-name="P14"/>
      <text:p text:style-name="P14">When and how does someone go from child to adult?</text:p>
      <text:p text:style-name="P164"/>
      <text:p text:style-name="P168">These astar celebrate multiple transitions throughout life. The first is the time when the first phase of reverie comes to a close and the child professes that they no longer see <text:span text:style-name="T389">the profundities of Guire</text:span>. <text:span text:style-name="T389">This, to the Tellinese, marks the time when the child is finally given to the world by Ravasasam.</text:span></text:p>
      <text:p text:style-name="P168"/>
      <text:p text:style-name="P170"><text:span text:style-name="T388">The second transition comes a few years before the child reaches physical maturity. It is at this time that they take a profession within the </text:span><text:span text:style-name="T174">settlement</text:span><text:span text:style-name="T388">—this is the true moment when the child becomes a contributing part of the </text:span><text:span text:style-name="T389">society</text:span><text:span text:style-name="T388">.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text:span text:style-name="T174">the leading of a complex ritual</text:span>.</text:p>
      <text:p text:style-name="P170"/>
      <text:p text:style-name="P165">In the particular case of children raised to be warriors, the coming-of-age transition necessitates the child, either boy or girl, join a roving war band or raiding party. These bands live outside of <text:span text:style-name="T148">Tellinese villages or towns</text:span>, hunting in the forests and raiding <text:span text:style-name="T303">rival villages or towns</text:span> for food and status. Members of these war parties will often completely cover themselves in animal skins, draping the skulls or face-skins over their own face and painting it with symbols relevant to their <text:span text:style-name="T304">home</text:span>.</text:p>
      <text:p text:style-name="P169"/>
      <text:p text:style-name="P168"><text:soft-page-break/>The third transition marks the admittance of a new <text:span text:style-name="T389">societal </text:span>elder—not all astar make this transition. This comes after the astar has trained several youths themselves, most of which must have transitioned into adulthood. It is by a council of these former pupils, overseen by the shaman, that the old mentor is given the respect and status of elder.</text:p>
      <text:p text:style-name="P168"/>
      <text:p text:style-name="P168">The fourth and final transition within the life of an astar is the time when an astar first experiences a reverie from beyond The Veil. While these reveries can sometimes be interpreted by a <text:span text:style-name="T389">shaman or priest</text:span>, they rarely come to any secure meaning. It is generally accepted that this happens because the <text:span text:style-name="T174">gods</text:span> <text:span text:style-name="T174">are</text:span> recalling the <text:span text:style-name="T174">soul</text:span> of that astar. <text:span text:style-name="T389">This is why the eyes of these very old astar begin to look like the sky and stars, for those are the realms of the gods that call to them.</text:span></text:p>
      <text:p text:style-name="P14"/>
      <text:p text:style-name="P9"><text:span text:style-name="T240">If two people get into a fight, how is this supposed to be resolved?<text:line-break/></text:span><text:span text:style-name="T26">Disputes are resolved with battles of trade. Each Asta will work to impress the </text:span><text:span text:style-name="T206">priest</text:span><text:span text:style-name="T26"> </text:span><text:span text:style-name="T206">or</text:span><text:span text:style-name="T26"> elders of their community by </text:span><text:span text:style-name="T89">besting their opponent. For tradesmen, this would come in the form of a competitive creation. For warriors, this would mean trial by combat</text:span><text:span text:style-name="T26">. The worthiest is judged by the </text:span><text:span text:style-name="T207">priest</text:span><text:span text:style-name="T26"> and elders.</text:span></text:p>
      <text:p text:style-name="P14"/>
      <text:p text:style-name="P14">Who inherits property? Titles? Position?</text:p>
      <text:p text:style-name="P37">Property is passed down within a household <text:span text:style-name="T305">to the eldest daughter—the same is said for titles. The Tellinese culture has shifted away from the somewhat egalitarian nature of astar society in Amarth. This change can be traced to the hereditary sevakath institution.</text:span></text:p>
      <text:p text:style-name="P68">Positions are often given to the understudy to the position. </text:p>
      <text:p text:style-name="P9"><text:span text:style-name="T240"><text:line-break/>What are the most popular games? How important are they?<text:line-break/></text:span><text:span text:style-name="T90">The Tellinese play a descendant of the ancient bone game </text:span><text:span text:style-name="T26">Spunand Zaruri. </text:span><text:span text:style-name="T90">Once played for spiritual consulting, the game has evolved to be more recreational. </text:span><text:span text:style-name="T91">The game involves a set of knuckle bone dice used to move a tile or pawn along a track.</text:span></text:p>
      <text:p text:style-name="P14"/>
      <text:p text:style-name="P14">How much free time do people usually get? What do they spend this time doing?<text:line-break/>How independent or codependent are individuals?</text:p>
      <text:p text:style-name="P14"/>
      <text:p text:style-name="P14">Social Division</text:p>
      <text:p text:style-name="P14">Is society segregated?<text:line-break/>What social classes or divisions exist in this society?</text:p>
      <text:p text:style-name="P37"><text:span text:style-name="T306">Social division is present but not very complex or unwavering. Without much argument, the sevakath make up the pinnacle of </text:span><text:span text:style-name="T307">Tellinese society. They are given the roles of priest-kings and oracles, the leaders of war parties and the council of elders. Beneath the sevakath, warriors </text:span><text:span text:style-name="T308">and the wealthy are in the next highest regard.</text:span></text:p>
      <text:p text:style-name="P27"><text:line-break/>If so, can people move from one class to another?</text:p>
      <text:p text:style-name="P69"><text:soft-page-break/>Yes. Anyone is free to choose the path of the warrior when they are young, though it is most common in wealthier families. Craftspeople, artisans, and farmers can rise through the loose social ranks through good fortune, prosperity, or skill.</text:p>
      <text:p text:style-name="P28"><text:line-break/>Is there any discrimination against minority groups (racial, ethnic, religious) in this society?</text:p>
      <text:p text:style-name="P70">The Ukshate and Jangatet teat each other without any discrimination.</text:p>
      <text:p text:style-name="P149"><text:span text:style-name="T240"><text:line-break/>What are the typical roles of women and men? What are the expectations of children?<text:line-break/></text:span><text:span text:style-name="T26">Women play a dominant role in </text:span><text:span text:style-name="T208">astar</text:span><text:span text:style-name="T26"> society. They hold the </text:span><text:span text:style-name="T92">majority of the </text:span><text:span text:style-name="T26">religious positions and other major positions of power. When a woman is with child, if she works a laborious job, the father or another </text:span><text:span text:style-name="T209">astar</text:span><text:span text:style-name="T26"> takes the position until the child is born. Children learn a trade from a young age and are given that trade depending on the need of the tribe at the time. </text:span></text:p>
      <text:p text:style-name="P9"><text:span text:style-name="T240"><text:line-break/>Food<text:line-break/>Describe how daily food is obtained.<text:line-break/></text:span><text:span text:style-name="T26">Most villages have among them many hunters or farmers. Small fields are cultured and harvested throughout the year, and the food is stored within granary buildings and shared among the </text:span><text:span text:style-name="T210">community</text:span><text:span text:style-name="T26">. </text:span><text:span text:style-name="T93">If a family cannot store excess meat from hunted animals, the meat might be sold to a butcher or another family.</text:span></text:p>
      <text:p text:style-name="P14"/>
      <text:p text:style-name="P9"><text:span text:style-name="T240">What type of foods are most popular? What are typical dishes and specialties of the region?<text:line-break/></text:span><text:span text:style-name="T26">Dried or smoked meats spiced with natural herbs, unleavened bread, roots, fish and </text:span><text:span text:style-name="T94">vegetable </text:span><text:span text:style-name="T26">soups and stews, and marrow stews are common meals among the </text:span><text:span text:style-name="T211">a</text:span><text:span text:style-name="T26">star.</text:span></text:p>
      <text:p text:style-name="P9"/>
      <text:p text:style-name="P9"><text:span text:style-name="T240">What cutlery, if any, do people use for cooking and eating?<text:line-break/></text:span><text:span text:style-name="T26">The </text:span><text:span text:style-name="T212">a</text:span><text:span text:style-name="T26">star mostly use their hands, though knives are common as well.</text:span></text:p>
      <text:p text:style-name="P14"/>
      <text:p text:style-name="P9"><text:span text:style-name="T240">How is the table arranged? How do people sit when eating? Is there any arrangement by age or dignity of diners?<text:line-break/></text:span><text:span text:style-name="T26">Most </text:span><text:span text:style-name="T213">a</text:span><text:span text:style-name="T26">star villages </text:span><text:span text:style-name="T95">or small communities within larger settlements</text:span><text:span text:style-name="T26"> eat communally around a central fire. Hides are laid out for people to sit or kneel on as they eat. There is little arrangement, though familial groups and cliques tend to seat themselves together.</text:span></text:p>
      <text:p text:style-name="P9"/>
      <text:p text:style-name="P14">How many and when are the main mealtimes?</text:p>
      <text:p text:style-name="P9">There is only one communal mealtime during the day, and it is late in the evening. Other meals are not as ceremonious but occur in familial groups in the morning.</text:p>
      <text:p text:style-name="P14"><text:line-break/>Are there restaurants, street vendors, or other places where food may be bought in public?<text:line-break/><text:soft-page-break/>How much does a typical meal cost, if bought and not grown at home?<text:line-break/></text:p>
      <text:p text:style-name="P14">Clothing and Fashion</text:p>
      <text:p text:style-name="P14">What kind of clothes do people wear? How does this vary by season, ethnicity, age, profession, etc.?</text:p>
      <text:p text:style-name="P74">Most Tellinese clothes are made of wool, though luxury fabrics are woven linens from flax in Tellin. Furs tend to be used more for house construction and decoration, though the settlements at higher elevations or farther south see a more common usage of fur coats or clothes. Wealthy individuals, warriors, and sevakath tend to wear ornate headdresses with decorative feathers and bones.</text:p>
      <text:p text:style-name="P14"><text:line-break/>How do the genders dress: what differences are there between men’s and women’s clothing and accessories?</text:p>
      <text:p text:style-name="P71">Women tend to be given more luxurious fabrics by suitors, and they tend to hold more positions of power, which in turn gives them easier access to linens, dyes, and metal jewelry and trinkets. </text:p>
      <text:p text:style-name="P14"><text:line-break/>How is clothing made, in small shops or larger factories?<text:line-break/>How much does typical clothing cost?<text:line-break/>How important is fashion to people? How does this vary by individual?</text:p>
      <text:p text:style-name="P72">Fashion is very important in the higher social classes, like the sevakath and the wealthy. For the priests, different garments show different levels of prestige for their bloodline and their devotees. The wealthy members of society tend to copy the fashion of the sevakath bloodline they follow. For the more common people, the dedication to fashion is entirely up to the individual and their means.</text:p>
      <text:p text:style-name="P150"><text:span text:style-name="T240"><text:line-break/>What kinds of jewelry do people wear? And when?<text:line-break/></text:span><text:span text:style-name="T214">Tellinese</text:span><text:span text:style-name="T26"> jewelry </text:span><text:span text:style-name="T96">consists mainly of dyed stone, bone, or wood </text:span><text:span text:style-name="T26">beads, </text:span><text:span text:style-name="T96">rare gemstones</text:span><text:span text:style-name="T26">, </text:span><text:span text:style-name="T96">some larger </text:span><text:span text:style-name="T26">bones, </text:span><text:span text:style-name="T96">copper and gold jewelry</text:span><text:span text:style-name="T26">, </text:span><text:span text:style-name="T96">a huge variety of feathers, </text:span><text:span text:style-name="T26">and flowers. These are worn most often during religious or social gatherings and during evening meals.<text:line-break/></text:span><text:span text:style-name="T240"><text:line-break/>Entertainments<text:line-break/>Does the culture have outlets for dramatic arts (theater, puppetry, cinematography)?<text:line-break/>What other major forms of entertainment are there?<text:line-break/></text:span><text:span text:style-name="T26">Ceremonial dances are led on religious occasions and harvests. Storytelling is common as well, mostly to children. </text:span><text:span text:style-name="T97">Singing and instrumental music are increasingly common.</text:span></text:p>
      <text:p text:style-name="P14"/>
      <text:p text:style-name="P14">Is the populous literate and numerate?</text:p>
      <text:p text:style-name="P37">No. <text:span text:style-name="T149">P</text:span>roto-writing <text:span text:style-name="T309">is still in early development and is not used by the common people</text:span>. Numeracy is most common among those village elders tasked with tracking food stores and trades.</text:p>
      <text:p text:style-name="P9"/>
      <text:p text:style-name="P151"><text:soft-page-break/><text:span text:style-name="T240">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98">Tellinese “literature” is primarily oral tradition of their legends and myths.</text:span></text:p>
      <text:p text:style-name="P9"/>
      <text:p text:style-name="P13"><text:bookmark-start text:name="6"/>Questions of Manners.<text:bookmark-end text:name="6"/></text:p>
      <text:p text:style-name="P9"><text:span text:style-name="T240">Who speaks first at a formal gathering?<text:line-break/></text:span><text:span text:style-name="T99">A member of the sevakath if available, typically the priest-king,</text:span><text:span text:style-name="T26"> calls upon the </text:span><text:span text:style-name="T215">gods</text:span><text:span text:style-name="T26"> to initiate formal gatherings. </text:span><text:span text:style-name="T99">Smaller-scale gatherings are initiated by community elders or respected individuals.</text:span></text:p>
      <text:p text:style-name="P14"/>
      <text:p text:style-name="P9"><text:span text:style-name="T240">What kinds of gifts are considered appropriate or in extremely bad taste?<text:line-break/></text:span><text:span text:style-name="T100">Appropriate </text:span><text:span text:style-name="T216">g</text:span><text:span text:style-name="T26">ifts to other astar </text:span><text:span text:style-name="T100">depend highly on whom the gift is being given to and the history of gift exchange. Tellinese society has developed its economy from that of the ancient astar communism. The last millennia have injected a more individualistic culture, manifesting in strong ideals of reciprocity. If someone gives a gift, they are expected to receive a gift of equal or greater quality—the reciprocity might be in the form of a service or favor too. </text:span><text:span text:style-name="T101">This extends also to a solid guest-host relationship. If you are hosted in a Tellinese household, you are given a great honor and are indebted to your host equal to being given a great gift.</text:span></text:p>
      <text:p text:style-name="P14"/>
      <text:p text:style-name="P29">How do younger adults address their elders?<text:line-break/>What kinds of questions cannot be asked in public? In private? At all?<text:line-break/>What parts of the body are routinely covered?</text:p>
      <text:p text:style-name="P73">Nomenes, especially the regions of subtropical forests, can fluctuate significantly between warm and cold, especially in the highlands. Lowland regions tend to be more stably warm, in which the lower parts of the body are more routinely covered. Above the waist, the Tellinese typically leave uncovered across all genders. The highland Ukshate more commonly cover their entire body. Warriors vary significantly in their dress—with many lowland warriors in the summer months wearing little more than a belt and decorative headdress.</text:p>
      <text:p text:style-name="P29"><text:line-break/>How private are bodily functions like bathing or defecating?</text:p>
      <text:p text:style-name="P9">Bathing is not private, but defecating is. Urination is sometimes used in ritual. </text:p>
      <text:p text:style-name="P14"/>
      <text:p text:style-name="P13"><text:bookmark-start text:name="7"/>Questions of Faith.<text:bookmark-end text:name="7"/></text:p>
      <text:p text:style-name="P14">Religious Structure</text:p>
      <text:p text:style-name="P14">Is the culture religious or nonreligious?</text:p>
      <text:p text:style-name="P37">The <text:span text:style-name="T150">Tellinese</text:span> are extremely religious.</text:p>
      <text:p text:style-name="P9"><text:soft-page-break/><text:span text:style-name="T240"><text:line-break/>What are the major religious groups in the region? Repeat this section for each religious group if needed.<text:line-break/></text:span><text:span text:style-name="T26">The </text:span><text:span text:style-name="T217">Tellinese</text:span><text:span text:style-name="T26"> all follow variations of this belief.</text:span></text:p>
      <text:p text:style-name="P14"/>
      <text:p text:style-name="P9"><text:span text:style-name="T240">What is the basic structure of the religion (unitary, dualistic, etc)?<text:line-break/>What is the basic theology of the religion (i.e., monotheistic, polytheistic, henotheistic etc.)?<text:line-break/></text:span><text:span text:style-name="T26">The religion is </text:span><text:span text:style-name="T218">polytheistic, </text:span><text:span text:style-name="T234">though ancestor worship also plays a large role</text:span><text:span text:style-name="T26">.</text:span></text:p>
      <text:p text:style-name="P14"/>
      <text:p text:style-name="P14">Is there a formal creed or set of credal statements that define the faith?</text:p>
      <text:p text:style-name="P9"><text:span text:style-name="T240">What are some of their core doctrines, dogmas, beliefs and practices?<text:line-break/></text:span><text:span text:style-name="T102">The “single collective spirit” that the astar held dear in Amarth has </text:span><text:span text:style-name="T103">evolved. With the developing individualism brought by the prosperity of Nomenes came a development in the individualism of the astar beliefs. What once were collective spirits have become identifiable and existential deities. These deities are connected to the mortal world by the sevakath, </text:span><text:span text:style-name="T104">the unnatural and unintended creations of Apythia’s ritual at the beginning of this era. </text:span><text:span text:style-name="T105">These are the foundation stones of the Tellinese belief</text:span><text:span text:style-name="T106">s.</text:span></text:p>
      <text:p text:style-name="P75"/>
      <text:p text:style-name="P85">The pantheon:</text:p>
      <text:p text:style-name="P85"/>
      <text:p text:style-name="P152"><text:span text:style-name="T106">T</text:span><text:span text:style-name="T26">he Tellinese pantheon is expansive, sporting hundreds of spirits-turned-deities, many with narrow or overlapping domains. Many of the deities, however, fall within three main categories: there are those deities of the heavens, such as the sky, moon, sun, and stars; there are those of the natural world, such as the deities of rain, storms, agriculture, weather, droughts, the earth, and fire; and finally there are those deities that are patrons of elements of Tellinese society, such as various professions and culture constructs like fate, travel, trade, walls, and war.</text:span></text:p>
      <text:p text:style-name="P76"/>
      <text:p text:style-name="P152"><text:span text:style-name="T107">Central to all of these deities </text:span><text:span text:style-name="T111">is Ravasasam.</text:span><text:span text:style-name="T107"> </text:span><text:span text:style-name="T108">The history of the Tellinese remembers the time of darkness in the Usada, a time when the Tellinese were given survival only by </text:span><text:span text:style-name="T222">Ravasasam</text:span><text:span text:style-name="T108">. They were drawn into war by the vile and monstrous </text:span><text:span text:style-name="T112">Akhtuzzi</text:span><text:span text:style-name="T108">, who represent the evil and greed of magic. Eventually, all astar were killed (in this myth), and joined </text:span><text:span text:style-name="T113">Ravasasam in Urvarazaran</text:span><text:span text:style-name="T108">. It was by the edict of </text:span><text:span text:style-name="T221">Ravasasam, </text:span><text:span text:style-name="T222">the sacrifice of Saroka,</text:span><text:span text:style-name="T108"> and the guidance of her herald, Vanemer, that the astar were to return to the mortal world. They journeyed long from the heavenly realm, and once they stepped again in the mortal world, Kamrakir (“Land beneath Sky”), they were met with the first rising sun, the first dawn. This legend gives these people a new name for themselves, rather than “astar”; they are </text:span><text:span text:style-name="T219">us</text:span><text:span text:style-name="T109">var, “people of the dawn”. </text:span><text:span text:style-name="T219">T</text:span><text:span text:style-name="T109">he association these astar had between themselves and the rising sun was the origin for one of the many names for the goddess of the astar, the name that would become her main epithet: </text:span><text:span text:style-name="T220">R</text:span><text:span text:style-name="T108">ava</text:span><text:span text:style-name="T220">sasam</text:span><text:span text:style-name="T108">, “</text:span><text:span text:style-name="T110">Shepherdess of the Dawn.” </text:span><text:span text:style-name="T111">It also became a seed for the importance of the sun, sunrise, and sunset in Tellinese tradition.</text:span></text:p>
      <text:p text:style-name="P78"><text:soft-page-break/></text:p>
      <text:p text:style-name="P79">Important deities:</text:p>
      <text:p text:style-name="P79"/>
      <text:p text:style-name="P79">Ravasasam, the goddess of the sun, dawn, and patron of the astar.</text:p>
      <text:p text:style-name="P79"><text:span text:style-name="T139">N</text:span>atnaruksa, the goddess of the moon, <text:span text:style-name="T322">daughter of Ravasasam. Natnaruksa is given rule of the realm called Ruksa, the moon, by her mother Ravasasam.</text:span></text:p>
      <text:p text:style-name="P79">Saroka, brother to Natnaruksa, <text:span text:style-name="T321">who was sacrificed to allow the astar to return from Urvarazaran to the mortal world of Kamrakir. Saroka’s sacrifice also washed the world of the ash of the Usada.</text:span></text:p>
      <text:p text:style-name="P79"/>
      <text:p text:style-name="P81">Gura, deceased creator god of the astar. Gura, though often considered male in the legends, is also believed to have birthed many of the other major deities, such as Ravasasam.</text:p>
      <text:p text:style-name="P86"/>
      <text:p text:style-name="P82">Important practices:</text:p>
      <text:p text:style-name="P82"/>
      <text:p text:style-name="P82">The Tellinese culture weighs heavily on sacrifice, both of animals and astar. The astar believe that, in order for the soul of an astar to travel between the mortal world and the afterlife, a bridge of blood must be made. For the passage of astar souls, this bridge must be built of astar blood.</text:p>
      <text:p text:style-name="P82"/>
      <text:p text:style-name="P114">In a somewhat separate division of the Tellinese religion, ancestors—especially sevakath—are highly venerated. The oldest sevakath are sometimes given their own hibernation temples and frequent blood sacrifices. Ancestors of all astar, too, are given some veneration <text:span text:style-name="T394">in the form of periodic gifts brought to a temple by their surviving family.</text:span></text:p>
      <text:p text:style-name="P14"/>
      <text:p text:style-name="P14">What is the overall cosmology and eschatology in religious terms?</text:p>
      <text:p text:style-name="P77">Behind <text:span text:style-name="T359">many</text:span> Tellinese legends is the remnant of the Vahalis, given to Leilom by Eres upon the creation of the astar in Amarth. The story has been passed down since then, changing and embedding itself within Tellinese cosmology.</text:p>
      <text:p text:style-name="P37"/>
      <text:p text:style-name="P9">The Vahalis follows the many stories of the Waith: that of the spreading of the Waith throughout the world, the discovery of Hera’roilya, the imprisonment of Hera’roilya, the <text:span text:style-name="T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9">Over hundreds of generations, the story changed:</text:p>
      <text:p text:style-name="P80">The world is much older than the astar, but it was very different before their waking. The <text:span text:style-name="T151">Tellinese</text:span> believe the world was created by the <text:span text:style-name="T310">monstrous god</text:span> <text:span text:style-name="T1">G</text:span><text:span text:style-name="T310">ura</text:span><text:span text:style-name="T1">, </text:span>and the <text:span text:style-name="T151">god</text:span> wanted <text:span text:style-name="T310">nothing but</text:span> death—but the death of <text:span text:style-name="T151">Gura</text:span> would destroy the world <text:span text:style-name="T151">the god</text:span> stood upon. <text:soft-page-break/><text:span text:style-name="T311">Gura was mysterious and powerful—he held all the magic of the world and knew all things. </text:span><text:span text:style-name="T313">It was Gura that created the astar and the Akhtuzzi, and warned them never to strive for the wondrous power that Gura held.</text:span> The <text:span text:style-name="T151">Akhtuzzi </text:span><text:span text:style-name="T154">ignored Gura’s warning, </text:span>stole <text:span text:style-name="T313">his</text:span><text:span text:style-name="T152"> magic</text:span>, and in their hubris imprisoned the <text:span text:style-name="T152">god</text:span> <text:span text:style-name="T152">in order to</text:span> keep it—and themselves upon it—alive. To guard him they <text:span text:style-name="T313">challenged other gods and </text:span>enslaved <text:span text:style-name="T311">Saroka</text:span><text:span text:style-name="T1"> </text:span>the gatekeeper, <text:span text:style-name="T311">brother to Natnaruksa</text:span>. The power of <text:span text:style-name="T152">Gura</text:span> was s<text:span text:style-name="T152">hared</text:span> among the <text:span text:style-name="T152">Akhtuzzi</text:span>, and it brought great bounty and great jealousy and strife. <text:span text:style-name="T311">All the people of the world attacked the Akhtuzzi for their evil action—</text:span><text:span text:style-name="T312">even some of the Akhtuzzi themselves—</text:span><text:span text:style-name="T311">and forced them to free Gura. </text:span><text:span text:style-name="T312">There was a furious battle there between all the peoples of the world and all the gods of the peoples. T</text:span><text:span text:style-name="T311">he leader of the Akhtuzzi</text:span> released <text:span text:style-name="T153">Saroka</text:span> from the guard <text:span text:style-name="T312">of Gura and sent </text:span><text:span text:style-name="T153">him</text:span><text:span text:style-name="T312"> to join the battle. It was at the end of this battle that </text:span><text:span text:style-name="T153">Gura</text:span> sprung from <text:span text:style-name="T312">his</text:span> prison and smote down the <text:span text:style-name="T153">Akhtuzzi</text:span>, wrathful from <text:span text:style-name="T153">his</text:span> long sleep. <text:span text:style-name="T153">He</text:span> then died, rending the world apart <text:span text:style-name="T312">into hundreds of pieces </text:span><text:span text:style-name="T313">and covering them in the ash of his immolated corpse</text:span><text:span text:style-name="T312">.</text:span></text:p>
      <text:p text:style-name="P80"><text:span text:style-name="T312"><text:tab/>The remaining gods fought over the pieces, </text:span><text:span text:style-name="T313">filling the skies with fire and storms. During this time of battle, Ravasasam, always the protector of the astar, kept them safe and sent them her herald, Vanemer, for guidance. </text:span><text:span text:style-name="T154">E</text:span><text:span text:style-name="T312">ventually </text:span><text:span text:style-name="T313">the world-shards </text:span><text:span text:style-name="T312">were claimed by the most powerful </text:span><text:span text:style-name="T313">deities</text:span><text:span text:style-name="T312">. These gods are the deities of the Tellinese, </text:span><text:span text:style-name="T313">and each recognized Ravasasam as the most righteous and powerful as she had claimed </text:span><text:span text:style-name="T317">the </text:span><text:span text:style-name="T313">t</text:span><text:span text:style-name="T158">hree</text:span><text:span text:style-name="T155"> </text:span><text:span text:style-name="T157">greatest</text:span><text:span text:style-name="T313"> pieces of the shattered world</text:span><text:span text:style-name="T312">. </text:span><text:span text:style-name="T313">One was Urvara</text:span><text:span text:style-name="T319">zaran the sun</text:span><text:span text:style-name="T313">, a </text:span><text:span text:style-name="T319">golden </text:span><text:span text:style-name="T313">paradise </text:span><text:span text:style-name="T314">where all dead astar who were loyal to Ravasasam went</text:span><text:span text:style-name="T313">, </text:span><text:span text:style-name="T319">another was</text:span><text:span text:style-name="T314"> Kamrakir, where all living astar resided, </text:span><text:span text:style-name="T319">and the third was Ruksa the moon</text:span><text:span text:style-name="T313">. </text:span><text:span text:style-name="T312"><text:s/></text:span><text:span text:style-name="T313">Ravasasam called to her piece all the other gods of the world and told them to look down upon the astar whom she had protected. They too had gone through trials—the remnants of the Akhtuzzi had battled with them and the astar had prevailed, though barely. Many had been slain and </text:span><text:span text:style-name="T314">had gone to Urvara</text:span><text:span text:style-name="T319">zaran</text:span><text:span text:style-name="T314">, though they wished to return to Kamrakir to live and worship once more. This could only be done, Ravasasam decreed, through the sacrifice of a god. Saroka came forward willingly, shamed by his enslavement by the Akhtuzzi, and was sacrificed by Ravasasam, his mother, and Natnaruksa, his sister. The blood of Saroka fell </text:span><text:span text:style-name="T315">and built a bridge between Urvara</text:span><text:span text:style-name="T319">zaran</text:span><text:span text:style-name="T315"> and Kamrakir, allowing Vanemer to lead the astar back to the world. As the astar walked along the bridge of Saroka’s blood, more blood rained upon the ashen </text:span><text:span text:style-name="T314">Kamrakir and washed away the </text:span><text:span text:style-name="T156">soot</text:span><text:span text:style-name="T314"> of Gura’s corpse, </text:span><text:span text:style-name="T315">revealing the skies and the stars and the sun. Thus, it was by the sacrifice of Saroka by his mother and sister that the astar saw the first dawn in Kamrakir.</text:span></text:p>
      <text:p text:style-name="P37"><text:tab/><text:span text:style-name="T316">The stars in the sky, according to Tellinese belief, are each a piece of the world shattered by Gura in his final moments. </text:span><text:span text:style-name="T317">Each is claimed by a deity—some deities claimed many stars, shaping them into constellations </text:span><text:span text:style-name="T318">to represent and symbolize their divine domain. </text:span><text:span text:style-name="T320">The sacrifice of Saroka gives the foundation for the purpose of sacrifice in Tellinese society: first as a means of creating a “bridge of blood” between worlds, allowing the souls of the dead to pass between them; second as a means of cleansing the world of Gura’s ash and thanking Ravasasam for the gift of the dawn.</text:span></text:p>
      <text:p text:style-name="P9"><text:soft-page-break/></text:p>
      <text:p text:style-name="P14">What importance (spiritual or cultural) do people ascribe to the geography?</text:p>
      <text:p text:style-name="P124">Certain landmarks, like caves, groves, mountains, etc. are woven into local stories and legends. These stories sometimes find themselves growing and spreading with the expansion of the people, becoming the settings for larger myths. They could be considered holy places, places where the gods or their messengers hid; they could be considered vile and fell places where only exiles would dare tread.</text:p>
      <text:p text:style-name="P124"/>
      <text:p text:style-name="P125">The high glacial lakes of Excepurah will their seemingly endless gold and glittering bottoms are considered to be the possessions and creations of the deity of gold, for example.</text:p>
      <text:p text:style-name="P14"/>
      <text:p text:style-name="P9"><text:span text:style-name="T240">Are religious traditions and any scriptures oral or written in nature or a combination?<text:line-break/></text:span><text:span text:style-name="T26">The traditions of the astar are </text:span><text:span text:style-name="T116">almost entirely</text:span><text:span text:style-name="T26"> oral. </text:span><text:span text:style-name="T116">In the larger temples, some Tellinese legends and myths are ascribed in complex glyphs and pictograms.</text:span></text:p>
      <text:p text:style-name="P14"/>
      <text:p text:style-name="P153"><text:span text:style-name="T240">What is the role of myth within the religion?<text:line-break/></text:span><text:span text:style-name="T117">Myth is central to the Tellines</text:span><text:span text:style-name="T118">e. The explanatory stories are necessary for the continuation of many of the traditions and rituals central to the Tellinese divine continuance.</text:span></text:p>
      <text:p text:style-name="P93"/>
      <text:p text:style-name="P154"><text:span text:style-name="T118">M</text:span><text:span text:style-name="T26">yths are also central to the Tellinese distrust of magic.</text:span></text:p>
      <text:p text:style-name="P14"/>
      <text:p text:style-name="P9"><text:span text:style-name="T240">What are typical symbols used in the religion and their meanings?<text:line-break/></text:span><text:span text:style-name="T119">The proto-writing glyphs of the Tellinese have taken the place of the simplistic ancient symbols of the astar. The symbol for Ravasasam, for example, is </text:span><text:span text:style-name="T225">a detailed and artistic circle representing the sun. The symbol of Saroka, invoked at many sacrificial rituals, is an artistic skull. </text:span><text:span text:style-name="T226">Each deity has a relevant symbol, and in many cases specific rituals have their own symbolic representations as well, </text:span><text:span text:style-name="T227">paired with the central deity of the ritual.</text:span></text:p>
      <text:p text:style-name="P14"/>
      <text:p text:style-name="P14">What ritual objects are used in the religion (relics, talismans, medals, charms, etc.)?</text:p>
      <text:p text:style-name="P37">There are many varieties of objects, most crafted from bone, wood, <text:span text:style-name="T360">copper, obsidian, </text:span>and other simple materials. Sacrificial knives, headdresses, and the bones of ancestors are common. Incense and herbal smoke is common to induce a trance state.</text:p>
      <text:p text:style-name="P14"><text:line-break/>What religious officials are there? Is there a formal clergy? How are they organized? Are there monastic groups or cults? Does the religion send out missionaries? What does each group do? How do you join?</text:p>
      <text:p text:style-name="P14"/>
      <text:p text:style-name="P84"><text:span text:style-name="T323">The sevakath are the core religious officials in Tellinese culture. They are believed to be mortals who are chosen by Ravasasam to bind together the worlds of the gods and the world </text:span><text:soft-page-break/><text:span text:style-name="T323">of the mortals. </text:span><text:span text:style-name="T324">The sevakath are a gift from Ravasasam </text:span><text:span text:style-name="T325">and have become a central institution as the priest-kings of Tellinese cities, </text:span><text:span text:style-name="T326">replacing the shamans of old.</text:span></text:p>
      <text:p text:style-name="P84"><text:span text:style-name="T331"><text:tab/>The sevakath are surrounded by complex beliefs and rituals. At the large scale, the lives of the sevakath themselves <text:s/>are highly ritualized. These sevakath are born mortal from mortal mothers. Once a sevakath dies, they ‘ascend’ to an undead state that requires the consumption of blood and flesh to survive and to appear mortal. </text:span><text:span text:style-name="T332">The ascended sevakath with join their clan in a more advisory role, aiding, guiding, or even controlling the current shaman. </text:span><text:span text:style-name="T390">A mortal sevakath’s reverie state remains the same after ascension—meaning any transitioning will be halted. Thus, most sevakath undergo their own ritual sacrifice before they are marked by the gods. Some, though, elect to wait until they are closest to the godly realms and most ancient until they ascend. Those that practice this may end up as the most volatile sevakath, as their minds will forever be in the unpredictable state of the final reverie. </text:span><text:span text:style-name="T332">Eventually, though, all these sevakath would find themselves too ancient to continue connecting themselves to the society of the Tellinese. They are then ritually entombed and enter the final period of their lives, that of hibernation. The hibernating sevakath periodically wake and are met with various rituals and celebrations, though eventually they return to hibernation, each time waking </text:span><text:span text:style-name="T333">after a longer time.</text:span></text:p>
      <text:p text:style-name="P84"/>
      <text:p text:style-name="P84"><text:tab/><text:span text:style-name="T333">The institution of the sevakath is itself also structured. Biologically, new sevakath can only be born from a sevakath mother—the gift is transferred only through the womb. Because of this, like in the rest of Tellinese culture, female sevakath are given higher regard and are typically favored to be the highest priest-kings of cities. In Tellinese tradition, only four living (those non-ascended sevakath) daughters of a bloodline are allowed to continue living. If a fifth daughter is born into a sevakath bloodline, the daughter is often immolated and destroyed to preserve the sanctity of Ravasasam’s gift. </text:span><text:span text:style-name="T335">Rarely this ritual is circumvented through mutilation and sterilization of the daughter, in which case she takes on an equal role to the male sevakath.</text:span><text:span text:style-name="T333"> The role of priest-king can be given to a Tellinese son, though it is more rare. In these cases, the son often takes a female cousin as his partner to continue the bloodline. When a living member of the sevakath bloodline dies naturally, if that member was old enough to bear children (even if they are male and cannot father more sevakath), they are given the full privileges of the ascended sevakath. This includes freedom of full entry into the inner sanctums of the Tellinese temples where the ascended sevakath typically reside and rule as religious figures. </text:span><text:span text:style-name="T334">At any given time, a bloodline could have around twenty generations of ascended sevakath still active. </text:span><text:span text:style-name="T335">With at most four daughters allowed per generation and a number of sevakath sons present, this could mean around one hundred ascended sevakath take active roles in Tellinese society.</text:span></text:p>
      <text:p text:style-name="P84"><text:tab/><text:span text:style-name="T335">Male and female sevakath are treated very differently. Female sevakath are far more sacred, respected, and protected. They are often chosen as the priest-kings who lead the rituals of Tellinese temples. Any female sevakath that are not given the status of priest-king traditionally take subsidiary, though still important, positions in the temple. In </text:span><text:soft-page-break/><text:span text:style-name="T335">the dangerous case of a generation having only a single living daughter, the girl is often kept especially protected </text:span><text:span text:style-name="T336">to ensure the continuity of the bloodline</text:span><text:span text:style-name="T335">, sometimes out of sight until other daughters are borne. The sons of sevakath are important, but less so than the daughters. They are given dangerous positions, such as the leaders of war parties or hunting groups. In wars between sevakath bloodlines, it is usually the main goal of each war <text:s/>party to capture and destroy the sevakath leaders of the enemy. </text:span><text:span text:style-name="T337">In fact, for many sevakath sons, it is more honorable to be captured and destroyed in battle than to be entombed for hibernation. </text:span><text:span text:style-name="T338">In some of these cases, an entirely ritualistic “war” will be held in which </text:span><text:span text:style-name="T159">rival</text:span><text:span text:style-name="T338"> bloodlines have a </text:span><text:span text:style-name="T340">mutual</text:span><text:span text:style-name="T338"> understanding to capture and ritually immolate venerable sevakath son</text:span><text:span text:style-name="T339">s.</text:span></text:p>
      <text:p text:style-name="P84"/>
      <text:p text:style-name="P84"><text:tab/><text:span text:style-name="T340">The position of priest-king is the highest in Tellinese society. They are responsible for carrying out the proper rituals that, in Tellinese belief, </text:span><text:span text:style-name="T347">kept the deities pleased with the people, divined the will of the gods, </text:span><text:span text:style-name="T340">ensure the coming of each dawn, and the passage of the souls of the dead into the afterlife, among other things. </text:span><text:span text:style-name="T350">The priest-king is not alone, however, in the care of the temple and execution of various religious duties. </text:span><text:span text:style-name="T340">The ascended sevakath will typically help the current priest-king with the regular functioning of the temple, be it organizing and preparing rituals, </text:span><text:span text:style-name="T341">monitoring the current entombed hibernating sevakath,</text:span><text:span text:style-name="T340"> or giving continued instruction and education on the proper methods of certain rituals. </text:span><text:span text:style-name="T341">These duties are shared with non-sevakath temple acolytes, such as assistant scribes, </text:span><text:span text:style-name="T350">religious singers and instrumentalists, the many servants to the sevakath,</text:span><text:span text:style-name="T341"> and those acolytes whose duties are to prepare sacrifices and keep the blood and bodies of previous sacrifices prepared for the </text:span><text:span text:style-name="T351">regular consumption by the </text:span><text:span text:style-name="T341">sevakath.</text:span></text:p>
      <text:p text:style-name="P84"><text:tab/><text:span text:style-name="T342">On a daily basis, the priest-kings (or whatever highest priest is available in smaller towns or villages) carry out the necessary minor sacrifices for the major deities, including an animal sacrifice for Ravasasam as a gift for the daily rising sun.</text:span></text:p>
      <text:p text:style-name="P84"><text:tab/><text:span text:style-name="T355">Smaller rituals happen more frequently depending on societal needs and wishes at the time. These include gifts and sacrifices for minor deities, periodic oracles and divinations to predict divine wishes, or rituals to acknowledge various societal advancements, progressions, and changes.</text:span></text:p>
      <text:p text:style-name="P84"><text:tab/><text:span text:style-name="T343">There are a number of </text:span><text:span text:style-name="T160">l</text:span><text:span text:style-name="T343">arger rituals of the priest-kings as well. One more frequent large ritual is the fertilization rituals for female priest-kings or the sevakath partners of male priest-kings. These center around the sexual intercourse between the woman and her partner, often public on the temple dais. This ritual is often accompanied by the spreading, </text:span><text:span text:style-name="T348">drinking, and bathing</text:span><text:span text:style-name="T343"> of fresh or preserved astar blood, symbolically creating a bridge between the divine realm of souls and the mortal world. This is believed to allow a new soul to be created within the womb of the woman. </text:span><text:span text:style-name="T344">These rituals would begin when a sevakath daughter reached sexual maturity and would continue periodically until they bore a </text:span><text:span text:style-name="T345">new daughter. The births of all new sevakath, daughters or sons, is also an important celebration for the Tellinese. </text:span><text:span text:style-name="T346">This celebration is often held during the public birth of the child on the temple dais. </text:span><text:span text:style-name="T354">These public births would often be extravagant—in the larger </text:span><text:soft-page-break/><text:span text:style-name="T354">temples and for births in ancient and important bloodlines, the woman would often give birth in a large basin or pool of sacrificial blood strewn with flowers and feathers.</text:span></text:p>
      <text:p text:style-name="P84"><text:tab/><text:span text:style-name="T348">There are also important rituals regarding death. Tellinese culture regards the sevakath as the sole means of transport between the mortal world and the afterlife. The sevakath must ritually consume the blood of an astar sacrifice to construct a bridge that allows the souls of the dead to depart the world of the living. It is only during these </text:span><text:span text:style-name="T363">afterlife </text:span><text:span text:style-name="T348">rituals that the dead can truly be freed, and in the periods between these rituals the souls of the dead are believed to remain in the mortal world. Many temples have a special sanctuary believed to house the souls of those of the community that were dead but not freed. Communities without such a sanctuary believe that the souls remain with the family or wander the community. Some communities believe that a piece of the departed must be present at the ritual to allow them to walk the bridge into the afterlife, and the families will often bring pieces of hair, fingers, or even the entire body of the dead. If too long a time passes without a ritual to free these souls, many believe that the souls will grow restless and angry and begin to cause trouble, mischief, pestilence, or general misfortune around them.</text:span></text:p>
      <text:p text:style-name="P84"><text:tab/><text:span text:style-name="T354">The death of a living sevakath was also an important moment. For many sevakath sons, this happened in battle. The warring bloodline rarely took these living sons captive, instead allowing their bodies to be taken for ritual ascension. The actual process of ascension into undead varies in length. For some sevakath is passes in minutes or hours, while in others it can take many days. Once a dying or newly dead mortal sevakath is brought to a temple, they are bathed in blood for their first feeding.</text:span></text:p>
      <text:p text:style-name="P84"><text:tab/><text:span text:style-name="T349">A number of rituals surrounded astronomical occurrences, such as the passing and turning-over of astar years, the appearance of comets, </text:span><text:span text:style-name="T350">eclipses, etc. </text:span><text:span text:style-name="T352">Much like the astronomical occurrences (and often believed to be tied to them), large festivals and rituals come with the awakening of previously hibernating sevakath. These are often ancient sevakath sometimes partially forgotten by the populous. These rituals take the form of a sacrifice and feeding of the sevakath, sometimes ritual sexual intercourse of the sevakath and temple acolytes, great feasts, and a relating of the sevakath’s life and accomplishments by an appointed temple historian. These historians are often younger ascended sevakath who learn of the bloodline history through oral tradition. The entombing and hibernation of venerable and ancient sevakath includes very similar activities to these awakening </text:span><text:span text:style-name="T353">celebrations.</text:span></text:p>
      <text:p text:style-name="P83"/>
      <text:p text:style-name="P87"><text:span text:style-name="T327"><text:tab/>Auxiliary to the sevakath, small Tellinese communities still have a traditional shaman. These shamans rarely act as the head priest of the Tellinese pantheons, instead taking roles as healers or cult leaders </text:span><text:span text:style-name="T328">of minor spirits or deities</text:span><text:span text:style-name="T327">. </text:span><text:span text:style-name="T329">These shamans, following the traditions of old, are always female. Shamans in a region of villages hold one among them as inga-shaman, the leader of their group. </text:span><text:span text:style-name="T330">The inga-shaman is the most trusted of the group to have the knowledge or skills necessary to solve local problems or help in rituals. These shamans still take acolytes, though the role as acolyte of a shaman is far less </text:span><text:soft-page-break/><text:span text:style-name="T330">respected than in millennia prior. </text:span>The acolytes often venture from the community to bond with spirits <text:span text:style-name="T21">as a part of their spiritual training. This venture is often dangerous, and some acolytes do not survive</text:span>.</text:p>
      <text:p text:style-name="P14"><text:line-break/>What does this religion say about death?</text:p>
      <text:p text:style-name="P88">In the scope of the Tellinese religion, death is the event of the body failing the soul. The soul, or spirit, within each astar is immortal and unending, a creation or piece of Ravasasam. The soul remains in the mortal world until it is ritually freed, allowed to travel to the afterlife over a bridge of blood. It is believed that the spirits, both present and freed, can be communicated to through rituals often involving trance and hallucinogens. <text:span text:style-name="T393">The nature of the soul—being a piece or creation of Ravasasam—is the foundation of ancestor veneration in Tellinese culture. Family members that have passed into the afterlife might be periodically brought gifts by the living, who journey to the temples for these events.</text:span></text:p>
      <text:p text:style-name="P14"/>
      <text:p text:style-name="P9"><text:span text:style-name="T240">Is there a set religious calendar? What are the most popular rituals or festivals?<text:line-break/></text:span><text:span text:style-name="T223">T</text:span><text:span text:style-name="T26">he </text:span><text:span text:style-name="T223">Tellinese do not separate a specific religious calendar from their astronomical calendar; their religious festivals and rituals are embedded within the astronomical calendar. Besides those rituals and celebrations mentioned above in the discussion of the duties of the priest-king, there are a number of festivals regarding agriculture, like harvest time, the sowing of new seeds, the shearing of sheep, and the birth of new farm animals.</text:span></text:p>
      <text:p text:style-name="P9"/>
      <text:p text:style-name="P14">What kinds of supernatural beings exist in this religion (angels, demons, devi, asuras, spirits, ghosts, sprites, etc.)?</text:p>
      <text:p text:style-name="P37"><text:span text:style-name="T356">Souls that are not freed quickly enough or souls that refuse to leave the mortal world are believed to be present as malevolent or confused supernatural beings. They could be mischievous ghosts or poltergeists or dangerous spirits that seek revenge on someone who wronged them in life. </text:span><text:span text:style-name="T357">There are also a number of beings tied to specific deities. These include “divine” animals regarded as messengers or heralds of certain gods or goddesses, monsters created by deities to serve their purposes (supernaturally mutated dinosaurs or animals, creatures with the heads or limbs of astar and the bodies of animals, sea serpents or sentient and magical animals, various malevolent demons brought on by curses and evil actions like the use of magic, etc), and various creatures believed to simply be natural occurrences unaffected by religion.</text:span></text:p>
      <text:p text:style-name="P14"><text:line-break/>How are dreams and visions encompassed by the religion?</text:p>
      <text:p text:style-name="P37">Trance and dream states are often used <text:span text:style-name="T161">in</text:span> communication <text:span text:style-name="T357">with souls and deities</text:span>. <text:span text:style-name="T175">Uncontrolled reveries</text:span> are often considered to be an extension of this—of spirits attempting communication <text:span text:style-name="T358">or occasionally of evil supernatural creatures attempting manipulation.</text:span></text:p>
      <text:p text:style-name="P14"/>
      <text:p text:style-name="P9"><text:soft-page-break/><text:span text:style-name="T240">Are there any places considered special or holy? What are they like?<text:line-break/></text:span><text:span text:style-name="T114">All temples are considered holy, as they are the houses of the sevakath. Within the temples, the holiest of chambers are the various sanctums only allowing entry by ascended sevakath and the low and large tombs of the hibernating elders. </text:span><text:span text:style-name="T115">Certain local features, such as special mountain tops, mystical groves, or mysterious caves might also be regarded by communities as holy, haunted, or villainous.</text:span></text:p>
      <text:p text:style-name="P14"/>
      <text:p text:style-name="P14">Societal Views</text:p>
      <text:p text:style-name="P14">Are there differing denominations or sects of the religion? How do they differ?<text:line-break/>Are the differing groups a result of schism or mutual and cooperative separation?</text:p>
      <text:p text:style-name="P9"><text:span text:style-name="T240">Is religion a cause of dissatisfaction, dissension or hostility in the region?<text:line-break/></text:span><text:span text:style-name="T120">The rising individualism in Tellinese society, bringing with it the rise of polytheism, is the cause of significant difference in specific religious beliefs. Many Tellinese hold Ravasasam, Saroka, and Natnaruksa within their pantheon, though different cities will disagree on the importance and status of other deities. Polytheism arose when different sevakath bloodlines in different cities took local spiritual beliefs based on local needs, economy, geography, etc. and developed them into new deities. Cities often, then, have patron deities that compete and conflict with the patron deities of other cities. </text:span><text:span text:style-name="T121">In the later parts of this era, the various patron deities began to join together in Telliense belief into a single polytheistic pantheon. Strife between cities continued, though the patron deities were </text:span><text:span text:style-name="T228">often</text:span><text:span text:style-name="T121"> recognized as legitimate. </text:span><text:span text:style-name="T122">The discontent became sourced from the power and competence of the ruling sevakath bloodlines, rather than the specific deities they held up.</text:span></text:p>
      <text:p text:style-name="P14"/>
      <text:p text:style-name="P14">What factions exist within the dominant religious institutions? How do they compete?</text:p>
      <text:p text:style-name="P14">What relationship do religious and political leaders have?</text:p>
      <text:p text:style-name="P89">In Tellinese society the religious leaders are the political leaders.</text:p>
      <text:p text:style-name="P14"/>
      <text:p text:style-name="P155"><text:span text:style-name="T240">What happens to those who disagree with the majority on questions of religion?<text:line-break/></text:span><text:span text:style-name="T123">Religious tolerance is a common theme, but it stretches only to a certain point. The peddling of new myths, legends, or tales regarding existing deities are often accepted, though sometimes this acceptance is only superficial. Religious outcasts, those who would purpose a belief </text:span><text:span text:style-name="T124">starkly different from the norm (i.e. the sevakath are evil cannibals and Ravasasam is fake) are typically exiled or executed.</text:span></text:p>
      <text:p text:style-name="P14"/>
      <text:p text:style-name="P14">Are issues such as orthodoxy, heterodoxy, heresy and apostasy keys in the religious life?</text:p>
      <text:p text:style-name="P9"><text:span text:style-name="T240">What gender, ethnic, national or racial issues exist within the religion?<text:line-break/></text:span><text:span text:style-name="T26">The religion of the </text:span><text:span text:style-name="T229">Tellinese</text:span><text:span text:style-name="T26"> </text:span><text:span text:style-name="T229">follows the typical social hierarchy, though it rarely instills its own internal hierarchy.</text:span></text:p>
      <text:p text:style-name="P14"/>
      <text:p text:style-name="P14">What is the most commonly broken religious rule?<text:line-break/>What is the least-violated religious rule?<text:line-break/><text:soft-page-break/>How are such infractions punished? Is it possible to expel a community member?<text:line-break/>How are those who follow different faiths treated?</text:p>
      <text:p text:style-name="P9">The followers of different faiths, <text:span text:style-name="T361">such as isolated mountain peoples following the old ways or neighboring Ghahakas and Lateuta,</text:span> are often treated as <text:span text:style-name="T162">with slight religious tolerance. Their deities are considered legitimate and a distant part of the Tellinese pantheon. The creation myth of Gura and the many stars in the sky gives the Tellinese pantheon room to accept and recognize the deities of different cultures, though it doesn’t force the Tellinese to necessarily welcome their devotees or sacrifice to their deities. Essentially, there is often religious tolerance, but this does not mean there is cultural tolerance.</text:span></text:p>
      <text:p text:style-name="P14"/>
      <text:p text:style-name="P14">How can an outsider join the religious community?</text:p>
      <text:p text:style-name="P133">Outsiders that come to recognize the societal structure set by the sevakath and the Telliense temples are welcomed into the folds of Tellinese religion. The ethnic tolerance held by the ancestors of the astar is held by the Tellinese too.</text:p>
      <text:p text:style-name="P14"/>
      <text:p text:style-name="P14">What superstitions are common? What kinds of supernatural events or beings do people fear?</text:p>
      <text:p text:style-name="P159">Certain astronomical events are ill-omens. This includes the alignment or appearance of comets or meteor showers during certain rituals, solar or lunar eclipses represent various divine opinions and happenings too.</text:p>
      <text:p text:style-name="P156"/>
      <text:p text:style-name="P157">There are hundreds of local superstitions involving local myths and legends and local monsters or beings with divine origins.</text:p>
      <text:p text:style-name="P14"><text:line-break/>How is religious action expressed (spontaneous or ritual liturgy, song, dance, music, ritual action, sex, miracle plays, etc.)?</text:p>
      <text:p text:style-name="P90">Song and dance, <text:span text:style-name="T362">sacrifice, sex, and trance all</text:span> play important role<text:span text:style-name="T362">s</text:span> in large-scale worship <text:span text:style-name="T362">as mentioned above. Smaller scale worship, like the recognition of deities by families in their day to day lives might take the form of more conservative ‘whispers of thanks’ or small-scale sacrifices of luxuries or food to support temples.</text:span></text:p>
      <text:p text:style-name="P90"/>
      <text:p text:style-name="P90">Shamans conduct more extreme rituals to contact important spirits. These rituals often involve trance, sex, sleep, hallucinogens, or sacrifice.</text:p>
      <text:p text:style-name="P14"/>
      <text:p text:style-name="P30">What do people want from their Deity or deities? How do they try and get it?<text:line-break/>What do people have to offer to their Deity or deities?</text:p>
      <text:p text:style-name="P158"><text:span text:style-name="T26">The Astar entreat the </text:span><text:span text:style-name="T230">deities</text:span><text:span text:style-name="T26"> for fortune, guidance, </text:span><text:span text:style-name="T125">and stability</text:span><text:span text:style-name="T26">. </text:span><text:span text:style-name="T125">The divine continuance of the Tellinese culture gives momentum to the environment and to the social order.</text:span></text:p>
      <text:p text:style-name="P94"/>
      <text:p text:style-name="P9"><text:span text:style-name="T125">Local </text:span><text:span text:style-name="T230">o</text:span><text:span text:style-name="T26">fferings vary. Food, tools, jewelry, and dedicated actions are common offerings to </text:span><text:span text:style-name="T230">deities at temples</text:span><text:span text:style-name="T26">. </text:span><text:span text:style-name="T125">Large scale offerings commonly involve the gift of blood through sacrifice.</text:span></text:p>
      <text:p text:style-name="P37"><text:soft-page-break/></text:p>
      <text:p text:style-name="P13"><text:bookmark-start text:name="17"/>Questions of Death and Burial.<text:bookmark-end text:name="17"/></text:p>
      <text:p text:style-name="P14">What is their understanding of death and dying?</text:p>
      <text:p text:style-name="P91">The <text:span text:style-name="T163">Tellinese</text:span> <text:span text:style-name="T363">belief in death does not extend beyond their religious belief.</text:span></text:p>
      <text:p text:style-name="P14"><text:line-break/>What does this society do with their corpses?</text:p>
      <text:p text:style-name="P92">The treatment of corpses varies with the availability and presence of the sevakath. People that live within cities or close to temples are often called to bring corpses to the sevakath for feeding. This ensures that the souls of the deceased are passed on to the afterlife during the regular <text:span text:style-name="T164">afterlife</text:span> rituals. <text:span text:style-name="T364">Temples with these institutions often have soul sanctums within or around them.</text:span></text:p>
      <text:p text:style-name="P92"/>
      <text:p text:style-name="P91"><text:span text:style-name="T363">Bodies of those more isolated from the sevakath are sometimes kept so that they can be brought to temples for the </text:span><text:span text:style-name="T364">afterlife rituals. In order to best preserve the bodies and protect them from animals, they are temporarily buried. With the coming of an afterlife ritual, these bodies are dug up and brought—in whatever state they are in—to the temples for the ritual. This is sometimes quite the journey, and is rarely undertaken by the entire isolated family. A strong child or a small group are tasked with bringing the body in for the ritual. If it is too much of a burden to bring the entire body, a small piece is often sufficient to allow the soul of the departed to travel to the afterlife.</text:span></text:p>
      <text:p text:style-name="P14"/>
      <text:p text:style-name="P95">After the afterlife ritual is performed, bodies with significant blood or flesh remaining are encouraged to be left with the sevakath for sustenance. In other circumstances, the corpses are held in little regard and disposed of in various unceremonious ways.</text:p>
      <text:p text:style-name="P31"><text:line-break/>What part do the priests play?</text:p>
      <text:p text:style-name="P96">The role of the sevakath in the afterlife ritual is described above.</text:p>
      <text:p text:style-name="P14"><text:line-break/>Do people visit the dead? If so, how often and why?</text:p>
      <text:p text:style-name="P9"><text:span text:style-name="T365">After the afterlife ritual is performed, </text:span><text:span text:style-name="T366">there is little regard for corpses.</text:span></text:p>
      <text:p text:style-name="P14"><text:line-break/>What do people in this culture think about suicide?</text:p>
      <text:p text:style-name="P126">Suicide by ritual sacrifice is regarded as honorable—suicide to avoid sacrifice is an awful heresy and shines poorly on character. Suicide to avoid hardship is viewed relatively ambiguously and usually with pity over any malice. It is often believed that those that commit suicide were corrupted by malign souls, spirits, demons, or other creatures.</text:p>
      <text:p text:style-name="P9"/>
      <text:p text:style-name="P14">How do people demonstrate grief?</text:p>
      <text:p text:style-name="P127">Death is still a very common part of Tellinese society. The new, prosperous environment has decreased mortality rates from Amarth, but child mortality is still high. Grief, then, is mostly saved for elders or respected members of a family or society. Grief for these Tellinese is <text:soft-page-break/>“allowed” (not by any hard edict but instead by tradition) until the soul is released to the afterlife in an afterlife ritual. During this period of grieving, <text:span text:style-name="T367">the people most affected will at first wear black, then transition to clothing of a virtuous color (if they own such clothing). This virtuous clothing should always be worn to the afterlife ritual affecting the deceased.</text:span></text:p>
      <text:p text:style-name="P9"><text:span text:style-name="T240"><text:line-break/></text:span><text:span text:style-name="T260">Questions of Magic.</text:span><text:span text:style-name="T257"><text:line-break/></text:span><text:span text:style-name="T240">How is magic integrated into society?</text:span></text:p>
      <text:p text:style-name="P97">Magic is <text:span text:style-name="T368">highly distrusted, even hated, </text:span><text:span text:style-name="T369">by the Tellinese </text:span><text:span text:style-name="T370">at large</text:span><text:span text:style-name="T369">.</text:span></text:p>
      <text:p text:style-name="P97"/>
      <text:p text:style-name="P98">After the events leading to the Atanosta, magic was highly controversial in early Tellinese society. Apythia and Faranwe, acting against the wills of Mear and Tirwen, sought a means by which magic could be destroyed, or at least hampered. This led to Apythia’s Ritual in the early centuries of astar habitation of Nomenes. Apythia’s ritual constricted the magic of all mortal beings, not just the astar. From this point on, the magical energies of a being’s soul needed translation in order to pass through the nexus and be harnessed. This translation was unknown to the astar, thus any arcane magic was stifled entirely.</text:p>
      <text:p text:style-name="P98"/>
      <text:p text:style-name="P98">Divine magic, however, continued in an isolated and minimized way. The few shamans in Tellinese villages had always practiced their rituals the same way—it was this tradition and the materials used that provided them an early form of translation, though it was not conscious. Thus, these shamans could continue performing their divinations and minor rituals as they always had, though to a lesser effect.</text:p>
      <text:p text:style-name="P99"/>
      <text:p text:style-name="P98">Divine magic is also somewhat used by the sevakath and Tellinese priesthood, as they view the communication between mortal and deity to be something other than magic. <text:span text:style-name="T371">This magic is still only done in extreme discretion, and the translations required are eased by the presence of euphoric and hallucinogenic volcanic gasses </text:span><text:span text:style-name="T372">and plants.</text:span></text:p>
      <text:p text:style-name="P14"><text:line-break/>Who can work magic? Is anyone disallowed from working magic?</text:p>
      <text:p text:style-name="P9">Traditional <text:span text:style-name="T165">a</text:span>staiva magic is only practiced by shamans and some acolytes.</text:p>
      <text:p text:style-name="P160">Divine magic is practiced only by a select few sevakath priests.</text:p>
      <text:p text:style-name="P9"/>
      <text:p text:style-name="P160">Arcane magic is outlawed and essentially impossible for the Tellinese.</text:p>
      <text:p text:style-name="P14"><text:line-break/>How are works of magic accomplished?</text:p>
      <text:p text:style-name="P37"><text:span text:style-name="T165">A shaman’s</text:span>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text:soft-page-break/>powerful malevolent spirit finds a home within a villager, the shamans of many nearby villages may travel to commune with it and cleanse it.</text:p>
      <text:p text:style-name="P37"/>
      <text:p text:style-name="P128">A similar structure has continued into sevakath temples, where priests or ancient sevakath might wish to divine the purposes of supernatural beings or deities.</text:p>
      <text:p text:style-name="P14"><text:line-break/>What kind of preparation or study is required before undertaking a magical work?</text:p>
      <text:p text:style-name="P37">Astaiva shaman magic takes hundreds of years to perfect, and there is no guarantee that the spirits will actually listen. <text:span text:style-name="T373">This is the same for Tellinese sevakath magic.</text:span></text:p>
      <text:p text:style-name="P9"/>
      <text:p text:style-name="P14">How is the use of magic viewed by the majority?<text:line-break/><text:span text:style-name="T126">Arcane magic is viewed as an extreme heresy, an affront to all the deities that fought to keep that power among the gods and spirits. </text:span></text:p>
      <text:p text:style-name="P14"/>
      <text:p text:style-name="P13"><text:bookmark-start text:name="8"/>Questions of Labor.<text:bookmark-end text:name="8"/></text:p>
      <text:p text:style-name="P14">Describe any kind of division of labor, such as into physical versus mental versus spiritual.</text:p>
      <text:p text:style-name="P37">Much of the labor of the Astar is physical. The society is one without much technology, and thus all are needed to help make the community survive. Very few are allowed to train as <text:span text:style-name="T374">priests, temple aids,</text:span> shamans, or work in the spiritual realm <text:span text:style-name="T374">in general</text:span>.</text:p>
      <text:p text:style-name="P14"><text:line-break/>Is there any special prestige attached to some category of labor or job?</text:p>
      <text:p text:style-name="P129">The prestige of various jobs tends to break down as follows:</text:p>
      <text:p text:style-name="P129"/>
      <text:p text:style-name="P129">1. Priesthood</text:p>
      <text:p text:style-name="P129">2. Warriors and Temple aids, scribes, wealthy</text:p>
      <text:p text:style-name="P129">3. Other</text:p>
      <text:p text:style-name="P32"><text:line-break/>What professions or activities are considered masculine?</text:p>
      <text:p text:style-name="P101">In many cases, warriors are male.</text:p>
      <text:p text:style-name="P32"><text:line-break/>What professions or activities are viewed as feminine?</text:p>
      <text:p text:style-name="P101">Leadership jobs are typically feminine. The high priests, the wealthy, elder council leaders, etc.</text:p>
      <text:p text:style-name="P32"><text:line-break/>What are usual working hours? Are there days of rest or holidays?</text:p>
      <text:p text:style-name="P37">There are no days of rest—even on festival or ritual days, unless those rituals take the entire day.</text:p>
      <text:p text:style-name="P14"><text:line-break/>What are typical wages for various jobs?<text:line-break/>What sort of jobs are preferred by which people? Are some jobs denied to certain groups?<text:line-break/></text:p>
      <text:p text:style-name="P13"><text:bookmark-start text:name="9"/><text:soft-page-break/>Questions of Art.<text:bookmark-end text:name="9"/></text:p>
      <text:p text:style-name="P14">What are the favorite and least favorite artforms of the society?</text:p>
      <text:p text:style-name="P37">Of the non-personal artforms, painting is often used to decorate public places or houses. Aesthetic weaving is also common among the weavers of the <text:span text:style-name="T166">Tellinese</text:span>. They weave in intricate patterns and stories, often representing spirits <text:span text:style-name="T375">or deities</text:span>, encounters, <text:span text:style-name="T375">or heroes</text:span>. <text:span text:style-name="T375">Coming into this era,</text:span> writing <text:span text:style-name="T375">and glyph work </text:span><text:span text:style-name="T166">was</text:span> a pervasive art form for the wealthy and powerful. The carving of the Vahalis upon the walls of the Astalena is the most significant example of this. <text:span text:style-name="T375">In Nomenes, the expansion of proto-writing began to transition from the artistic to the practical, with slightly simpler and more meaningful glyphs being used.</text:span></text:p>
      <text:p text:style-name="P37"/>
      <text:p text:style-name="P37">Of the personal art forms, tattooing and jewelry weaving are popular. <text:span text:style-name="T375">In temples, singers and instrumentalists are highly regarded.</text:span></text:p>
      <text:p text:style-name="P37"/>
      <text:p text:style-name="P100">Dedicated to different <text:span text:style-name="T166">deities or supernatural beings</text:span>, there are often large symbols carved into <text:span text:style-name="T166">stones and trees</text:span> around villages. These symbols help bring fortune from some <text:span text:style-name="T166">beings</text:span> and defend against others.</text:p>
      <text:p text:style-name="P14"><text:line-break/>How naturalistic or stylized is your society's art?</text:p>
      <text:p text:style-name="P14">How respected are artists?</text:p>
      <text:p text:style-name="P14">What forms of theatre does your society have?</text:p>
      <text:p text:style-name="P37">The extent of theatre is the performing of stories during a community gathering, such as a meal or harvest ritual. The performance uses costumes and music, and in some cases many actors.</text:p>
      <text:p text:style-name="P9"><text:span text:style-name="T240"><text:line-break/>Does your culture have a distinct (or not so) musical style? What is it like?<text:line-break/></text:span><text:span text:style-name="T26">Astaiva music is naturalistic, with drums, flutes, and pipes to mimic the sounds of nature and animals. </text:span></text:p>
      <text:p text:style-name="P14"/>
      <text:p text:style-name="P14">How do people listen to music (in a theater, at home, on the street, mechanical)?<text:line-break/>Does this culture have a typical dance form? What is it like?<text:line-break/>Who goes to see such entertainments?</text:p>
      <text:p text:style-name="P14">What shapes are most common in your society's arts, like embroidery or architecture?</text:p>
      <text:p text:style-name="P37">The symbolic representations of <text:span text:style-name="T166">deities</text:span>.</text:p>
      <text:p text:style-name="P14"><text:line-break/>What form does censorship take?<text:line-break/>Who may not be an artist?<text:line-break/>What qualities equal "beauty" in this society? What makes a man or woman especially beautiful?</text:p>
      <text:p text:style-name="P37">Personal decoration with <text:span text:style-name="T166">religious</text:span> dedications is often viewed with respect and beauty. Tattoos, piercings, weavings, and symbolic jewelry are considered quite beautiful.</text:p>
      <text:p text:style-name="P9"><text:soft-page-break/><text:span text:style-name="T240"><text:line-break/>How do people react to tattoos? Piercings? Facial hair? Cosmetics?<text:line-break/></text:span><text:span text:style-name="T26">The Astar often use tattoos to show special respect to certain </text:span><text:span text:style-name="T127">deities or even to specific sevakath</text:span><text:span text:style-name="T26">. Piercings act in this way as well. They demonstrate a permanent reliance, acknowledgment, and vehemence to the being that the tattoo or piercing is dedicated to. The facial hair of the Astar is often braided and woven with beads, or bones.</text:span></text:p>
      <text:p text:style-name="P9"/>
      <text:p text:style-name="P13"><text:bookmark-start text:name="11"/>Questions of Health.<text:bookmark-end text:name="11"/></text:p>
      <text:p text:style-name="P14">What is the average life expectancy? How does this differ between different regions, races or ethnicities?</text:p>
      <text:p text:style-name="P9"><text:span text:style-name="T26">The average life expectancy is around </text:span><text:span text:style-name="T231">220</text:span><text:span text:style-name="T26"> years. </text:span><text:span text:style-name="T74">Child mortality is very high—over 50%. Those astar that live through their youth typically live until their 600s.</text:span><text:span text:style-name="T26"> This does not differ much between regions.</text:span><text:span text:style-name="T240"><text:line-break/></text:span></text:p>
      <text:p text:style-name="P9"><text:span text:style-name="T240">What access do people have to clean drinking water (at home or in public)?<text:line-break/></text:span><text:span text:style-name="T26">Clean drinking water is </text:span><text:span text:style-name="T128">common in rivers and streams.</text:span></text:p>
      <text:p text:style-name="P14"/>
      <text:p text:style-name="P1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9">The<text:span text:style-name="T376">re</text:span> are few dedicated medicine workers; usually only one for each village <text:span text:style-name="T376">and several for towns or cities</text:span>. <text:span text:style-name="T376">Local </text:span><text:span text:style-name="T22">shamans often double as medicine workers, </text:span><text:span text:style-name="T376">though their art is dying out. In cities, medicine is often worked out of the temples with the sevakath. There is belief centered around ailments being caused by bad blood, requiring slow bleeding. The sevakath can drink this blood and diagnose the patient.</text:span></text:p>
      <text:p text:style-name="P14"><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37">Nonphysical ailments are often seen as spiritual misfortunes. <text:span text:style-name="T377">The priest of shaman can attempt to </text:span><text:span text:style-name="T23">remove the malicious spirit, though oftentimes they are unsuccessful.</text:span></text:p>
      <text:p text:style-name="P20"><text:line-break/>What happens to those suffering from extreme mental illness? Spiritual illness?</text:p>
      <text:p text:style-name="P139"><text:span text:style-name="T75">If the </text:span><text:span text:style-name="T129">priest or </text:span><text:span text:style-name="T75">shaman can not exhume the spirit believed to be causing the mental or spiritual illness, the mentally ill astar is left to the care of the family. Some are allowed to wander in the hopes that other spirits will drive the evil spirit out of the ill person’s body, </text:span><text:soft-page-break/><text:span text:style-name="T75">though in the most extreme cases the ill astar is restrained </text:span><text:span text:style-name="T197">to</text:span><text:span text:style-name="T75"> the family home </text:span><text:span text:style-name="T129">or bled to death by the sevakath </text:span><text:span text:style-name="T130">to allow their life blood to be cleansed, letting the soul be free of the malign spirit in the afterlife.</text:span></text:p>
      <text:p text:style-name="P139"><text:span text:style-name="T240"><text:line-break/>How do people react to physical deformity (both congenital and acquired)?<text:line-break/></text:span><text:span text:style-name="T26">As long as the Asta can continue to contribute to the community (or if they are too old to contribute anymore) then the deformity is typically ignored.</text:span></text:p>
      <text:p text:style-name="P9"/>
      <text:p text:style-name="P9"><text:bookmark-start text:name="12"/><text:span text:style-name="T260">Questions of Sex.</text:span><text:bookmark-end text:name="12"/><text:span text:style-name="T240"><text:line-break/>How do people react to homosexuality? Is it frowned on? Encouraged?<text:line-break/></text:span><text:span text:style-name="T131">Homosexuality in females is more accepted than that in males. Women are considered the dominant sex in Tellinese culture, and with the increasing stratification of society and the increasing prosperity given by Nomenes, women are more free to choose non-male partners. Males, however, are typically seen as less independent, requiring a female partner to serve. </text:span><text:span text:style-name="T26">Homosexuality is a luxury of the wealthy and the </text:span><text:span text:style-name="T131">powerful</text:span><text:span text:style-name="T26">.</text:span></text:p>
      <text:p text:style-name="P14"/>
      <text:p text:style-name="P1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02"><text:span text:style-name="T167">T</text:span>here are usually gifts given from the man to the woman <text:span text:style-name="T378">at the initiation of courting</text:span></text:p>
      <text:p text:style-name="P102"/>
      <text:p text:style-name="P37">Sex and reproduction is encouraged by the beliefs of the Astar, as giving a new life to <text:span text:style-name="T167">t</text:span>he <text:span text:style-name="T167">p</text:span>eople is one of the greatest gifts that can be given.</text:p>
      <text:p text:style-name="P14"><text:line-break/>Are there secular laws that control or restrict sexual behavior?<text:line-break/>At what age is it considered normal to engage in sex? Are there taboos against sex with children?</text:p>
      <text:p text:style-name="P9">Astar reach sexual maturity at around age 120, well after they reach physical maturity. Sex with Astar prior to their reaching of physical maturity is taboo.</text:p>
      <text:p text:style-name="P9"><text:span text:style-name="T240"><text:line-break/>Should sex be a one-to-one experience? Or are groups allowed?<text:line-break/></text:span><text:span text:style-name="T26">Sex is both a personal and communal experience used in rites and rituals.</text:span></text:p>
      <text:p text:style-name="P14"/>
      <text:p text:style-name="P13"><text:bookmark-start text:name="13"/>Questions of Education.<text:bookmark-end text:name="13"/></text:p>
      <text:p text:style-name="P161"><text:span text:style-name="T240">Describe the education of the society’s people: formal schooling, apprenticeship, etc. How is knowledge distributed? Is it kept unknown to the common people or is available for all?<text:line-break/></text:span><text:span text:style-name="T132">Education is somewhat limited—the most progressive education involved the training of </text:span><text:soft-page-break/><text:span text:style-name="T132">glyph scribes in the temples, sometimes mortals and sometimes sevakath take this role. Within the sevakath, a formal training for priesthood or temple duties is given to all.</text:span></text:p>
      <text:p text:style-name="P102"/>
      <text:p text:style-name="P9">Children, usually just before they reach physical maturity, take on a trade as decided by the <text:span text:style-name="T378">community </text:span>elders. They learn to master this trade until their sexual maturity, when they typically work alongside their master until the master dies.</text:p>
      <text:p text:style-name="P37">The youth learns the trade from the master, living with them during the process. In a way, this is less apprenticeship and more communal distribution of labor. There is little formal process.</text:p>
      <text:p text:style-name="P9"><text:span text:style-name="T240"><text:line-break/>Is education compulsory / offered to everyone? What is the cost of education?<text:line-break/></text:span><text:span text:style-name="T26">A trade is given to each youth as they approach physical maturity. While the youth has some say in what they would prefer to do, much of the decision is by the </text:span><text:span text:style-name="T133">community leaders and </text:span><text:span text:style-name="T26">elders.</text:span></text:p>
      <text:p text:style-name="P14"/>
      <text:p text:style-name="P14">Between which ages does education happen?</text:p>
      <text:p text:style-name="P37">Between 18 and 120.</text:p>
      <text:p text:style-name="P9"><text:span text:style-name="T240"><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232">The Tellinese tongue is a variant of Ancient Astar. It is built from a mix of Proto-Indo-European and Hindi </text:span><text:span text:style-name="T233">with an emphasis on the PIE.</text:span></text:p>
      <text:p text:style-name="P9"/>
      <text:p text:style-name="P14">How common is literacy? How is literacy viewed?</text:p>
      <text:p text:style-name="P37">Writing <text:span text:style-name="T379">is a complex trade often reserved for temple scribes. Scribes dedicate their lives to learning all the glyphs and developing new ones, meaning that they typically are a part of the wealthier families or sevakath.</text:span></text:p>
      <text:p text:style-name="P9"><text:span text:style-name="T240"><text:line-break/>What form and value are books?<text:line-break/>Who teaches others? How do they teach?<text:line-break/></text:span><text:span text:style-name="T26">Anyone can be a teacher to a youth, as everyone performs some job within the community. Most people are farmers, though, and they need much of the new youth to help with fields and shepherding.</text:span><text:span text:style-name="T240"><text:line-break/></text:span></text:p>
      <text:p text:style-name="P13"><text:bookmark-start text:name="15"/>Questions of Transportation and Communications.<text:bookmark-end text:name="15"/></text:p>
      <text:p text:style-name="P9"><text:span text:style-name="T240">How do people get from place to place? Does this vary at all in different places?<text:line-break/></text:span><text:span text:style-name="T26">Most people walk </text:span><text:span text:style-name="T134">or use carts pulled by various beasts. Animal riding is becoming more common.</text:span></text:p>
      <text:p text:style-name="P14"><text:soft-page-break/></text:p>
      <text:p text:style-name="P14">Do people make long journeys?</text:p>
      <text:p text:style-name="P37"><text:span text:style-name="T168">L</text:span>ong journeys are extremely uncommon, <text:span text:style-name="T380">though trade between different regions of Tellinese culture can bring some works many hundreds of kilometers. The death of a family member can pressure a family to send a member on a journey to a temple where the deceased can be freed.</text:span></text:p>
      <text:p text:style-name="P14"><text:line-break/>Is there a public transport system? Who uses it? How much does it cost?<text:line-break/>What are the roads like? How do they vary from place to place?</text:p>
      <text:p text:style-name="P113">Within cities and towns, prominent roads are paved with limestone, or wood in areas of frequent flooding. Farther out, roads are often dirt. Between villages, weak forest paths are the most common.</text:p>
      <text:p text:style-name="P14"><text:line-break/>Do individuals or families own and use their own vehicles?</text:p>
      <text:p text:style-name="P37">Yes, individual families <text:span text:style-name="T381">might own small carts depending on their trade. </text:span></text:p>
      <text:p text:style-name="P14"><text:line-break/>How safe and clean is the typical transport system?<text:line-break/>What major fuels are used?<text:line-break/>Apart from face to face, how do people communicate with each other?</text:p>
      <text:p text:style-name="P103">A few shamans still practice the ancient art of dream messaging, though the practitioners of this magic are dying out.</text:p>
      <text:p text:style-name="P14"><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13"><text:bookmark-start text:name="16"/>Questions of Economics.<text:bookmark-end text:name="16"/></text:p>
      <text:p text:style-name="P14">What is the local economy based on?</text:p>
      <text:p text:style-name="P37">Trade and barter.</text:p>
      <text:p text:style-name="P14"><text:line-break/>How is commerce engaged in?</text:p>
      <text:p text:style-name="P14">How is wealth distributed?<text:line-break/>If levied, how are taxes collected? What are such revenues used for? How does taxation affect the people?</text:p>
      <text:p text:style-name="P130">Larger cities and towns run by powerful sevakath bloodlines will often tax their hinterlands, pulling in a small percentage of goods produced into the city, allowing more city dwellers to take artisanal trades rather than farm labor. These taxes are collected by a temple aid, either a minor sevakath or a mortal helper.</text:p>
      <text:p text:style-name="P33"><text:soft-page-break/><text:line-break/>What do people expect from their government in return for the taxes paid?<text:line-break/><text:span text:style-name="T135">Typically, they expect religious unity and protection.</text:span></text:p>
      <text:p text:style-name="P33"><text:line-break/>Money<text:line-break/>What is the local currency like? How is it subdivided? What is it based on (metal, labor, fiat)?</text:p>
      <text:p text:style-name="P37">Fiat currency does play a role in the bartering. Trading of services and art is also common.</text:p>
      <text:p text:style-name="P1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13"><text:bookmark-start text:name="18"/>Questions of Government.<text:bookmark-end text:name="18"/></text:p>
      <text:p text:style-name="P14">What is the form of government? How is it structured?</text:p>
      <text:p text:style-name="P104">The Tellinese culture is organized into various independent city states, small theocratic kingdoms centered around single cities and their hinterland villages. These city states are run by a priest-king sevakath and their sevakath temple aristocracy. These sevakath exert control through their religious significance and supernatural existence.</text:p>
      <text:p text:style-name="P105"/>
      <text:p text:style-name="P104">On a local scale, cities are broken into communities governed by a council of elders that looks up to the sevakath. External towns and villages, if they do not have a sevakath temple, are typically run by these elders as well. The elders, while often too old to travel periodically to temples themselves to represent their village’s needs, will send younger envoys.</text:p>
      <text:p text:style-name="P14"><text:line-break/>What are some of the most fundamental policies of the government?</text:p>
      <text:p text:style-name="P162">Taxes paid to the sevakath priest-kings are essential. In response to these taxes, the sevakath offer protection, administrated the construction of buildings and the performance of rituals, and enforced local laws.</text:p>
      <text:p text:style-name="P14"><text:line-break/>How is government chosen?</text:p>
      <text:p text:style-name="P106">Elders are chosen within a community by existing elders—there is no election, though people can step forward in front of the council to express there desire to join.</text:p>
      <text:p text:style-name="P106"/>
      <text:p text:style-name="P106">Sevakath are born into the position, <text:span text:style-name="T382">making the priest-king a hereditary role.</text:span></text:p>
      <text:p text:style-name="P14"><text:line-break/>What is the country’s general foreign policy?</text:p>
      <text:p text:style-name="P163"><text:soft-page-break/>The Tellinese actively trade and butt heads with their neighbors. The Ghahakas provide rare and useful goods from the east, and the Lateuta and Ruksal are the Tellinese people’s sworn enemies.</text:p>
      <text:p text:style-name="P14"><text:line-break/>How are new laws created or old ones changed?<text:line-break/>What titles do various officials have?<text:line-break/>How do government officials dress?</text:p>
      <text:p text:style-name="P107">Government officials tend to be the most wealthy. Sevakath wear extravagent headdresses, robes or belts of luxurious colors, and fantastical amounts of jewelry. Elders tend to be more modest, though the wealthiest will often flaunt their power through their clothing choices.</text:p>
      <text:p text:style-name="P14"><text:line-break/>Is the law written down? Who interprets it?</text:p>
      <text:p text:style-name="P108">There is no written code of laws, though the community often has an understood code of ethics by which to behave.</text:p>
      <text:p text:style-name="P14"/>
      <text:p text:style-name="P14">Who decides whether someone has broken a law? How?</text:p>
      <text:p text:style-name="P37">There is a council of elders in each community that, along with the <text:span text:style-name="T169">priest</text:span>, decide on the punishment for infractions in the community.</text:p>
      <text:p text:style-name="P14"><text:line-break/>What kinds of punishments are meted out? By whom?</text:p>
      <text:p text:style-name="P37">Punishments are generally carried out by an assistant to the <text:span text:style-name="T169">priest or the priest themselves.</text:span> <text:span text:style-name="T383">If the priest is a sevakath, a typical punishment involved the bleeding of the criminal. This is believed to help release the evil within the blood of the criminal. In the case that no sevakath is present, the community elders will mete out various punishments, from mutilations to fines of servitude to exile.</text:span></text:p>
      <text:p text:style-name="P14"><text:line-break/>Is torture allowed? Is capital punishment allowed? What is it like?</text:p>
      <text:p text:style-name="P14">Is there some form of clemency or pardon? What is involved?<text:line-break/>Once accused, what recourse does someone have?</text:p>
      <text:p text:style-name="P109">The accused is allowed to verbally defend themselves, and if a good enough argument is presented the charge may be forgiven.</text:p>
      <text:p text:style-name="P14"/>
      <text:p text:style-name="P14">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9"><text:span text:style-name="T240"><text:line-break/>Who cannot rise to positions of leadership?<text:line-break/><text:line-break/>City Watch &amp; Sheriffs<text:line-break/></text:span><text:soft-page-break/><text:span text:style-name="T240">Is there a civilian police force, or is law enforcement the province of the military?<text:line-break/></text:span><text:span text:style-name="T26">Warriors sometimes act as an improvised police force.</text:span></text:p>
      <text:p text:style-name="P37"/>
      <text:p text:style-name="P1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37">The authority of the warriors only extends to the bounds allowed by the <text:span text:style-name="T170">elders or priest.</text:span></text:p>
      <text:p text:style-name="P34"><text:line-break/>Are there individuals or groups who are above the law?</text:p>
      <text:p text:style-name="P110">Typically, sevakath are considered to be above the laws.</text:p>
      <text:p text:style-name="P34"><text:line-break/>Is there secret police?<text:line-break/>What is the role of police informants, if any?<text:line-break/></text:p>
      <text:p text:style-name="P13"><text:bookmark-start text:name="19"/>Questions of Warfare.<text:bookmark-end text:name="19"/></text:p>
      <text:p text:style-name="P14">Does the country have an armed force? What types? What size?</text:p>
      <text:p text:style-name="P37">There is no centralized armed force of the <text:span text:style-name="T171">Tellinese.</text:span></text:p>
      <text:p text:style-name="P14"><text:line-break/>How do the armed forces compare with others in the region or world?<text:line-break/>Who declares war and peace?</text:p>
      <text:p text:style-name="P44">Within each community, the council of elders along with the <text:span text:style-name="T171">priest</text:span> declare war on other <text:span text:style-name="T171">cities or bloodlines.</text:span></text:p>
      <text:p text:style-name="P14"><text:line-break/>How are treaties negotiated?</text:p>
      <text:p text:style-name="P37">Treaties are often negotiated between <text:span text:style-name="T172">priests</text:span> and involve significant ritual and conversation with the <text:span text:style-name="T172">deities</text:span> of war.</text:p>
      <text:p text:style-name="P14"><text:line-break/>What happens to prisoners taken in battle?</text:p>
      <text:p text:style-name="P131">Prisoners will typically be brought to a temple for eventual sacrifice. Until the time that they are sacrificed, they are supported and watched by temple aids.</text:p>
      <text:p text:style-name="P14"><text:line-break/>What form of warfare does this society use?</text:p>
      <text:p text:style-name="P37"><text:span text:style-name="T384">Primitive warfare, with small bands of warriors performing </text:span>skirmishes on foot.</text:p>
      <text:p text:style-name="P21"><text:line-break/>What weapons are favored by the various armed forces?</text:p>
      <text:p text:style-name="P45">Stone, <text:span text:style-name="T385">obsidian, or copper</text:span> tipped spears, axes, and wooden shields are the most advanced weapons the astar possess.</text:p>
      <text:p text:style-name="P21"><text:line-break/>Who are the elite warriors? What distinguishes them?</text:p>
      <text:p text:style-name="P132"><text:soft-page-break/>The elite warriors are those sevakath that lead the war parties. As sevakath, especially those ascended sevakath veterans, are brutal and difficult to subdue. They typically wear the most fantastic headdresses, the skulls of slain beasts decorated with feathers and jewels.</text:p>
      <text:p text:style-name="P14"><text:line-break/>Are there professional soldiers? Do they make up the bulk of the military?<text:line-break/>Where do the loyalties of military units lie?<text:line-break/>What ethical or moral codes do warriors adhere to?</text:p>
      <text:p text:style-name="P9">Warriors, just like all other Astar that follow the same beliefs, are sworn to serve <text:span text:style-name="T173">their priests</text:span>.</text:p>
      <text:p text:style-name="P14"><text:line-break/>How does someone get command of troops?</text:p>
      <text:p text:style-name="P14">What is campaign or camp life like?<text:line-break/>How are battle injuries treated?</text:p>
      <text:p text:style-name="P111">Warrior bands often have individuals trained in tribal medicines.</text:p>
      <text:p text:style-name="P14"><text:line-break/>How long do wars typically last?<text:line-break/>Who are the country’s enemies?</text:p>
      <text:p text:style-name="P112">The primary enemy of the Tellinese is the northern Lateuta or Ruksal, though the kingdoms within the Tellinese culture also commonly war with each other.</text:p>
      <text:p text:style-name="P14"><text:line-break/>Has this society ever attacked another? What was the nature of that war? What would make this society go to war?<text:line-break/>What do soldiers do when there's no war?</text:p>
      <text:p text:style-name="P37">They hunt or work other jobs. <text:span text:style-name="T386">Some of the more experienced or wealthy warriors might act as guards for a village or city.</text:span></text:p>
      <text:p text:style-name="P14"><text:line-break/>What defenses are available to cities?</text:p>
      <text:p text:style-name="P37">Villages are defended by spiritual stones, wooden spikes, pits, traps, and the warriors of the tribe. <text:span text:style-name="T387">Cities occasionally have thick, low wal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1T13:20:54.358970610</dc:date>
    <meta:editing-cycles>412</meta:editing-cycles>
    <meta:editing-duration>P3DT8H55M50S</meta:editing-duration>
    <meta:generator>LibreOffice/6.4.7.2$Linux_X86_64 LibreOffice_project/40$Build-2</meta:generator>
    <meta:document-statistic meta:table-count="0" meta:image-count="0" meta:object-count="0" meta:page-count="42" meta:paragraph-count="489" meta:word-count="16884" meta:character-count="102550" meta:non-whitespace-character-count="86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